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18mm"/>
    </style:style>
    <style:style style:name="co2" style:family="table-column">
      <style:table-column-properties fo:break-before="auto" style:column-width="14.16mm"/>
    </style:style>
    <style:style style:name="co3" style:family="table-column">
      <style:table-column-properties fo:break-before="auto" style:column-width="25.26mm"/>
    </style:style>
    <style:style style:name="co4" style:family="table-column">
      <style:table-column-properties fo:break-before="auto" style:column-width="35.07mm"/>
    </style:style>
    <style:style style:name="co5" style:family="table-column">
      <style:table-column-properties fo:break-before="auto" style:column-width="16.74mm"/>
    </style:style>
    <style:style style:name="co6" style:family="table-column">
      <style:table-column-properties fo:break-before="auto" style:column-width="33.11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9.19mm"/>
    </style:style>
    <style:style style:name="co9" style:family="table-column">
      <style:table-column-properties fo:break-before="auto" style:column-width="31.1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1024_5f_2">
      <style:table-properties table:display="true" style:writing-mode="lr-tb"/>
    </style:style>
    <style:style style:name="ta2" style:family="table" style:master-page-name="PageStyle_5f_1024_5f_3">
      <style:table-properties table:display="true" style:writing-mode="lr-tb"/>
    </style:style>
    <style:style style:name="ta3" style:family="table" style:master-page-name="PageStyle_5f_1024_5f_5">
      <style:table-properties table:display="true" style:writing-mode="lr-tb"/>
    </style:style>
    <style:style style:name="ta4" style:family="table" style:master-page-name="PageStyle_5f_1024_5f_7">
      <style:table-properties table:display="true" style:writing-mode="lr-tb"/>
    </style:style>
    <style:style style:name="ta5" style:family="table" style:master-page-name="PageStyle_5f_1024_5f_9">
      <style:table-properties table:display="true" style:writing-mode="lr-tb"/>
    </style:style>
    <style:style style:name="ta6" style:family="table" style:master-page-name="PageStyle_5f_2048_5f_2">
      <style:table-properties table:display="true" style:writing-mode="lr-tb"/>
    </style:style>
    <style:style style:name="ta7" style:family="table" style:master-page-name="PageStyle_5f_2048_5f_3">
      <style:table-properties table:display="true" style:writing-mode="lr-tb"/>
    </style:style>
    <style:style style:name="ta8" style:family="table" style:master-page-name="PageStyle_5f_2048_5f_5">
      <style:table-properties table:display="true" style:writing-mode="lr-tb"/>
    </style:style>
    <style:style style:name="ta9" style:family="table" style:master-page-name="PageStyle_5f_2048_5f_7">
      <style:table-properties table:display="true" style:writing-mode="lr-tb"/>
    </style:style>
    <style:style style:name="ta10" style:family="table" style:master-page-name="PageStyle_5f_2048_5f_9">
      <style:table-properties table:display="true" style:writing-mode="lr-tb"/>
    </style:style>
    <style:style style:name="ta11" style:family="table" style:master-page-name="PageStyle_5f_8192_5f_2">
      <style:table-properties table:display="true" style:writing-mode="lr-tb"/>
    </style:style>
    <style:style style:name="ta12" style:family="table" style:master-page-name="PageStyle_5f_8192_5f_3">
      <style:table-properties table:display="true" style:writing-mode="lr-tb"/>
    </style:style>
    <style:style style:name="ta13" style:family="table" style:master-page-name="PageStyle_5f_8192_5f_5">
      <style:table-properties table:display="true" style:writing-mode="lr-tb"/>
    </style:style>
    <style:style style:name="ta14" style:family="table" style:master-page-name="PageStyle_5f_8192_5f_7">
      <style:table-properties table:display="true" style:writing-mode="lr-tb"/>
    </style:style>
    <style:style style:name="ta15" style:family="table" style:master-page-name="PageStyle_5f_8192_5f_9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24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Probability</text:p>
          </table:table-cell>
          <table:table-cell table:style-name="ce5" office:value-type="string" calcext:value-type="string">
            <text:p>Fideli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000000000000000</text:p>
          </table:table-cell>
          <table:table-cell office:value-type="float" office:value="626" calcext:value-type="float">
            <text:p>626</text:p>
          </table:table-cell>
          <table:table-cell office:value-type="float" office:value="0.611328125" calcext:value-type="float">
            <text:p>0,611328125</text:p>
          </table:table-cell>
          <table:table-cell table:formula="of:=SQRT([.C2]/2)+SQRT([.C3]/2)" office:value-type="float" office:value="0.946296385155259" calcext:value-type="float">
            <text:p>0,9462963851552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100000000001000</text:p>
          </table:table-cell>
          <table:table-cell office:value-type="float" office:value="317" calcext:value-type="float">
            <text:p>317</text:p>
          </table:table-cell>
          <table:table-cell office:value-type="float" office:value="0.3095703125" calcext:value-type="float">
            <text:p>0,3095703125</text:p>
          </table:table-cell>
          <table:table-cell table:number-columns-repeated="2"/>
          <table:table-cell>
            <draw:frame table:end-cell-address="1024_2.M17" table:end-x="8.46mm" table:end-y="2.11mm" draw:z-index="0" draw:name="Chart 1" draw:style-name="gr1" draw:text-style-name="P1" svg:width="125.65mm" svg:height="75.77mm" svg:x="0mm" svg:y="0mm">
              <loext:p draw:notify-on-update-of-ranges="1024_2.A2:1024_2.A5 1024_2.C2:1024_2.C5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00000000000000</text:p>
          </table:table-cell>
          <table:table-cell office:value-type="float" office:value="41" calcext:value-type="float">
            <text:p>41</text:p>
          </table:table-cell>
          <table:table-cell office:value-type="float" office:value="0.0400390625" calcext:value-type="float">
            <text:p>0,04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000</text:p>
          </table:table-cell>
          <table:table-cell office:value-type="float" office:value="40" calcext:value-type="float">
            <text:p>40</text:p>
          </table:table-cell>
          <table:table-cell office:value-type="float" office:value="0.0390625" calcext:value-type="float">
            <text:p>0,0390625</text:p>
          </table:table-cell>
          <table:table-cell table:number-columns-repeated="1021"/>
        </table:table-row>
        <table:table-row table:style-name="ro1">
          <table:table-cell/>
          <table:table-cell table:formula="of:=SUM([.B2:.B5])" office:value-type="float" office:value="1024" calcext:value-type="float">
            <text:p>1024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24_3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Probability</text:p>
          </table:table-cell>
          <table:table-cell table:style-name="ce5" office:value-type="string" calcext:value-type="string">
            <text:p>Fideli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000000000000000</text:p>
          </table:table-cell>
          <table:table-cell office:value-type="float" office:value="536" calcext:value-type="float">
            <text:p>536</text:p>
          </table:table-cell>
          <table:table-cell office:value-type="float" office:value="0.5234375" calcext:value-type="float">
            <text:p>0,5234375</text:p>
          </table:table-cell>
          <table:table-cell table:formula="of:=SQRT([.C2]/2)+SQRT([.C3]/2)" office:value-type="float" office:value="0.89047066239772" calcext:value-type="float">
            <text:p>0,8904706623977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110000000001000</text:p>
          </table:table-cell>
          <table:table-cell office:value-type="float" office:value="294" calcext:value-type="float">
            <text:p>294</text:p>
          </table:table-cell>
          <table:table-cell office:value-type="float" office:value="0.287109375" calcext:value-type="float">
            <text:p>0,287109375</text:p>
          </table:table-cell>
          <table:table-cell table:number-columns-repeated="2"/>
          <table:table-cell>
            <draw:frame table:end-cell-address="1024_3.R26" table:end-x="9mm" table:end-y="5.3mm" draw:z-index="0" draw:name="Chart 1" draw:style-name="gr1" draw:text-style-name="P1" svg:width="209.87mm" svg:height="126.58mm" svg:x="0.02mm" svg:y="0.42mm">
              <loext:p draw:notify-on-update-of-ranges="1024_3.A2:1024_3.A9 1024_3.C2:1024_3.C9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10000000000000</text:p>
          </table:table-cell>
          <table:table-cell office:value-type="float" office:value="65" calcext:value-type="float">
            <text:p>65</text:p>
          </table:table-cell>
          <table:table-cell office:value-type="float" office:value="0.0634765625" calcext:value-type="float">
            <text:p>0,0634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1000</text:p>
          </table:table-cell>
          <table:table-cell office:value-type="float" office:value="36" calcext:value-type="float">
            <text:p>36</text:p>
          </table:table-cell>
          <table:table-cell office:value-type="float" office:value="0.03515625" calcext:value-type="float">
            <text:p>0,03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1000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,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000</text:p>
          </table:table-cell>
          <table:table-cell office:value-type="float" office:value="27" calcext:value-type="float">
            <text:p>27</text:p>
          </table:table-cell>
          <table:table-cell office:value-type="float" office:value="0.0263671875" calcext:value-type="float">
            <text:p>0,026367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0000</text:p>
          </table:table-cell>
          <table:table-cell office:value-type="float" office:value="23" calcext:value-type="float">
            <text:p>23</text:p>
          </table:table-cell>
          <table:table-cell office:value-type="float" office:value="0.0224609375" calcext:value-type="float">
            <text:p>0,02246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0000</text:p>
          </table:table-cell>
          <table:table-cell office:value-type="float" office:value="11" calcext:value-type="float">
            <text:p>11</text:p>
          </table:table-cell>
          <table:table-cell office:value-type="float" office:value="0.0107421875" calcext:value-type="float">
            <text:p>0,0107421875</text:p>
          </table:table-cell>
          <table:table-cell table:number-columns-repeated="1021"/>
        </table:table-row>
        <table:table-row table:style-name="ro1">
          <table:table-cell/>
          <table:table-cell table:formula="of:=SUM([.B2:.B9])" office:value-type="float" office:value="1024" calcext:value-type="float">
            <text:p>1024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24_5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Probability</text:p>
          </table:table-cell>
          <table:table-cell table:style-name="ce5" office:value-type="string" calcext:value-type="string">
            <text:p>Fideli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000000000000000</text:p>
          </table:table-cell>
          <table:table-cell office:value-type="float" office:value="421" calcext:value-type="float">
            <text:p>421</text:p>
          </table:table-cell>
          <table:table-cell office:value-type="float" office:value="0.4111328125" calcext:value-type="float">
            <text:p>0,4111328125</text:p>
          </table:table-cell>
          <table:table-cell table:formula="of:=SQRT([.C2]/2)+SQRT([.C3]/2)" office:value-type="float" office:value="0.782633496293739" calcext:value-type="float">
            <text:p>0,7826334962937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110000000001100</text:p>
          </table:table-cell>
          <table:table-cell office:value-type="float" office:value="222" calcext:value-type="float">
            <text:p>222</text:p>
          </table:table-cell>
          <table:table-cell office:value-type="float" office:value="0.216796875" calcext:value-type="float">
            <text:p>0,2167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0100</text:p>
          </table:table-cell>
          <table:table-cell office:value-type="float" office:value="38" calcext:value-type="float">
            <text:p>38</text:p>
          </table:table-cell>
          <table:table-cell office:value-type="float" office:value="0.037109375" calcext:value-type="float">
            <text:p>0,037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100</text:p>
          </table:table-cell>
          <table:table-cell office:value-type="float" office:value="34" calcext:value-type="float">
            <text:p>34</text:p>
          </table:table-cell>
          <table:table-cell office:value-type="float" office:value="0.033203125" calcext:value-type="float">
            <text:p>0,033203125</text:p>
          </table:table-cell>
          <table:table-cell table:number-columns-repeated="2"/>
          <table:table-cell>
            <draw:frame table:end-cell-address="1024_5.BB97" table:end-x="13.27mm" table:end-y="5.29mm" draw:z-index="0" draw:name="Chart 1" draw:style-name="gr1" draw:text-style-name="P1" svg:width="810.71mm" svg:height="491.71mm" svg:x="6.05mm" svg:y="0.42mm">
              <loext:p draw:notify-on-update-of-ranges="1024_5.A2:1024_5.A33 1024_5.C2:1024_5.C33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10000000000100</text:p>
          </table:table-cell>
          <table:table-cell office:value-type="float" office:value="30" calcext:value-type="float">
            <text:p>30</text:p>
          </table:table-cell>
          <table:table-cell office:value-type="float" office:value="0.029296875" calcext:value-type="float">
            <text:p>0,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01100</text:p>
          </table:table-cell>
          <table:table-cell office:value-type="float" office:value="29" calcext:value-type="float">
            <text:p>29</text:p>
          </table:table-cell>
          <table:table-cell office:value-type="float" office:value="0.0283203125" calcext:value-type="float">
            <text:p>0,02832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0000</text:p>
          </table:table-cell>
          <table:table-cell office:value-type="float" office:value="27" calcext:value-type="float">
            <text:p>27</text:p>
          </table:table-cell>
          <table:table-cell office:value-type="float" office:value="0.0263671875" calcext:value-type="float">
            <text:p>0,026367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1100</text:p>
          </table:table-cell>
          <table:table-cell office:value-type="float" office:value="26" calcext:value-type="float">
            <text:p>26</text:p>
          </table:table-cell>
          <table:table-cell office:value-type="float" office:value="0.025390625" calcext:value-type="float">
            <text:p>0,025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01100</text:p>
          </table:table-cell>
          <table:table-cell office:value-type="float" office:value="24" calcext:value-type="float">
            <text:p>24</text:p>
          </table:table-cell>
          <table:table-cell office:value-type="float" office:value="0.0234375" calcext:value-type="float">
            <text:p>0,023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1000</text:p>
          </table:table-cell>
          <table:table-cell office:value-type="float" office:value="22" calcext:value-type="float">
            <text:p>22</text:p>
          </table:table-cell>
          <table:table-cell office:value-type="float" office:value="0.021484375" calcext:value-type="float">
            <text:p>0,021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0000</text:p>
          </table:table-cell>
          <table:table-cell office:value-type="float" office:value="20" calcext:value-type="float">
            <text:p>20</text:p>
          </table:table-cell>
          <table:table-cell office:value-type="float" office:value="0.01953125" calcext:value-type="float">
            <text:p>0,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0000</text:p>
          </table:table-cell>
          <table:table-cell office:value-type="float" office:value="19" calcext:value-type="float">
            <text:p>19</text:p>
          </table:table-cell>
          <table:table-cell office:value-type="float" office:value="0.0185546875" calcext:value-type="float">
            <text:p>0,018554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0000</text:p>
          </table:table-cell>
          <table:table-cell office:value-type="float" office:value="19" calcext:value-type="float">
            <text:p>19</text:p>
          </table:table-cell>
          <table:table-cell office:value-type="float" office:value="0.0185546875" calcext:value-type="float">
            <text:p>0,018554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0000</text:p>
          </table:table-cell>
          <table:table-cell office:value-type="float" office:value="17" calcext:value-type="float">
            <text:p>17</text:p>
          </table:table-cell>
          <table:table-cell office:value-type="float" office:value="0.0166015625" calcext:value-type="float">
            <text:p>0,01660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000</text:p>
          </table:table-cell>
          <table:table-cell office:value-type="float" office:value="15" calcext:value-type="float">
            <text:p>15</text:p>
          </table:table-cell>
          <table:table-cell office:value-type="float" office:value="0.0146484375" calcext:value-type="float">
            <text:p>0,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1100</text:p>
          </table:table-cell>
          <table:table-cell office:value-type="float" office:value="10" calcext:value-type="float">
            <text:p>10</text:p>
          </table:table-cell>
          <table:table-cell office:value-type="float" office:value="0.009765625" calcext:value-type="float">
            <text:p>0,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01000</text:p>
          </table:table-cell>
          <table:table-cell office:value-type="float" office:value="6" calcext:value-type="float">
            <text:p>6</text:p>
          </table:table-cell>
          <table:table-cell office:value-type="float" office:value="0.005859375" calcext:value-type="float">
            <text:p>0,0058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0100</text:p>
          </table:table-cell>
          <table:table-cell office:value-type="float" office:value="6" calcext:value-type="float">
            <text:p>6</text:p>
          </table:table-cell>
          <table:table-cell office:value-type="float" office:value="0.005859375" calcext:value-type="float">
            <text:p>0,0058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1000</text:p>
          </table:table-cell>
          <table:table-cell office:value-type="float" office:value="6" calcext:value-type="float">
            <text:p>6</text:p>
          </table:table-cell>
          <table:table-cell office:value-type="float" office:value="0.005859375" calcext:value-type="float">
            <text:p>0,0058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0100</text:p>
          </table:table-cell>
          <table:table-cell office:value-type="float" office:value="5" calcext:value-type="float">
            <text:p>5</text:p>
          </table:table-cell>
          <table:table-cell office:value-type="float" office:value="0.0048828125" calcext:value-type="float">
            <text:p>0,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00000</text:p>
          </table:table-cell>
          <table:table-cell office:value-type="float" office:value="5" calcext:value-type="float">
            <text:p>5</text:p>
          </table:table-cell>
          <table:table-cell office:value-type="float" office:value="0.0048828125" calcext:value-type="float">
            <text:p>0,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00000</text:p>
          </table:table-cell>
          <table:table-cell office:value-type="float" office:value="4" calcext:value-type="float">
            <text:p>4</text:p>
          </table:table-cell>
          <table:table-cell office:value-type="float" office:value="0.00390625" calcext:value-type="float">
            <text:p>0,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1000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1100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00100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0100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1000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01000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10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01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11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001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1">
          <table:table-cell/>
          <table:table-cell table:formula="of:=SUM([.B2:.B33])" office:value-type="float" office:value="1024" calcext:value-type="float">
            <text:p>1024</text:p>
          </table:table-cell>
          <table:table-cell table:number-columns-repeated="1022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24_7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Probability</text:p>
          </table:table-cell>
          <table:table-cell table:style-name="ce5" office:value-type="string" calcext:value-type="string">
            <text:p>Fideli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000000000000000</text:p>
          </table:table-cell>
          <table:table-cell office:value-type="float" office:value="316" calcext:value-type="float">
            <text:p>316</text:p>
          </table:table-cell>
          <table:table-cell office:value-type="float" office:value="0.30859375" calcext:value-type="float">
            <text:p>0,30859375</text:p>
          </table:table-cell>
          <table:table-cell table:formula="of:=SQRT([.C2]/2)+SQRT([.C3]/2)" office:value-type="float" office:value="0.62244607244769" calcext:value-type="float">
            <text:p>0,6224460724476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111000000011100</text:p>
          </table:table-cell>
          <table:table-cell office:value-type="float" office:value="108" calcext:value-type="float">
            <text:p>108</text:p>
          </table:table-cell>
          <table:table-cell office:value-type="float" office:value="0.10546875" calcext:value-type="float">
            <text:p>0,10546875</text:p>
          </table:table-cell>
          <table:table-cell table:number-columns-repeated="2"/>
          <table:table-cell>
            <draw:frame table:end-cell-address="1024_7.M17" table:end-x="8.46mm" table:end-y="2.12mm" draw:z-index="0" draw:name="Chart 1" draw:style-name="gr1" draw:text-style-name="P1" svg:width="125.62mm" svg:height="76.22mm" svg:x="0.02mm" svg:y="0.42mm">
              <loext:p draw:notify-on-update-of-ranges="1024_7.A2:1024_7.A90 1024_7.C2:1024_7.C90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00000000000100</text:p>
          </table:table-cell>
          <table:table-cell office:value-type="float" office:value="78" calcext:value-type="float">
            <text:p>78</text:p>
          </table:table-cell>
          <table:table-cell office:value-type="float" office:value="0.076171875" calcext:value-type="float">
            <text:p>0,07617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1000</text:p>
          </table:table-cell>
          <table:table-cell office:value-type="float" office:value="33" calcext:value-type="float">
            <text:p>33</text:p>
          </table:table-cell>
          <table:table-cell office:value-type="float" office:value="0.0322265625" calcext:value-type="float">
            <text:p>0,03222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0000</text:p>
          </table:table-cell>
          <table:table-cell office:value-type="float" office:value="27" calcext:value-type="float">
            <text:p>27</text:p>
          </table:table-cell>
          <table:table-cell office:value-type="float" office:value="0.0263671875" calcext:value-type="float">
            <text:p>0,026367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1100</text:p>
          </table:table-cell>
          <table:table-cell office:value-type="float" office:value="25" calcext:value-type="float">
            <text:p>25</text:p>
          </table:table-cell>
          <table:table-cell office:value-type="float" office:value="0.0244140625" calcext:value-type="float">
            <text:p>0,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1100</text:p>
          </table:table-cell>
          <table:table-cell office:value-type="float" office:value="23" calcext:value-type="float">
            <text:p>23</text:p>
          </table:table-cell>
          <table:table-cell office:value-type="float" office:value="0.0224609375" calcext:value-type="float">
            <text:p>0,02246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0000</text:p>
          </table:table-cell>
          <table:table-cell office:value-type="float" office:value="20" calcext:value-type="float">
            <text:p>20</text:p>
          </table:table-cell>
          <table:table-cell office:value-type="float" office:value="0.01953125" calcext:value-type="float">
            <text:p>0,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0000</text:p>
          </table:table-cell>
          <table:table-cell office:value-type="float" office:value="19" calcext:value-type="float">
            <text:p>19</text:p>
          </table:table-cell>
          <table:table-cell office:value-type="float" office:value="0.0185546875" calcext:value-type="float">
            <text:p>0,018554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0100</text:p>
          </table:table-cell>
          <table:table-cell office:value-type="float" office:value="19" calcext:value-type="float">
            <text:p>19</text:p>
          </table:table-cell>
          <table:table-cell office:value-type="float" office:value="0.0185546875" calcext:value-type="float">
            <text:p>0,018554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000</text:p>
          </table:table-cell>
          <table:table-cell office:value-type="float" office:value="18" calcext:value-type="float">
            <text:p>18</text:p>
          </table:table-cell>
          <table:table-cell office:value-type="float" office:value="0.017578125" calcext:value-type="float">
            <text:p>0,0175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0000</text:p>
          </table:table-cell>
          <table:table-cell office:value-type="float" office:value="18" calcext:value-type="float">
            <text:p>18</text:p>
          </table:table-cell>
          <table:table-cell office:value-type="float" office:value="0.017578125" calcext:value-type="float">
            <text:p>0,0175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0000</text:p>
          </table:table-cell>
          <table:table-cell office:value-type="float" office:value="17" calcext:value-type="float">
            <text:p>17</text:p>
          </table:table-cell>
          <table:table-cell office:value-type="float" office:value="0.0166015625" calcext:value-type="float">
            <text:p>0,01660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1100</text:p>
          </table:table-cell>
          <table:table-cell office:value-type="float" office:value="16" calcext:value-type="float">
            <text:p>16</text:p>
          </table:table-cell>
          <table:table-cell office:value-type="float" office:value="0.015625" calcext:value-type="float">
            <text:p>0,0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1100</text:p>
          </table:table-cell>
          <table:table-cell office:value-type="float" office:value="15" calcext:value-type="float">
            <text:p>15</text:p>
          </table:table-cell>
          <table:table-cell office:value-type="float" office:value="0.0146484375" calcext:value-type="float">
            <text:p>0,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0000</text:p>
          </table:table-cell>
          <table:table-cell office:value-type="float" office:value="14" calcext:value-type="float">
            <text:p>14</text:p>
          </table:table-cell>
          <table:table-cell office:value-type="float" office:value="0.013671875" calcext:value-type="float">
            <text:p>0,01367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1100</text:p>
          </table:table-cell>
          <table:table-cell office:value-type="float" office:value="13" calcext:value-type="float">
            <text:p>13</text:p>
          </table:table-cell>
          <table:table-cell office:value-type="float" office:value="0.0126953125" calcext:value-type="float">
            <text:p>0,0126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0000</text:p>
          </table:table-cell>
          <table:table-cell office:value-type="float" office:value="12" calcext:value-type="float">
            <text:p>12</text:p>
          </table:table-cell>
          <table:table-cell office:value-type="float" office:value="0.01171875" calcext:value-type="float">
            <text:p>0,0117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0000</text:p>
          </table:table-cell>
          <table:table-cell office:value-type="float" office:value="12" calcext:value-type="float">
            <text:p>12</text:p>
          </table:table-cell>
          <table:table-cell office:value-type="float" office:value="0.01171875" calcext:value-type="float">
            <text:p>0,0117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1000</text:p>
          </table:table-cell>
          <table:table-cell office:value-type="float" office:value="11" calcext:value-type="float">
            <text:p>11</text:p>
          </table:table-cell>
          <table:table-cell office:value-type="float" office:value="0.0107421875" calcext:value-type="float">
            <text:p>0,0107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1100</text:p>
          </table:table-cell>
          <table:table-cell office:value-type="float" office:value="11" calcext:value-type="float">
            <text:p>11</text:p>
          </table:table-cell>
          <table:table-cell office:value-type="float" office:value="0.0107421875" calcext:value-type="float">
            <text:p>0,0107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0100</text:p>
          </table:table-cell>
          <table:table-cell office:value-type="float" office:value="9" calcext:value-type="float">
            <text:p>9</text:p>
          </table:table-cell>
          <table:table-cell office:value-type="float" office:value="0.0087890625" calcext:value-type="float">
            <text:p>0,00878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1100</text:p>
          </table:table-cell>
          <table:table-cell office:value-type="float" office:value="9" calcext:value-type="float">
            <text:p>9</text:p>
          </table:table-cell>
          <table:table-cell office:value-type="float" office:value="0.0087890625" calcext:value-type="float">
            <text:p>0,00878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1000</text:p>
          </table:table-cell>
          <table:table-cell office:value-type="float" office:value="9" calcext:value-type="float">
            <text:p>9</text:p>
          </table:table-cell>
          <table:table-cell office:value-type="float" office:value="0.0087890625" calcext:value-type="float">
            <text:p>0,00878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0100</text:p>
          </table:table-cell>
          <table:table-cell office:value-type="float" office:value="8" calcext:value-type="float">
            <text:p>8</text:p>
          </table:table-cell>
          <table:table-cell office:value-type="float" office:value="0.0078125" calcext:value-type="float">
            <text:p>0,00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0100</text:p>
          </table:table-cell>
          <table:table-cell office:value-type="float" office:value="7" calcext:value-type="float">
            <text:p>7</text:p>
          </table:table-cell>
          <table:table-cell office:value-type="float" office:value="0.0068359375" calcext:value-type="float">
            <text:p>0,00683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0000</text:p>
          </table:table-cell>
          <table:table-cell office:value-type="float" office:value="7" calcext:value-type="float">
            <text:p>7</text:p>
          </table:table-cell>
          <table:table-cell office:value-type="float" office:value="0.0068359375" calcext:value-type="float">
            <text:p>0,00683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1100</text:p>
          </table:table-cell>
          <table:table-cell office:value-type="float" office:value="7" calcext:value-type="float">
            <text:p>7</text:p>
          </table:table-cell>
          <table:table-cell office:value-type="float" office:value="0.0068359375" calcext:value-type="float">
            <text:p>0,00683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1100</text:p>
          </table:table-cell>
          <table:table-cell office:value-type="float" office:value="6" calcext:value-type="float">
            <text:p>6</text:p>
          </table:table-cell>
          <table:table-cell office:value-type="float" office:value="0.005859375" calcext:value-type="float">
            <text:p>0,0058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1000</text:p>
          </table:table-cell>
          <table:table-cell office:value-type="float" office:value="6" calcext:value-type="float">
            <text:p>6</text:p>
          </table:table-cell>
          <table:table-cell office:value-type="float" office:value="0.005859375" calcext:value-type="float">
            <text:p>0,0058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0000</text:p>
          </table:table-cell>
          <table:table-cell office:value-type="float" office:value="6" calcext:value-type="float">
            <text:p>6</text:p>
          </table:table-cell>
          <table:table-cell office:value-type="float" office:value="0.005859375" calcext:value-type="float">
            <text:p>0,0058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0100</text:p>
          </table:table-cell>
          <table:table-cell office:value-type="float" office:value="5" calcext:value-type="float">
            <text:p>5</text:p>
          </table:table-cell>
          <table:table-cell office:value-type="float" office:value="0.0048828125" calcext:value-type="float">
            <text:p>0,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1000</text:p>
          </table:table-cell>
          <table:table-cell office:value-type="float" office:value="5" calcext:value-type="float">
            <text:p>5</text:p>
          </table:table-cell>
          <table:table-cell office:value-type="float" office:value="0.0048828125" calcext:value-type="float">
            <text:p>0,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11100</text:p>
          </table:table-cell>
          <table:table-cell office:value-type="float" office:value="5" calcext:value-type="float">
            <text:p>5</text:p>
          </table:table-cell>
          <table:table-cell office:value-type="float" office:value="0.0048828125" calcext:value-type="float">
            <text:p>0,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100</text:p>
          </table:table-cell>
          <table:table-cell office:value-type="float" office:value="4" calcext:value-type="float">
            <text:p>4</text:p>
          </table:table-cell>
          <table:table-cell office:value-type="float" office:value="0.00390625" calcext:value-type="float">
            <text:p>0,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0100</text:p>
          </table:table-cell>
          <table:table-cell office:value-type="float" office:value="4" calcext:value-type="float">
            <text:p>4</text:p>
          </table:table-cell>
          <table:table-cell office:value-type="float" office:value="0.00390625" calcext:value-type="float">
            <text:p>0,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1100</text:p>
          </table:table-cell>
          <table:table-cell office:value-type="float" office:value="4" calcext:value-type="float">
            <text:p>4</text:p>
          </table:table-cell>
          <table:table-cell office:value-type="float" office:value="0.00390625" calcext:value-type="float">
            <text:p>0,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1000</text:p>
          </table:table-cell>
          <table:table-cell office:value-type="float" office:value="4" calcext:value-type="float">
            <text:p>4</text:p>
          </table:table-cell>
          <table:table-cell office:value-type="float" office:value="0.00390625" calcext:value-type="float">
            <text:p>0,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0000</text:p>
          </table:table-cell>
          <table:table-cell office:value-type="float" office:value="4" calcext:value-type="float">
            <text:p>4</text:p>
          </table:table-cell>
          <table:table-cell office:value-type="float" office:value="0.00390625" calcext:value-type="float">
            <text:p>0,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0000</text:p>
          </table:table-cell>
          <table:table-cell office:value-type="float" office:value="4" calcext:value-type="float">
            <text:p>4</text:p>
          </table:table-cell>
          <table:table-cell office:value-type="float" office:value="0.00390625" calcext:value-type="float">
            <text:p>0,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1000</text:p>
          </table:table-cell>
          <table:table-cell office:value-type="float" office:value="4" calcext:value-type="float">
            <text:p>4</text:p>
          </table:table-cell>
          <table:table-cell office:value-type="float" office:value="0.00390625" calcext:value-type="float">
            <text:p>0,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10000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0100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1100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0100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1000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11100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0100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1000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0100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0100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0100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0100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1000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11000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0000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1100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00000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00000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1000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0000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11100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11100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1100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11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111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11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101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00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10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011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100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110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11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01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11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100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101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011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110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001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00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11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01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00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01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00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00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01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1">
          <table:table-cell/>
          <table:table-cell table:formula="of:=SUM([.B2:.B90])" office:value-type="float" office:value="1024" calcext:value-type="float">
            <text:p>1024</text:p>
          </table:table-cell>
          <table:table-cell table:number-columns-repeated="1022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24_9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Probability</text:p>
          </table:table-cell>
          <table:table-cell table:style-name="ce5" office:value-type="string" calcext:value-type="string">
            <text:p>Fideli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000000000000000</text:p>
          </table:table-cell>
          <table:table-cell office:value-type="float" office:value="293" calcext:value-type="float">
            <text:p>293</text:p>
          </table:table-cell>
          <table:table-cell office:value-type="float" office:value="0.2861328125" calcext:value-type="float">
            <text:p>0,2861328125</text:p>
          </table:table-cell>
          <table:table-cell table:formula="of:=SQRT([.C2]/2)+SQRT([.C3]/2)" office:value-type="float" office:value="0.572142351872051" calcext:value-type="float">
            <text:p>0,5721423518720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111000000011111</text:p>
          </table:table-cell>
          <table:table-cell office:value-type="float" office:value="77" calcext:value-type="float">
            <text:p>77</text:p>
          </table:table-cell>
          <table:table-cell office:value-type="float" office:value="0.0751953125" calcext:value-type="float">
            <text:p>0,0751953125</text:p>
          </table:table-cell>
          <table:table-cell table:number-columns-repeated="2"/>
          <table:table-cell>
            <draw:frame table:end-cell-address="1024_9.M17" table:end-x="8.46mm" table:end-y="2.11mm" draw:z-index="0" draw:name="Chart 1" draw:style-name="gr1" draw:text-style-name="P1" svg:width="125.62mm" svg:height="76.21mm" svg:x="0.02mm" svg:y="0.42mm">
              <loext:p draw:notify-on-update-of-ranges="1024_9.A2:1024_9.A173 1024_9.C2:1024_9.C173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00000000000100</text:p>
          </table:table-cell>
          <table:table-cell office:value-type="float" office:value="33" calcext:value-type="float">
            <text:p>33</text:p>
          </table:table-cell>
          <table:table-cell office:value-type="float" office:value="0.0322265625" calcext:value-type="float">
            <text:p>0,03222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0000</text:p>
          </table:table-cell>
          <table:table-cell office:value-type="float" office:value="24" calcext:value-type="float">
            <text:p>24</text:p>
          </table:table-cell>
          <table:table-cell office:value-type="float" office:value="0.0234375" calcext:value-type="float">
            <text:p>0,023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1111</text:p>
          </table:table-cell>
          <table:table-cell office:value-type="float" office:value="20" calcext:value-type="float">
            <text:p>20</text:p>
          </table:table-cell>
          <table:table-cell office:value-type="float" office:value="0.01953125" calcext:value-type="float">
            <text:p>0,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0000</text:p>
          </table:table-cell>
          <table:table-cell office:value-type="float" office:value="20" calcext:value-type="float">
            <text:p>20</text:p>
          </table:table-cell>
          <table:table-cell office:value-type="float" office:value="0.01953125" calcext:value-type="float">
            <text:p>0,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1111</text:p>
          </table:table-cell>
          <table:table-cell office:value-type="float" office:value="19" calcext:value-type="float">
            <text:p>19</text:p>
          </table:table-cell>
          <table:table-cell office:value-type="float" office:value="0.0185546875" calcext:value-type="float">
            <text:p>0,018554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0111</text:p>
          </table:table-cell>
          <table:table-cell office:value-type="float" office:value="19" calcext:value-type="float">
            <text:p>19</text:p>
          </table:table-cell>
          <table:table-cell office:value-type="float" office:value="0.0185546875" calcext:value-type="float">
            <text:p>0,018554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0111</text:p>
          </table:table-cell>
          <table:table-cell office:value-type="float" office:value="18" calcext:value-type="float">
            <text:p>18</text:p>
          </table:table-cell>
          <table:table-cell office:value-type="float" office:value="0.017578125" calcext:value-type="float">
            <text:p>0,0175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0000</text:p>
          </table:table-cell>
          <table:table-cell office:value-type="float" office:value="17" calcext:value-type="float">
            <text:p>17</text:p>
          </table:table-cell>
          <table:table-cell office:value-type="float" office:value="0.0166015625" calcext:value-type="float">
            <text:p>0,01660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1101</text:p>
          </table:table-cell>
          <table:table-cell office:value-type="float" office:value="17" calcext:value-type="float">
            <text:p>17</text:p>
          </table:table-cell>
          <table:table-cell office:value-type="float" office:value="0.0166015625" calcext:value-type="float">
            <text:p>0,01660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1111</text:p>
          </table:table-cell>
          <table:table-cell office:value-type="float" office:value="16" calcext:value-type="float">
            <text:p>16</text:p>
          </table:table-cell>
          <table:table-cell office:value-type="float" office:value="0.015625" calcext:value-type="float">
            <text:p>0,0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1111</text:p>
          </table:table-cell>
          <table:table-cell office:value-type="float" office:value="15" calcext:value-type="float">
            <text:p>15</text:p>
          </table:table-cell>
          <table:table-cell office:value-type="float" office:value="0.0146484375" calcext:value-type="float">
            <text:p>0,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0000</text:p>
          </table:table-cell>
          <table:table-cell office:value-type="float" office:value="15" calcext:value-type="float">
            <text:p>15</text:p>
          </table:table-cell>
          <table:table-cell office:value-type="float" office:value="0.0146484375" calcext:value-type="float">
            <text:p>0,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000</text:p>
          </table:table-cell>
          <table:table-cell office:value-type="float" office:value="14" calcext:value-type="float">
            <text:p>14</text:p>
          </table:table-cell>
          <table:table-cell office:value-type="float" office:value="0.013671875" calcext:value-type="float">
            <text:p>0,01367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1011</text:p>
          </table:table-cell>
          <table:table-cell office:value-type="float" office:value="14" calcext:value-type="float">
            <text:p>14</text:p>
          </table:table-cell>
          <table:table-cell office:value-type="float" office:value="0.013671875" calcext:value-type="float">
            <text:p>0,01367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0010</text:p>
          </table:table-cell>
          <table:table-cell office:value-type="float" office:value="13" calcext:value-type="float">
            <text:p>13</text:p>
          </table:table-cell>
          <table:table-cell office:value-type="float" office:value="0.0126953125" calcext:value-type="float">
            <text:p>0,0126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1110</text:p>
          </table:table-cell>
          <table:table-cell office:value-type="float" office:value="13" calcext:value-type="float">
            <text:p>13</text:p>
          </table:table-cell>
          <table:table-cell office:value-type="float" office:value="0.0126953125" calcext:value-type="float">
            <text:p>0,0126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1000</text:p>
          </table:table-cell>
          <table:table-cell office:value-type="float" office:value="12" calcext:value-type="float">
            <text:p>12</text:p>
          </table:table-cell>
          <table:table-cell office:value-type="float" office:value="0.01171875" calcext:value-type="float">
            <text:p>0,0117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0111</text:p>
          </table:table-cell>
          <table:table-cell office:value-type="float" office:value="10" calcext:value-type="float">
            <text:p>10</text:p>
          </table:table-cell>
          <table:table-cell office:value-type="float" office:value="0.009765625" calcext:value-type="float">
            <text:p>0,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9765625" calcext:value-type="float">
            <text:p>0,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9765625" calcext:value-type="float">
            <text:p>0,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0000</text:p>
          </table:table-cell>
          <table:table-cell office:value-type="float" office:value="9" calcext:value-type="float">
            <text:p>9</text:p>
          </table:table-cell>
          <table:table-cell office:value-type="float" office:value="0.0087890625" calcext:value-type="float">
            <text:p>0,00878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1111</text:p>
          </table:table-cell>
          <table:table-cell office:value-type="float" office:value="9" calcext:value-type="float">
            <text:p>9</text:p>
          </table:table-cell>
          <table:table-cell office:value-type="float" office:value="0.0087890625" calcext:value-type="float">
            <text:p>0,00878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1111</text:p>
          </table:table-cell>
          <table:table-cell office:value-type="float" office:value="9" calcext:value-type="float">
            <text:p>9</text:p>
          </table:table-cell>
          <table:table-cell office:value-type="float" office:value="0.0087890625" calcext:value-type="float">
            <text:p>0,00878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100</text:p>
          </table:table-cell>
          <table:table-cell office:value-type="float" office:value="8" calcext:value-type="float">
            <text:p>8</text:p>
          </table:table-cell>
          <table:table-cell office:value-type="float" office:value="0.0078125" calcext:value-type="float">
            <text:p>0,00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0001</text:p>
          </table:table-cell>
          <table:table-cell office:value-type="float" office:value="7" calcext:value-type="float">
            <text:p>7</text:p>
          </table:table-cell>
          <table:table-cell office:value-type="float" office:value="0.0068359375" calcext:value-type="float">
            <text:p>0,00683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0000</text:p>
          </table:table-cell>
          <table:table-cell office:value-type="float" office:value="7" calcext:value-type="float">
            <text:p>7</text:p>
          </table:table-cell>
          <table:table-cell office:value-type="float" office:value="0.0068359375" calcext:value-type="float">
            <text:p>0,00683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1111</text:p>
          </table:table-cell>
          <table:table-cell office:value-type="float" office:value="7" calcext:value-type="float">
            <text:p>7</text:p>
          </table:table-cell>
          <table:table-cell office:value-type="float" office:value="0.0068359375" calcext:value-type="float">
            <text:p>0,00683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0100</text:p>
          </table:table-cell>
          <table:table-cell office:value-type="float" office:value="7" calcext:value-type="float">
            <text:p>7</text:p>
          </table:table-cell>
          <table:table-cell office:value-type="float" office:value="0.0068359375" calcext:value-type="float">
            <text:p>0,00683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1000</text:p>
          </table:table-cell>
          <table:table-cell office:value-type="float" office:value="7" calcext:value-type="float">
            <text:p>7</text:p>
          </table:table-cell>
          <table:table-cell office:value-type="float" office:value="0.0068359375" calcext:value-type="float">
            <text:p>0,00683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0011</text:p>
          </table:table-cell>
          <table:table-cell office:value-type="float" office:value="6" calcext:value-type="float">
            <text:p>6</text:p>
          </table:table-cell>
          <table:table-cell office:value-type="float" office:value="0.005859375" calcext:value-type="float">
            <text:p>0,0058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0110</text:p>
          </table:table-cell>
          <table:table-cell office:value-type="float" office:value="6" calcext:value-type="float">
            <text:p>6</text:p>
          </table:table-cell>
          <table:table-cell office:value-type="float" office:value="0.005859375" calcext:value-type="float">
            <text:p>0,0058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0000</text:p>
          </table:table-cell>
          <table:table-cell office:value-type="float" office:value="6" calcext:value-type="float">
            <text:p>6</text:p>
          </table:table-cell>
          <table:table-cell office:value-type="float" office:value="0.005859375" calcext:value-type="float">
            <text:p>0,0058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1110</text:p>
          </table:table-cell>
          <table:table-cell office:value-type="float" office:value="6" calcext:value-type="float">
            <text:p>6</text:p>
          </table:table-cell>
          <table:table-cell office:value-type="float" office:value="0.005859375" calcext:value-type="float">
            <text:p>0,0058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1010</text:p>
          </table:table-cell>
          <table:table-cell office:value-type="float" office:value="6" calcext:value-type="float">
            <text:p>6</text:p>
          </table:table-cell>
          <table:table-cell office:value-type="float" office:value="0.005859375" calcext:value-type="float">
            <text:p>0,0058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1111</text:p>
          </table:table-cell>
          <table:table-cell office:value-type="float" office:value="5" calcext:value-type="float">
            <text:p>5</text:p>
          </table:table-cell>
          <table:table-cell office:value-type="float" office:value="0.0048828125" calcext:value-type="float">
            <text:p>0,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0010</text:p>
          </table:table-cell>
          <table:table-cell office:value-type="float" office:value="5" calcext:value-type="float">
            <text:p>5</text:p>
          </table:table-cell>
          <table:table-cell office:value-type="float" office:value="0.0048828125" calcext:value-type="float">
            <text:p>0,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0111</text:p>
          </table:table-cell>
          <table:table-cell office:value-type="float" office:value="5" calcext:value-type="float">
            <text:p>5</text:p>
          </table:table-cell>
          <table:table-cell office:value-type="float" office:value="0.0048828125" calcext:value-type="float">
            <text:p>0,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0100</text:p>
          </table:table-cell>
          <table:table-cell office:value-type="float" office:value="4" calcext:value-type="float">
            <text:p>4</text:p>
          </table:table-cell>
          <table:table-cell office:value-type="float" office:value="0.00390625" calcext:value-type="float">
            <text:p>0,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0010</text:p>
          </table:table-cell>
          <table:table-cell office:value-type="float" office:value="4" calcext:value-type="float">
            <text:p>4</text:p>
          </table:table-cell>
          <table:table-cell office:value-type="float" office:value="0.00390625" calcext:value-type="float">
            <text:p>0,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1011</text:p>
          </table:table-cell>
          <table:table-cell office:value-type="float" office:value="4" calcext:value-type="float">
            <text:p>4</text:p>
          </table:table-cell>
          <table:table-cell office:value-type="float" office:value="0.00390625" calcext:value-type="float">
            <text:p>0,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0101</text:p>
          </table:table-cell>
          <table:table-cell office:value-type="float" office:value="4" calcext:value-type="float">
            <text:p>4</text:p>
          </table:table-cell>
          <table:table-cell office:value-type="float" office:value="0.00390625" calcext:value-type="float">
            <text:p>0,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1011</text:p>
          </table:table-cell>
          <table:table-cell office:value-type="float" office:value="4" calcext:value-type="float">
            <text:p>4</text:p>
          </table:table-cell>
          <table:table-cell office:value-type="float" office:value="0.00390625" calcext:value-type="float">
            <text:p>0,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101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0010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1100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1101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1110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0100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1000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0000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1111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1101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0111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0111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1101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1101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1111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1110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0010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0110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0111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1001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1011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11111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0010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1111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1101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1000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1111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00000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00010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0111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0011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1110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10010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0000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1010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0000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0101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0111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1011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0011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0110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1000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1101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0110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1100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01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11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11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010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001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011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10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100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101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001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01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011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100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1111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000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01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001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011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101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111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000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001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00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011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101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0001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1101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1111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1111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000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001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010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111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00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000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011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10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100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000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01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010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011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10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110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1101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1111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000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0001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0100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1111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0001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0010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1011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1101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1111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1111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01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011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101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010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10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110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111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000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01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10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100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111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111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011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101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011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100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001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110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000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101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11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00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000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001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01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100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1">
          <table:table-cell/>
          <table:table-cell table:formula="of:=SUM([.B2:.B173])" office:value-type="float" office:value="1024" calcext:value-type="float">
            <text:p>1024</text:p>
          </table:table-cell>
          <table:table-cell table:number-columns-repeated="1022"/>
        </table:table-row>
        <table:table-row table:style-name="ro2" table:number-rows-repeated="10484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48_2" table:style-name="ta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Probability</text:p>
          </table:table-cell>
          <table:table-cell table:style-name="ce5" office:value-type="string" calcext:value-type="string">
            <text:p>Fideli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000000000000000</text:p>
          </table:table-cell>
          <table:table-cell office:value-type="float" office:value="1224" calcext:value-type="float">
            <text:p>1224</text:p>
          </table:table-cell>
          <table:table-cell office:value-type="float" office:value="0.59765625" calcext:value-type="float">
            <text:p>0,59765625</text:p>
          </table:table-cell>
          <table:table-cell table:formula="of:=SQRT([.C2]/2)+SQRT([.C3]/2)" office:value-type="float" office:value="0.93633811243362" calcext:value-type="float">
            <text:p>0,9363381124336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100000000001000</text:p>
          </table:table-cell>
          <table:table-cell office:value-type="float" office:value="622" calcext:value-type="float">
            <text:p>622</text:p>
          </table:table-cell>
          <table:table-cell office:value-type="float" office:value="0.3037109375" calcext:value-type="float">
            <text:p>0,3037109375</text:p>
          </table:table-cell>
          <table:table-cell table:number-columns-repeated="2"/>
          <table:table-cell>
            <draw:frame table:end-cell-address="2048_2.M17" table:end-x="8.46mm" table:end-y="2.11mm" draw:z-index="0" draw:name="Chart 1" draw:style-name="gr1" draw:text-style-name="P1" svg:width="125.65mm" svg:height="75.77mm" svg:x="0mm" svg:y="0.42mm">
              <loext:p draw:notify-on-update-of-ranges="2048_2.A2:2048_2.A5 2048_2.C2:2048_2.C5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00000000000000</text:p>
          </table:table-cell>
          <table:table-cell office:value-type="float" office:value="105" calcext:value-type="float">
            <text:p>105</text:p>
          </table:table-cell>
          <table:table-cell office:value-type="float" office:value="0.05126953125" calcext:value-type="float">
            <text:p>0,05126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000</text:p>
          </table:table-cell>
          <table:table-cell office:value-type="float" office:value="97" calcext:value-type="float">
            <text:p>97</text:p>
          </table:table-cell>
          <table:table-cell office:value-type="float" office:value="0.04736328125" calcext:value-type="float">
            <text:p>0,04736328125</text:p>
          </table:table-cell>
          <table:table-cell table:number-columns-repeated="1021"/>
        </table:table-row>
        <table:table-row table:style-name="ro1">
          <table:table-cell/>
          <table:table-cell table:formula="of:=SUM([.B2:.B5])" office:value-type="float" office:value="2048" calcext:value-type="float">
            <text:p>2048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48_3" table:style-name="ta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Probability</text:p>
          </table:table-cell>
          <table:table-cell table:style-name="ce5" office:value-type="string" calcext:value-type="string">
            <text:p>Fideli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000000000000000</text:p>
          </table:table-cell>
          <table:table-cell office:value-type="float" office:value="1039" calcext:value-type="float">
            <text:p>1039</text:p>
          </table:table-cell>
          <table:table-cell office:value-type="float" office:value="0.50732421875" calcext:value-type="float">
            <text:p>0,50732421875</text:p>
          </table:table-cell>
          <table:table-cell table:formula="of:=SQRT([.C2]/2)+SQRT([.C3]/2)" office:value-type="float" office:value="0.887655224647835" calcext:value-type="float">
            <text:p>0,8876552246478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110000000001000</text:p>
          </table:table-cell>
          <table:table-cell office:value-type="float" office:value="604" calcext:value-type="float">
            <text:p>604</text:p>
          </table:table-cell>
          <table:table-cell office:value-type="float" office:value="0.294921875" calcext:value-type="float">
            <text:p>0,294921875</text:p>
          </table:table-cell>
          <table:table-cell table:number-columns-repeated="2"/>
          <table:table-cell>
            <draw:frame table:end-cell-address="2048_3.M17" table:end-x="8.46mm" table:end-y="2.11mm" draw:z-index="0" draw:name="Chart 1" draw:style-name="gr1" draw:text-style-name="P1" svg:width="125.65mm" svg:height="75.77mm" svg:x="0mm" svg:y="0.42mm">
              <loext:p draw:notify-on-update-of-ranges="2048_3.A2:2048_3.A9 2048_3.C2:2048_3.C9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10000000000000</text:p>
          </table:table-cell>
          <table:table-cell office:value-type="float" office:value="114" calcext:value-type="float">
            <text:p>114</text:p>
          </table:table-cell>
          <table:table-cell office:value-type="float" office:value="0.0556640625" calcext:value-type="float">
            <text:p>0,05566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1000</text:p>
          </table:table-cell>
          <table:table-cell office:value-type="float" office:value="70" calcext:value-type="float">
            <text:p>70</text:p>
          </table:table-cell>
          <table:table-cell office:value-type="float" office:value="0.0341796875" calcext:value-type="float">
            <text:p>0,03417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000</text:p>
          </table:table-cell>
          <table:table-cell office:value-type="float" office:value="69" calcext:value-type="float">
            <text:p>69</text:p>
          </table:table-cell>
          <table:table-cell office:value-type="float" office:value="0.03369140625" calcext:value-type="float">
            <text:p>0,03369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1000</text:p>
          </table:table-cell>
          <table:table-cell office:value-type="float" office:value="69" calcext:value-type="float">
            <text:p>69</text:p>
          </table:table-cell>
          <table:table-cell office:value-type="float" office:value="0.03369140625" calcext:value-type="float">
            <text:p>0,03369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0000</text:p>
          </table:table-cell>
          <table:table-cell office:value-type="float" office:value="44" calcext:value-type="float">
            <text:p>44</text:p>
          </table:table-cell>
          <table:table-cell office:value-type="float" office:value="0.021484375" calcext:value-type="float">
            <text:p>0,021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0000</text:p>
          </table:table-cell>
          <table:table-cell office:value-type="float" office:value="39" calcext:value-type="float">
            <text:p>39</text:p>
          </table:table-cell>
          <table:table-cell office:value-type="float" office:value="0.01904296875" calcext:value-type="float">
            <text:p>0,01904296875</text:p>
          </table:table-cell>
          <table:table-cell table:number-columns-repeated="1021"/>
        </table:table-row>
        <table:table-row table:style-name="ro1">
          <table:table-cell/>
          <table:table-cell table:formula="of:=SUM([.B2:.B9])" office:value-type="float" office:value="2048" calcext:value-type="float">
            <text:p>2048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48_5" table:style-name="ta8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Probability</text:p>
          </table:table-cell>
          <table:table-cell table:style-name="ce5" office:value-type="string" calcext:value-type="string">
            <text:p>Fideli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000000000000000</text:p>
          </table:table-cell>
          <table:table-cell office:value-type="float" office:value="902" calcext:value-type="float">
            <text:p>902</text:p>
          </table:table-cell>
          <table:table-cell office:value-type="float" office:value="0.4404296875" calcext:value-type="float">
            <text:p>0,4404296875</text:p>
          </table:table-cell>
          <table:table-cell table:formula="of:=SQRT([.C2]/2)+SQRT([.C3]/2)" office:value-type="float" office:value="0.794405732531988" calcext:value-type="float">
            <text:p>0,79440573253198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110000000001100</text:p>
          </table:table-cell>
          <table:table-cell office:value-type="float" office:value="433" calcext:value-type="float">
            <text:p>433</text:p>
          </table:table-cell>
          <table:table-cell office:value-type="float" office:value="0.21142578125" calcext:value-type="float">
            <text:p>0,21142578125</text:p>
          </table:table-cell>
          <table:table-cell table:number-columns-repeated="2"/>
          <table:table-cell>
            <draw:frame table:end-cell-address="2048_5.M17" table:end-x="8.46mm" table:end-y="2.11mm" draw:z-index="0" draw:name="Chart 1" draw:style-name="gr1" draw:text-style-name="P1" svg:width="125.65mm" svg:height="76.21mm" svg:x="0mm" svg:y="0.42mm">
              <loext:p draw:notify-on-update-of-ranges="2048_5.A2:2048_5.A33 2048_5.C2:2048_5.C33"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10000000000100</text:p>
          </table:table-cell>
          <table:table-cell office:value-type="float" office:value="70" calcext:value-type="float">
            <text:p>70</text:p>
          </table:table-cell>
          <table:table-cell office:value-type="float" office:value="0.0341796875" calcext:value-type="float">
            <text:p>0,03417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100</text:p>
          </table:table-cell>
          <table:table-cell office:value-type="float" office:value="66" calcext:value-type="float">
            <text:p>66</text:p>
          </table:table-cell>
          <table:table-cell office:value-type="float" office:value="0.0322265625" calcext:value-type="float">
            <text:p>0,03222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0000</text:p>
          </table:table-cell>
          <table:table-cell office:value-type="float" office:value="63" calcext:value-type="float">
            <text:p>63</text:p>
          </table:table-cell>
          <table:table-cell office:value-type="float" office:value="0.03076171875" calcext:value-type="float">
            <text:p>0,0307617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1000</text:p>
          </table:table-cell>
          <table:table-cell office:value-type="float" office:value="58" calcext:value-type="float">
            <text:p>58</text:p>
          </table:table-cell>
          <table:table-cell office:value-type="float" office:value="0.0283203125" calcext:value-type="float">
            <text:p>0,02832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0000</text:p>
          </table:table-cell>
          <table:table-cell office:value-type="float" office:value="52" calcext:value-type="float">
            <text:p>52</text:p>
          </table:table-cell>
          <table:table-cell office:value-type="float" office:value="0.025390625" calcext:value-type="float">
            <text:p>0,025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1100</text:p>
          </table:table-cell>
          <table:table-cell office:value-type="float" office:value="48" calcext:value-type="float">
            <text:p>48</text:p>
          </table:table-cell>
          <table:table-cell office:value-type="float" office:value="0.0234375" calcext:value-type="float">
            <text:p>0,023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0000</text:p>
          </table:table-cell>
          <table:table-cell office:value-type="float" office:value="46" calcext:value-type="float">
            <text:p>46</text:p>
          </table:table-cell>
          <table:table-cell office:value-type="float" office:value="0.0224609375" calcext:value-type="float">
            <text:p>0,02246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01100</text:p>
          </table:table-cell>
          <table:table-cell office:value-type="float" office:value="42" calcext:value-type="float">
            <text:p>42</text:p>
          </table:table-cell>
          <table:table-cell office:value-type="float" office:value="0.0205078125" calcext:value-type="float">
            <text:p>0,02050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0100</text:p>
          </table:table-cell>
          <table:table-cell office:value-type="float" office:value="38" calcext:value-type="float">
            <text:p>38</text:p>
          </table:table-cell>
          <table:table-cell office:value-type="float" office:value="0.0185546875" calcext:value-type="float">
            <text:p>0,018554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01100</text:p>
          </table:table-cell>
          <table:table-cell office:value-type="float" office:value="38" calcext:value-type="float">
            <text:p>38</text:p>
          </table:table-cell>
          <table:table-cell office:value-type="float" office:value="0.0185546875" calcext:value-type="float">
            <text:p>0,018554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0000</text:p>
          </table:table-cell>
          <table:table-cell office:value-type="float" office:value="30" calcext:value-type="float">
            <text:p>30</text:p>
          </table:table-cell>
          <table:table-cell office:value-type="float" office:value="0.0146484375" calcext:value-type="float">
            <text:p>0,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000</text:p>
          </table:table-cell>
          <table:table-cell office:value-type="float" office:value="26" calcext:value-type="float">
            <text:p>26</text:p>
          </table:table-cell>
          <table:table-cell office:value-type="float" office:value="0.0126953125" calcext:value-type="float">
            <text:p>0,0126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0000</text:p>
          </table:table-cell>
          <table:table-cell office:value-type="float" office:value="24" calcext:value-type="float">
            <text:p>24</text:p>
          </table:table-cell>
          <table:table-cell office:value-type="float" office:value="0.01171875" calcext:value-type="float">
            <text:p>0,0117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00000</text:p>
          </table:table-cell>
          <table:table-cell office:value-type="float" office:value="13" calcext:value-type="float">
            <text:p>13</text:p>
          </table:table-cell>
          <table:table-cell office:value-type="float" office:value="0.00634765625" calcext:value-type="float">
            <text:p>0,00634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01000</text:p>
          </table:table-cell>
          <table:table-cell office:value-type="float" office:value="13" calcext:value-type="float">
            <text:p>13</text:p>
          </table:table-cell>
          <table:table-cell office:value-type="float" office:value="0.00634765625" calcext:value-type="float">
            <text:p>0,00634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1100</text:p>
          </table:table-cell>
          <table:table-cell office:value-type="float" office:value="10" calcext:value-type="float">
            <text:p>10</text:p>
          </table:table-cell>
          <table:table-cell office:value-type="float" office:value="0.0048828125" calcext:value-type="float">
            <text:p>0,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1100</text:p>
          </table:table-cell>
          <table:table-cell office:value-type="float" office:value="9" calcext:value-type="float">
            <text:p>9</text:p>
          </table:table-cell>
          <table:table-cell office:value-type="float" office:value="0.00439453125" calcext:value-type="float">
            <text:p>0,004394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1100</text:p>
          </table:table-cell>
          <table:table-cell office:value-type="float" office:value="8" calcext:value-type="float">
            <text:p>8</text:p>
          </table:table-cell>
          <table:table-cell office:value-type="float" office:value="0.00390625" calcext:value-type="float">
            <text:p>0,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00100</text:p>
          </table:table-cell>
          <table:table-cell office:value-type="float" office:value="8" calcext:value-type="float">
            <text:p>8</text:p>
          </table:table-cell>
          <table:table-cell office:value-type="float" office:value="0.00390625" calcext:value-type="float">
            <text:p>0,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0100</text:p>
          </table:table-cell>
          <table:table-cell office:value-type="float" office:value="8" calcext:value-type="float">
            <text:p>8</text:p>
          </table:table-cell>
          <table:table-cell office:value-type="float" office:value="0.00390625" calcext:value-type="float">
            <text:p>0,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0100</text:p>
          </table:table-cell>
          <table:table-cell office:value-type="float" office:value="7" calcext:value-type="float">
            <text:p>7</text:p>
          </table:table-cell>
          <table:table-cell office:value-type="float" office:value="0.00341796875" calcext:value-type="float">
            <text:p>0,003417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1000</text:p>
          </table:table-cell>
          <table:table-cell office:value-type="float" office:value="7" calcext:value-type="float">
            <text:p>7</text:p>
          </table:table-cell>
          <table:table-cell office:value-type="float" office:value="0.00341796875" calcext:value-type="float">
            <text:p>0,003417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0100</text:p>
          </table:table-cell>
          <table:table-cell office:value-type="float" office:value="5" calcext:value-type="float">
            <text:p>5</text:p>
          </table:table-cell>
          <table:table-cell office:value-type="float" office:value="0.00244140625" calcext:value-type="float">
            <text:p>0,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01000</text:p>
          </table:table-cell>
          <table:table-cell office:value-type="float" office:value="5" calcext:value-type="float">
            <text:p>5</text:p>
          </table:table-cell>
          <table:table-cell office:value-type="float" office:value="0.00244140625" calcext:value-type="float">
            <text:p>0,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0100</text:p>
          </table:table-cell>
          <table:table-cell office:value-type="float" office:value="4" calcext:value-type="float">
            <text:p>4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1000</text:p>
          </table:table-cell>
          <table:table-cell office:value-type="float" office:value="4" calcext:value-type="float">
            <text:p>4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1000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00100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00000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10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1">
          <table:table-cell/>
          <table:table-cell table:formula="of:=SUM([.B2:.B33])" office:value-type="float" office:value="2048" calcext:value-type="float">
            <text:p>2048</text:p>
          </table:table-cell>
          <table:table-cell table:number-columns-repeated="1022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48_7" table:style-name="ta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Probability</text:p>
          </table:table-cell>
          <table:table-cell table:style-name="ce5" office:value-type="string" calcext:value-type="string">
            <text:p>Fideli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000000000000000</text:p>
          </table:table-cell>
          <table:table-cell office:value-type="float" office:value="708" calcext:value-type="float">
            <text:p>708</text:p>
          </table:table-cell>
          <table:table-cell office:value-type="float" office:value="0.345703125" calcext:value-type="float">
            <text:p>0,345703125</text:p>
          </table:table-cell>
          <table:table-cell table:formula="of:=SQRT([.C2]/2)+SQRT([.C3]/2)" office:value-type="float" office:value="0.671068812963568" calcext:value-type="float">
            <text:p>0,67106881296356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111000000011100</text:p>
          </table:table-cell>
          <table:table-cell office:value-type="float" office:value="267" calcext:value-type="float">
            <text:p>267</text:p>
          </table:table-cell>
          <table:table-cell office:value-type="float" office:value="0.13037109375" calcext:value-type="float">
            <text:p>0,13037109375</text:p>
          </table:table-cell>
          <table:table-cell table:number-columns-repeated="2"/>
          <table:table-cell>
            <draw:frame table:end-cell-address="2048_7.M17" table:end-x="8.46mm" table:end-y="2.11mm" draw:z-index="0" draw:name="Chart 1" draw:style-name="gr1" draw:text-style-name="P1" svg:width="125.65mm" svg:height="76.21mm" svg:x="0mm" svg:y="0.42mm">
              <loext:p draw:notify-on-update-of-ranges="2048_7.A2:2048_7.A103 2048_7.C2:2048_7.C103"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00000000000100</text:p>
          </table:table-cell>
          <table:table-cell office:value-type="float" office:value="118" calcext:value-type="float">
            <text:p>118</text:p>
          </table:table-cell>
          <table:table-cell office:value-type="float" office:value="0.0576171875" calcext:value-type="float">
            <text:p>0,057617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0000</text:p>
          </table:table-cell>
          <table:table-cell office:value-type="float" office:value="62" calcext:value-type="float">
            <text:p>62</text:p>
          </table:table-cell>
          <table:table-cell office:value-type="float" office:value="0.0302734375" calcext:value-type="float">
            <text:p>0,030273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0000</text:p>
          </table:table-cell>
          <table:table-cell office:value-type="float" office:value="60" calcext:value-type="float">
            <text:p>60</text:p>
          </table:table-cell>
          <table:table-cell office:value-type="float" office:value="0.029296875" calcext:value-type="float">
            <text:p>0,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1000</text:p>
          </table:table-cell>
          <table:table-cell office:value-type="float" office:value="53" calcext:value-type="float">
            <text:p>53</text:p>
          </table:table-cell>
          <table:table-cell office:value-type="float" office:value="0.02587890625" calcext:value-type="float">
            <text:p>0,025878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0000</text:p>
          </table:table-cell>
          <table:table-cell office:value-type="float" office:value="46" calcext:value-type="float">
            <text:p>46</text:p>
          </table:table-cell>
          <table:table-cell office:value-type="float" office:value="0.0224609375" calcext:value-type="float">
            <text:p>0,02246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1100</text:p>
          </table:table-cell>
          <table:table-cell office:value-type="float" office:value="41" calcext:value-type="float">
            <text:p>41</text:p>
          </table:table-cell>
          <table:table-cell office:value-type="float" office:value="0.02001953125" calcext:value-type="float">
            <text:p>0,02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0100</text:p>
          </table:table-cell>
          <table:table-cell office:value-type="float" office:value="36" calcext:value-type="float">
            <text:p>36</text:p>
          </table:table-cell>
          <table:table-cell office:value-type="float" office:value="0.017578125" calcext:value-type="float">
            <text:p>0,0175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000</text:p>
          </table:table-cell>
          <table:table-cell office:value-type="float" office:value="34" calcext:value-type="float">
            <text:p>34</text:p>
          </table:table-cell>
          <table:table-cell office:value-type="float" office:value="0.0166015625" calcext:value-type="float">
            <text:p>0,01660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0000</text:p>
          </table:table-cell>
          <table:table-cell office:value-type="float" office:value="34" calcext:value-type="float">
            <text:p>34</text:p>
          </table:table-cell>
          <table:table-cell office:value-type="float" office:value="0.0166015625" calcext:value-type="float">
            <text:p>0,01660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1100</text:p>
          </table:table-cell>
          <table:table-cell office:value-type="float" office:value="31" calcext:value-type="float">
            <text:p>31</text:p>
          </table:table-cell>
          <table:table-cell office:value-type="float" office:value="0.01513671875" calcext:value-type="float">
            <text:p>0,0151367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1100</text:p>
          </table:table-cell>
          <table:table-cell office:value-type="float" office:value="31" calcext:value-type="float">
            <text:p>31</text:p>
          </table:table-cell>
          <table:table-cell office:value-type="float" office:value="0.01513671875" calcext:value-type="float">
            <text:p>0,0151367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1100</text:p>
          </table:table-cell>
          <table:table-cell office:value-type="float" office:value="28" calcext:value-type="float">
            <text:p>28</text:p>
          </table:table-cell>
          <table:table-cell office:value-type="float" office:value="0.013671875" calcext:value-type="float">
            <text:p>0,01367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1100</text:p>
          </table:table-cell>
          <table:table-cell office:value-type="float" office:value="26" calcext:value-type="float">
            <text:p>26</text:p>
          </table:table-cell>
          <table:table-cell office:value-type="float" office:value="0.0126953125" calcext:value-type="float">
            <text:p>0,0126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1000</text:p>
          </table:table-cell>
          <table:table-cell office:value-type="float" office:value="24" calcext:value-type="float">
            <text:p>24</text:p>
          </table:table-cell>
          <table:table-cell office:value-type="float" office:value="0.01171875" calcext:value-type="float">
            <text:p>0,0117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0000</text:p>
          </table:table-cell>
          <table:table-cell office:value-type="float" office:value="23" calcext:value-type="float">
            <text:p>23</text:p>
          </table:table-cell>
          <table:table-cell office:value-type="float" office:value="0.01123046875" calcext:value-type="float">
            <text:p>0,0112304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1100</text:p>
          </table:table-cell>
          <table:table-cell office:value-type="float" office:value="22" calcext:value-type="float">
            <text:p>22</text:p>
          </table:table-cell>
          <table:table-cell office:value-type="float" office:value="0.0107421875" calcext:value-type="float">
            <text:p>0,0107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1100</text:p>
          </table:table-cell>
          <table:table-cell office:value-type="float" office:value="20" calcext:value-type="float">
            <text:p>20</text:p>
          </table:table-cell>
          <table:table-cell office:value-type="float" office:value="0.009765625" calcext:value-type="float">
            <text:p>0,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0100</text:p>
          </table:table-cell>
          <table:table-cell office:value-type="float" office:value="20" calcext:value-type="float">
            <text:p>20</text:p>
          </table:table-cell>
          <table:table-cell office:value-type="float" office:value="0.009765625" calcext:value-type="float">
            <text:p>0,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0000</text:p>
          </table:table-cell>
          <table:table-cell office:value-type="float" office:value="19" calcext:value-type="float">
            <text:p>19</text:p>
          </table:table-cell>
          <table:table-cell office:value-type="float" office:value="0.00927734375" calcext:value-type="float">
            <text:p>0,0092773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0000</text:p>
          </table:table-cell>
          <table:table-cell office:value-type="float" office:value="18" calcext:value-type="float">
            <text:p>18</text:p>
          </table:table-cell>
          <table:table-cell office:value-type="float" office:value="0.0087890625" calcext:value-type="float">
            <text:p>0,00878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0100</text:p>
          </table:table-cell>
          <table:table-cell office:value-type="float" office:value="16" calcext:value-type="float">
            <text:p>16</text:p>
          </table:table-cell>
          <table:table-cell office:value-type="float" office:value="0.0078125" calcext:value-type="float">
            <text:p>0,00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0000</text:p>
          </table:table-cell>
          <table:table-cell office:value-type="float" office:value="16" calcext:value-type="float">
            <text:p>16</text:p>
          </table:table-cell>
          <table:table-cell office:value-type="float" office:value="0.0078125" calcext:value-type="float">
            <text:p>0,00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1100</text:p>
          </table:table-cell>
          <table:table-cell office:value-type="float" office:value="15" calcext:value-type="float">
            <text:p>15</text:p>
          </table:table-cell>
          <table:table-cell office:value-type="float" office:value="0.00732421875" calcext:value-type="float">
            <text:p>0,00732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100</text:p>
          </table:table-cell>
          <table:table-cell office:value-type="float" office:value="13" calcext:value-type="float">
            <text:p>13</text:p>
          </table:table-cell>
          <table:table-cell office:value-type="float" office:value="0.00634765625" calcext:value-type="float">
            <text:p>0,00634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0100</text:p>
          </table:table-cell>
          <table:table-cell office:value-type="float" office:value="12" calcext:value-type="float">
            <text:p>12</text:p>
          </table:table-cell>
          <table:table-cell office:value-type="float" office:value="0.005859375" calcext:value-type="float">
            <text:p>0,0058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1000</text:p>
          </table:table-cell>
          <table:table-cell office:value-type="float" office:value="12" calcext:value-type="float">
            <text:p>12</text:p>
          </table:table-cell>
          <table:table-cell office:value-type="float" office:value="0.005859375" calcext:value-type="float">
            <text:p>0,0058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1000</text:p>
          </table:table-cell>
          <table:table-cell office:value-type="float" office:value="11" calcext:value-type="float">
            <text:p>11</text:p>
          </table:table-cell>
          <table:table-cell office:value-type="float" office:value="0.00537109375" calcext:value-type="float">
            <text:p>0,00537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0000</text:p>
          </table:table-cell>
          <table:table-cell office:value-type="float" office:value="11" calcext:value-type="float">
            <text:p>11</text:p>
          </table:table-cell>
          <table:table-cell office:value-type="float" office:value="0.00537109375" calcext:value-type="float">
            <text:p>0,00537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0000</text:p>
          </table:table-cell>
          <table:table-cell office:value-type="float" office:value="9" calcext:value-type="float">
            <text:p>9</text:p>
          </table:table-cell>
          <table:table-cell office:value-type="float" office:value="0.00439453125" calcext:value-type="float">
            <text:p>0,004394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0100</text:p>
          </table:table-cell>
          <table:table-cell office:value-type="float" office:value="8" calcext:value-type="float">
            <text:p>8</text:p>
          </table:table-cell>
          <table:table-cell office:value-type="float" office:value="0.00390625" calcext:value-type="float">
            <text:p>0,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1100</text:p>
          </table:table-cell>
          <table:table-cell office:value-type="float" office:value="8" calcext:value-type="float">
            <text:p>8</text:p>
          </table:table-cell>
          <table:table-cell office:value-type="float" office:value="0.00390625" calcext:value-type="float">
            <text:p>0,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1000</text:p>
          </table:table-cell>
          <table:table-cell office:value-type="float" office:value="8" calcext:value-type="float">
            <text:p>8</text:p>
          </table:table-cell>
          <table:table-cell office:value-type="float" office:value="0.00390625" calcext:value-type="float">
            <text:p>0,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0000</text:p>
          </table:table-cell>
          <table:table-cell office:value-type="float" office:value="7" calcext:value-type="float">
            <text:p>7</text:p>
          </table:table-cell>
          <table:table-cell office:value-type="float" office:value="0.00341796875" calcext:value-type="float">
            <text:p>0,003417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0000</text:p>
          </table:table-cell>
          <table:table-cell office:value-type="float" office:value="7" calcext:value-type="float">
            <text:p>7</text:p>
          </table:table-cell>
          <table:table-cell office:value-type="float" office:value="0.00341796875" calcext:value-type="float">
            <text:p>0,003417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1100</text:p>
          </table:table-cell>
          <table:table-cell office:value-type="float" office:value="7" calcext:value-type="float">
            <text:p>7</text:p>
          </table:table-cell>
          <table:table-cell office:value-type="float" office:value="0.00341796875" calcext:value-type="float">
            <text:p>0,003417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0100</text:p>
          </table:table-cell>
          <table:table-cell office:value-type="float" office:value="6" calcext:value-type="float">
            <text:p>6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0100</text:p>
          </table:table-cell>
          <table:table-cell office:value-type="float" office:value="6" calcext:value-type="float">
            <text:p>6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11100</text:p>
          </table:table-cell>
          <table:table-cell office:value-type="float" office:value="6" calcext:value-type="float">
            <text:p>6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1100</text:p>
          </table:table-cell>
          <table:table-cell office:value-type="float" office:value="6" calcext:value-type="float">
            <text:p>6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1000</text:p>
          </table:table-cell>
          <table:table-cell office:value-type="float" office:value="6" calcext:value-type="float">
            <text:p>6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00000</text:p>
          </table:table-cell>
          <table:table-cell office:value-type="float" office:value="5" calcext:value-type="float">
            <text:p>5</text:p>
          </table:table-cell>
          <table:table-cell office:value-type="float" office:value="0.00244140625" calcext:value-type="float">
            <text:p>0,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1000</text:p>
          </table:table-cell>
          <table:table-cell office:value-type="float" office:value="5" calcext:value-type="float">
            <text:p>5</text:p>
          </table:table-cell>
          <table:table-cell office:value-type="float" office:value="0.00244140625" calcext:value-type="float">
            <text:p>0,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1100</text:p>
          </table:table-cell>
          <table:table-cell office:value-type="float" office:value="5" calcext:value-type="float">
            <text:p>5</text:p>
          </table:table-cell>
          <table:table-cell office:value-type="float" office:value="0.00244140625" calcext:value-type="float">
            <text:p>0,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0100</text:p>
          </table:table-cell>
          <table:table-cell office:value-type="float" office:value="5" calcext:value-type="float">
            <text:p>5</text:p>
          </table:table-cell>
          <table:table-cell office:value-type="float" office:value="0.00244140625" calcext:value-type="float">
            <text:p>0,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1100</text:p>
          </table:table-cell>
          <table:table-cell office:value-type="float" office:value="5" calcext:value-type="float">
            <text:p>5</text:p>
          </table:table-cell>
          <table:table-cell office:value-type="float" office:value="0.00244140625" calcext:value-type="float">
            <text:p>0,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10000</text:p>
          </table:table-cell>
          <table:table-cell office:value-type="float" office:value="4" calcext:value-type="float">
            <text:p>4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1100</text:p>
          </table:table-cell>
          <table:table-cell office:value-type="float" office:value="4" calcext:value-type="float">
            <text:p>4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0100</text:p>
          </table:table-cell>
          <table:table-cell office:value-type="float" office:value="4" calcext:value-type="float">
            <text:p>4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11100</text:p>
          </table:table-cell>
          <table:table-cell office:value-type="float" office:value="4" calcext:value-type="float">
            <text:p>4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1000</text:p>
          </table:table-cell>
          <table:table-cell office:value-type="float" office:value="4" calcext:value-type="float">
            <text:p>4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11100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0000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0100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1000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1000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11100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10100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0100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11100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0000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0000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0100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101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10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00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10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110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000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110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01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101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000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010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111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01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10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01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11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00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01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10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100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11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01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001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100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101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011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00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10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110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000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010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011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01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00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01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10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01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10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1">
          <table:table-cell/>
          <table:table-cell table:formula="of:=SUM([.B2:.B103])" office:value-type="float" office:value="2048" calcext:value-type="float">
            <text:p>2048</text:p>
          </table:table-cell>
          <table:table-cell table:number-columns-repeated="1022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48_9" table:style-name="ta10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Probability</text:p>
          </table:table-cell>
          <table:table-cell table:style-name="ce5" office:value-type="string" calcext:value-type="string">
            <text:p>Fideli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000000000000000</text:p>
          </table:table-cell>
          <table:table-cell office:value-type="float" office:value="542" calcext:value-type="float">
            <text:p>542</text:p>
          </table:table-cell>
          <table:table-cell office:value-type="float" office:value="0.2646484375" calcext:value-type="float">
            <text:p>0,2646484375</text:p>
          </table:table-cell>
          <table:table-cell table:formula="of:=SQRT([.C2]/2)+SQRT([.C3]/2)" office:value-type="float" office:value="0.57281221271727" calcext:value-type="float">
            <text:p>0,572812212717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111000000011111</text:p>
          </table:table-cell>
          <table:table-cell office:value-type="float" office:value="179" calcext:value-type="float">
            <text:p>179</text:p>
          </table:table-cell>
          <table:table-cell office:value-type="float" office:value="0.08740234375" calcext:value-type="float">
            <text:p>0,08740234375</text:p>
          </table:table-cell>
          <table:table-cell table:number-columns-repeated="2"/>
          <table:table-cell>
            <draw:frame table:end-cell-address="2048_9.M17" table:end-x="8.46mm" table:end-y="2.11mm" draw:z-index="0" draw:name="Chart 1" draw:style-name="gr1" draw:text-style-name="P1" svg:width="125.65mm" svg:height="76.21mm" svg:x="0mm" svg:y="0.42mm">
              <loext:p draw:notify-on-update-of-ranges="2048_9.A2:2048_9.A258 2048_9.C2:2048_9.C258"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00000000000100</text:p>
          </table:table-cell>
          <table:table-cell office:value-type="float" office:value="71" calcext:value-type="float">
            <text:p>71</text:p>
          </table:table-cell>
          <table:table-cell office:value-type="float" office:value="0.03466796875" calcext:value-type="float">
            <text:p>0,034667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1011</text:p>
          </table:table-cell>
          <table:table-cell office:value-type="float" office:value="49" calcext:value-type="float">
            <text:p>49</text:p>
          </table:table-cell>
          <table:table-cell office:value-type="float" office:value="0.02392578125" calcext:value-type="float">
            <text:p>0,023925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0000</text:p>
          </table:table-cell>
          <table:table-cell office:value-type="float" office:value="46" calcext:value-type="float">
            <text:p>46</text:p>
          </table:table-cell>
          <table:table-cell office:value-type="float" office:value="0.0224609375" calcext:value-type="float">
            <text:p>0,02246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1000</text:p>
          </table:table-cell>
          <table:table-cell office:value-type="float" office:value="36" calcext:value-type="float">
            <text:p>36</text:p>
          </table:table-cell>
          <table:table-cell office:value-type="float" office:value="0.017578125" calcext:value-type="float">
            <text:p>0,0175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1111</text:p>
          </table:table-cell>
          <table:table-cell office:value-type="float" office:value="36" calcext:value-type="float">
            <text:p>36</text:p>
          </table:table-cell>
          <table:table-cell office:value-type="float" office:value="0.017578125" calcext:value-type="float">
            <text:p>0,0175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0000</text:p>
          </table:table-cell>
          <table:table-cell office:value-type="float" office:value="35" calcext:value-type="float">
            <text:p>35</text:p>
          </table:table-cell>
          <table:table-cell office:value-type="float" office:value="0.01708984375" calcext:value-type="float">
            <text:p>0,017089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0111</text:p>
          </table:table-cell>
          <table:table-cell office:value-type="float" office:value="34" calcext:value-type="float">
            <text:p>34</text:p>
          </table:table-cell>
          <table:table-cell office:value-type="float" office:value="0.0166015625" calcext:value-type="float">
            <text:p>0,01660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0000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,0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0111</text:p>
          </table:table-cell>
          <table:table-cell office:value-type="float" office:value="31" calcext:value-type="float">
            <text:p>31</text:p>
          </table:table-cell>
          <table:table-cell office:value-type="float" office:value="0.01513671875" calcext:value-type="float">
            <text:p>0,0151367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0010</text:p>
          </table:table-cell>
          <table:table-cell office:value-type="float" office:value="30" calcext:value-type="float">
            <text:p>30</text:p>
          </table:table-cell>
          <table:table-cell office:value-type="float" office:value="0.0146484375" calcext:value-type="float">
            <text:p>0,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1111</text:p>
          </table:table-cell>
          <table:table-cell office:value-type="float" office:value="30" calcext:value-type="float">
            <text:p>30</text:p>
          </table:table-cell>
          <table:table-cell office:value-type="float" office:value="0.0146484375" calcext:value-type="float">
            <text:p>0,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1111</text:p>
          </table:table-cell>
          <table:table-cell office:value-type="float" office:value="29" calcext:value-type="float">
            <text:p>29</text:p>
          </table:table-cell>
          <table:table-cell office:value-type="float" office:value="0.01416015625" calcext:value-type="float">
            <text:p>0,014160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0000</text:p>
          </table:table-cell>
          <table:table-cell office:value-type="float" office:value="29" calcext:value-type="float">
            <text:p>29</text:p>
          </table:table-cell>
          <table:table-cell office:value-type="float" office:value="0.01416015625" calcext:value-type="float">
            <text:p>0,014160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0000</text:p>
          </table:table-cell>
          <table:table-cell office:value-type="float" office:value="25" calcext:value-type="float">
            <text:p>25</text:p>
          </table:table-cell>
          <table:table-cell office:value-type="float" office:value="0.01220703125" calcext:value-type="float">
            <text:p>0,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1101</text:p>
          </table:table-cell>
          <table:table-cell office:value-type="float" office:value="25" calcext:value-type="float">
            <text:p>25</text:p>
          </table:table-cell>
          <table:table-cell office:value-type="float" office:value="0.01220703125" calcext:value-type="float">
            <text:p>0,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1111</text:p>
          </table:table-cell>
          <table:table-cell office:value-type="float" office:value="24" calcext:value-type="float">
            <text:p>24</text:p>
          </table:table-cell>
          <table:table-cell office:value-type="float" office:value="0.01171875" calcext:value-type="float">
            <text:p>0,0117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000</text:p>
          </table:table-cell>
          <table:table-cell office:value-type="float" office:value="23" calcext:value-type="float">
            <text:p>23</text:p>
          </table:table-cell>
          <table:table-cell office:value-type="float" office:value="0.01123046875" calcext:value-type="float">
            <text:p>0,0112304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1111</text:p>
          </table:table-cell>
          <table:table-cell office:value-type="float" office:value="20" calcext:value-type="float">
            <text:p>20</text:p>
          </table:table-cell>
          <table:table-cell office:value-type="float" office:value="0.009765625" calcext:value-type="float">
            <text:p>0,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0111</text:p>
          </table:table-cell>
          <table:table-cell office:value-type="float" office:value="19" calcext:value-type="float">
            <text:p>19</text:p>
          </table:table-cell>
          <table:table-cell office:value-type="float" office:value="0.00927734375" calcext:value-type="float">
            <text:p>0,0092773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0000</text:p>
          </table:table-cell>
          <table:table-cell office:value-type="float" office:value="19" calcext:value-type="float">
            <text:p>19</text:p>
          </table:table-cell>
          <table:table-cell office:value-type="float" office:value="0.00927734375" calcext:value-type="float">
            <text:p>0,0092773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1111</text:p>
          </table:table-cell>
          <table:table-cell office:value-type="float" office:value="19" calcext:value-type="float">
            <text:p>19</text:p>
          </table:table-cell>
          <table:table-cell office:value-type="float" office:value="0.00927734375" calcext:value-type="float">
            <text:p>0,0092773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1110</text:p>
          </table:table-cell>
          <table:table-cell office:value-type="float" office:value="18" calcext:value-type="float">
            <text:p>18</text:p>
          </table:table-cell>
          <table:table-cell office:value-type="float" office:value="0.0087890625" calcext:value-type="float">
            <text:p>0,00878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0011</text:p>
          </table:table-cell>
          <table:table-cell office:value-type="float" office:value="17" calcext:value-type="float">
            <text:p>17</text:p>
          </table:table-cell>
          <table:table-cell office:value-type="float" office:value="0.00830078125" calcext:value-type="float">
            <text:p>0,008300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0001</text:p>
          </table:table-cell>
          <table:table-cell office:value-type="float" office:value="15" calcext:value-type="float">
            <text:p>15</text:p>
          </table:table-cell>
          <table:table-cell office:value-type="float" office:value="0.00732421875" calcext:value-type="float">
            <text:p>0,00732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1111</text:p>
          </table:table-cell>
          <table:table-cell office:value-type="float" office:value="15" calcext:value-type="float">
            <text:p>15</text:p>
          </table:table-cell>
          <table:table-cell office:value-type="float" office:value="0.00732421875" calcext:value-type="float">
            <text:p>0,00732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1111</text:p>
          </table:table-cell>
          <table:table-cell office:value-type="float" office:value="15" calcext:value-type="float">
            <text:p>15</text:p>
          </table:table-cell>
          <table:table-cell office:value-type="float" office:value="0.00732421875" calcext:value-type="float">
            <text:p>0,00732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0000</text:p>
          </table:table-cell>
          <table:table-cell office:value-type="float" office:value="12" calcext:value-type="float">
            <text:p>12</text:p>
          </table:table-cell>
          <table:table-cell office:value-type="float" office:value="0.005859375" calcext:value-type="float">
            <text:p>0,0058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0100</text:p>
          </table:table-cell>
          <table:table-cell office:value-type="float" office:value="12" calcext:value-type="float">
            <text:p>12</text:p>
          </table:table-cell>
          <table:table-cell office:value-type="float" office:value="0.005859375" calcext:value-type="float">
            <text:p>0,0058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1100</text:p>
          </table:table-cell>
          <table:table-cell office:value-type="float" office:value="11" calcext:value-type="float">
            <text:p>11</text:p>
          </table:table-cell>
          <table:table-cell office:value-type="float" office:value="0.00537109375" calcext:value-type="float">
            <text:p>0,00537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0010</text:p>
          </table:table-cell>
          <table:table-cell office:value-type="float" office:value="11" calcext:value-type="float">
            <text:p>11</text:p>
          </table:table-cell>
          <table:table-cell office:value-type="float" office:value="0.00537109375" calcext:value-type="float">
            <text:p>0,00537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0011</text:p>
          </table:table-cell>
          <table:table-cell office:value-type="float" office:value="11" calcext:value-type="float">
            <text:p>11</text:p>
          </table:table-cell>
          <table:table-cell office:value-type="float" office:value="0.00537109375" calcext:value-type="float">
            <text:p>0,00537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0100</text:p>
          </table:table-cell>
          <table:table-cell office:value-type="float" office:value="10" calcext:value-type="float">
            <text:p>10</text:p>
          </table:table-cell>
          <table:table-cell office:value-type="float" office:value="0.0048828125" calcext:value-type="float">
            <text:p>0,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48828125" calcext:value-type="float">
            <text:p>0,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0011</text:p>
          </table:table-cell>
          <table:table-cell office:value-type="float" office:value="10" calcext:value-type="float">
            <text:p>10</text:p>
          </table:table-cell>
          <table:table-cell office:value-type="float" office:value="0.0048828125" calcext:value-type="float">
            <text:p>0,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0110</text:p>
          </table:table-cell>
          <table:table-cell office:value-type="float" office:value="9" calcext:value-type="float">
            <text:p>9</text:p>
          </table:table-cell>
          <table:table-cell office:value-type="float" office:value="0.00439453125" calcext:value-type="float">
            <text:p>0,004394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111</text:p>
          </table:table-cell>
          <table:table-cell office:value-type="float" office:value="8" calcext:value-type="float">
            <text:p>8</text:p>
          </table:table-cell>
          <table:table-cell office:value-type="float" office:value="0.00390625" calcext:value-type="float">
            <text:p>0,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0000</text:p>
          </table:table-cell>
          <table:table-cell office:value-type="float" office:value="8" calcext:value-type="float">
            <text:p>8</text:p>
          </table:table-cell>
          <table:table-cell office:value-type="float" office:value="0.00390625" calcext:value-type="float">
            <text:p>0,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0000</text:p>
          </table:table-cell>
          <table:table-cell office:value-type="float" office:value="8" calcext:value-type="float">
            <text:p>8</text:p>
          </table:table-cell>
          <table:table-cell office:value-type="float" office:value="0.00390625" calcext:value-type="float">
            <text:p>0,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1000</text:p>
          </table:table-cell>
          <table:table-cell office:value-type="float" office:value="8" calcext:value-type="float">
            <text:p>8</text:p>
          </table:table-cell>
          <table:table-cell office:value-type="float" office:value="0.00390625" calcext:value-type="float">
            <text:p>0,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1011</text:p>
          </table:table-cell>
          <table:table-cell office:value-type="float" office:value="7" calcext:value-type="float">
            <text:p>7</text:p>
          </table:table-cell>
          <table:table-cell office:value-type="float" office:value="0.00341796875" calcext:value-type="float">
            <text:p>0,003417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0000</text:p>
          </table:table-cell>
          <table:table-cell office:value-type="float" office:value="7" calcext:value-type="float">
            <text:p>7</text:p>
          </table:table-cell>
          <table:table-cell office:value-type="float" office:value="0.00341796875" calcext:value-type="float">
            <text:p>0,003417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1100</text:p>
          </table:table-cell>
          <table:table-cell office:value-type="float" office:value="7" calcext:value-type="float">
            <text:p>7</text:p>
          </table:table-cell>
          <table:table-cell office:value-type="float" office:value="0.00341796875" calcext:value-type="float">
            <text:p>0,003417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0000</text:p>
          </table:table-cell>
          <table:table-cell office:value-type="float" office:value="6" calcext:value-type="float">
            <text:p>6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1011</text:p>
          </table:table-cell>
          <table:table-cell office:value-type="float" office:value="6" calcext:value-type="float">
            <text:p>6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0000</text:p>
          </table:table-cell>
          <table:table-cell office:value-type="float" office:value="6" calcext:value-type="float">
            <text:p>6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1111</text:p>
          </table:table-cell>
          <table:table-cell office:value-type="float" office:value="6" calcext:value-type="float">
            <text:p>6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0001</text:p>
          </table:table-cell>
          <table:table-cell office:value-type="float" office:value="6" calcext:value-type="float">
            <text:p>6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1011</text:p>
          </table:table-cell>
          <table:table-cell office:value-type="float" office:value="6" calcext:value-type="float">
            <text:p>6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1110</text:p>
          </table:table-cell>
          <table:table-cell office:value-type="float" office:value="6" calcext:value-type="float">
            <text:p>6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0000</text:p>
          </table:table-cell>
          <table:table-cell office:value-type="float" office:value="6" calcext:value-type="float">
            <text:p>6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1010</text:p>
          </table:table-cell>
          <table:table-cell office:value-type="float" office:value="6" calcext:value-type="float">
            <text:p>6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100</text:p>
          </table:table-cell>
          <table:table-cell office:value-type="float" office:value="5" calcext:value-type="float">
            <text:p>5</text:p>
          </table:table-cell>
          <table:table-cell office:value-type="float" office:value="0.00244140625" calcext:value-type="float">
            <text:p>0,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0100</text:p>
          </table:table-cell>
          <table:table-cell office:value-type="float" office:value="5" calcext:value-type="float">
            <text:p>5</text:p>
          </table:table-cell>
          <table:table-cell office:value-type="float" office:value="0.00244140625" calcext:value-type="float">
            <text:p>0,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0111</text:p>
          </table:table-cell>
          <table:table-cell office:value-type="float" office:value="5" calcext:value-type="float">
            <text:p>5</text:p>
          </table:table-cell>
          <table:table-cell office:value-type="float" office:value="0.00244140625" calcext:value-type="float">
            <text:p>0,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1101</text:p>
          </table:table-cell>
          <table:table-cell office:value-type="float" office:value="5" calcext:value-type="float">
            <text:p>5</text:p>
          </table:table-cell>
          <table:table-cell office:value-type="float" office:value="0.00244140625" calcext:value-type="float">
            <text:p>0,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11000</text:p>
          </table:table-cell>
          <table:table-cell office:value-type="float" office:value="5" calcext:value-type="float">
            <text:p>5</text:p>
          </table:table-cell>
          <table:table-cell office:value-type="float" office:value="0.00244140625" calcext:value-type="float">
            <text:p>0,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11111</text:p>
          </table:table-cell>
          <table:table-cell office:value-type="float" office:value="5" calcext:value-type="float">
            <text:p>5</text:p>
          </table:table-cell>
          <table:table-cell office:value-type="float" office:value="0.00244140625" calcext:value-type="float">
            <text:p>0,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0100</text:p>
          </table:table-cell>
          <table:table-cell office:value-type="float" office:value="5" calcext:value-type="float">
            <text:p>5</text:p>
          </table:table-cell>
          <table:table-cell office:value-type="float" office:value="0.00244140625" calcext:value-type="float">
            <text:p>0,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0111</text:p>
          </table:table-cell>
          <table:table-cell office:value-type="float" office:value="5" calcext:value-type="float">
            <text:p>5</text:p>
          </table:table-cell>
          <table:table-cell office:value-type="float" office:value="0.00244140625" calcext:value-type="float">
            <text:p>0,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1111</text:p>
          </table:table-cell>
          <table:table-cell office:value-type="float" office:value="5" calcext:value-type="float">
            <text:p>5</text:p>
          </table:table-cell>
          <table:table-cell office:value-type="float" office:value="0.00244140625" calcext:value-type="float">
            <text:p>0,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1000</text:p>
          </table:table-cell>
          <table:table-cell office:value-type="float" office:value="5" calcext:value-type="float">
            <text:p>5</text:p>
          </table:table-cell>
          <table:table-cell office:value-type="float" office:value="0.00244140625" calcext:value-type="float">
            <text:p>0,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1011</text:p>
          </table:table-cell>
          <table:table-cell office:value-type="float" office:value="5" calcext:value-type="float">
            <text:p>5</text:p>
          </table:table-cell>
          <table:table-cell office:value-type="float" office:value="0.00244140625" calcext:value-type="float">
            <text:p>0,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0110</text:p>
          </table:table-cell>
          <table:table-cell office:value-type="float" office:value="5" calcext:value-type="float">
            <text:p>5</text:p>
          </table:table-cell>
          <table:table-cell office:value-type="float" office:value="0.00244140625" calcext:value-type="float">
            <text:p>0,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0110</text:p>
          </table:table-cell>
          <table:table-cell office:value-type="float" office:value="5" calcext:value-type="float">
            <text:p>5</text:p>
          </table:table-cell>
          <table:table-cell office:value-type="float" office:value="0.00244140625" calcext:value-type="float">
            <text:p>0,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0010</text:p>
          </table:table-cell>
          <table:table-cell office:value-type="float" office:value="4" calcext:value-type="float">
            <text:p>4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1110</text:p>
          </table:table-cell>
          <table:table-cell office:value-type="float" office:value="4" calcext:value-type="float">
            <text:p>4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0010</text:p>
          </table:table-cell>
          <table:table-cell office:value-type="float" office:value="4" calcext:value-type="float">
            <text:p>4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1111</text:p>
          </table:table-cell>
          <table:table-cell office:value-type="float" office:value="4" calcext:value-type="float">
            <text:p>4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1101</text:p>
          </table:table-cell>
          <table:table-cell office:value-type="float" office:value="4" calcext:value-type="float">
            <text:p>4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1110</text:p>
          </table:table-cell>
          <table:table-cell office:value-type="float" office:value="4" calcext:value-type="float">
            <text:p>4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1110</text:p>
          </table:table-cell>
          <table:table-cell office:value-type="float" office:value="4" calcext:value-type="float">
            <text:p>4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1110</text:p>
          </table:table-cell>
          <table:table-cell office:value-type="float" office:value="4" calcext:value-type="float">
            <text:p>4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0101</text:p>
          </table:table-cell>
          <table:table-cell office:value-type="float" office:value="4" calcext:value-type="float">
            <text:p>4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0101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001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011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1010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0100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1011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1111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00000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0010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0010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0100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11111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0111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1111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1110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1000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1000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1110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1011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1101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0111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1000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1000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1101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1001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01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11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0001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011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0011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100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101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10111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0011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01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1111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00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0011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01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0111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11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0011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11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111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1101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000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0001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10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101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0011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0101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10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0011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011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11111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0001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11011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11101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11111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00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0011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10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101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1101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1111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0111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11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010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1011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1111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1001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1110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1101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0101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001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001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011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011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10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101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11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1010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1110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001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011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011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11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100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110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111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1110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001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010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10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011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110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011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10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01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011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011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10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101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111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0001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1001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111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1111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0000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001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0111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1011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1101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111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011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100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101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110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00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001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011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100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101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101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101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100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1001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1010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110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010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1011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111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000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0011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0111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1101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1111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001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01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011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10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101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11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110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011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100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000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001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001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01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010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011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011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100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111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00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110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001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010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011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10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011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011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10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101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11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001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01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101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101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11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000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001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010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011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011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11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101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11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000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001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010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1">
          <table:table-cell/>
          <table:table-cell table:formula="of:=SUM([.B2:.B258])" office:value-type="float" office:value="2048" calcext:value-type="float">
            <text:p>2048</text:p>
          </table:table-cell>
          <table:table-cell table:number-columns-repeated="1022"/>
        </table:table-row>
        <table:table-row table:style-name="ro2" table:number-rows-repeated="10483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192_2" table:style-name="ta1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Probability</text:p>
          </table:table-cell>
          <table:table-cell table:style-name="ce5" office:value-type="string" calcext:value-type="string">
            <text:p>Fideli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000000000000000</text:p>
          </table:table-cell>
          <table:table-cell office:value-type="float" office:value="4888" calcext:value-type="float">
            <text:p>4888</text:p>
          </table:table-cell>
          <table:table-cell office:value-type="float" office:value="0.5966796875" calcext:value-type="float">
            <text:p>0,5966796875</text:p>
          </table:table-cell>
          <table:table-cell table:formula="of:=SQRT([.C2]/2)+SQRT([.C3]/2)" office:value-type="float" office:value="0.928618641983405" calcext:value-type="float">
            <text:p>0,9286186419834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100000000001000</text:p>
          </table:table-cell>
          <table:table-cell office:value-type="float" office:value="2396" calcext:value-type="float">
            <text:p>2396</text:p>
          </table:table-cell>
          <table:table-cell office:value-type="float" office:value="0.29248046875" calcext:value-type="float">
            <text:p>0,29248046875</text:p>
          </table:table-cell>
          <table:table-cell table:number-columns-repeated="2"/>
          <table:table-cell>
            <draw:frame table:end-cell-address="8192_2.M17" table:end-x="8.46mm" table:end-y="2.11mm" draw:z-index="0" draw:name="Chart 1" draw:style-name="gr1" draw:text-style-name="P1" svg:width="125.61mm" svg:height="75.77mm" svg:x="0.03mm" svg:y="0.42mm">
              <loext:p draw:notify-on-update-of-ranges="8192_2.A2:8192_2.A5 8192_2.C2:8192_2.C5"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00000000000000</text:p>
          </table:table-cell>
          <table:table-cell office:value-type="float" office:value="534" calcext:value-type="float">
            <text:p>534</text:p>
          </table:table-cell>
          <table:table-cell office:value-type="float" office:value="0.065185546875" calcext:value-type="float">
            <text:p>0,06518554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000</text:p>
          </table:table-cell>
          <table:table-cell office:value-type="float" office:value="374" calcext:value-type="float">
            <text:p>374</text:p>
          </table:table-cell>
          <table:table-cell office:value-type="float" office:value="0.045654296875" calcext:value-type="float">
            <text:p>0,045654296875</text:p>
          </table:table-cell>
          <table:table-cell table:number-columns-repeated="1021"/>
        </table:table-row>
        <table:table-row table:style-name="ro1">
          <table:table-cell/>
          <table:table-cell table:formula="of:=SUM([.B2:.B5])" office:value-type="float" office:value="8192" calcext:value-type="float">
            <text:p>8192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192_3" table:style-name="ta1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Probability</text:p>
          </table:table-cell>
          <table:table-cell table:style-name="ce5" office:value-type="string" calcext:value-type="string">
            <text:p>Fideli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000000000000000</text:p>
          </table:table-cell>
          <table:table-cell office:value-type="float" office:value="4300" calcext:value-type="float">
            <text:p>4300</text:p>
          </table:table-cell>
          <table:table-cell office:value-type="float" office:value="0.52490234375" calcext:value-type="float">
            <text:p>0,52490234375</text:p>
          </table:table-cell>
          <table:table-cell table:formula="of:=SQRT([.C2]/2)+SQRT([.C3]/2)" office:value-type="float" office:value="0.887625264381854" calcext:value-type="float">
            <text:p>0,8876252643818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110000000001000</text:p>
          </table:table-cell>
          <table:table-cell office:value-type="float" office:value="2308" calcext:value-type="float">
            <text:p>2308</text:p>
          </table:table-cell>
          <table:table-cell office:value-type="float" office:value="0.28173828125" calcext:value-type="float">
            <text:p>0,28173828125</text:p>
          </table:table-cell>
          <table:table-cell table:number-columns-repeated="2"/>
          <table:table-cell>
            <draw:frame table:end-cell-address="8192_3.M17" table:end-x="8.46mm" table:end-y="2.11mm" draw:z-index="0" draw:name="Chart 1" draw:style-name="gr1" draw:text-style-name="P1" svg:width="125.65mm" svg:height="75.77mm" svg:x="0mm" svg:y="0.42mm">
              <loext:p draw:notify-on-update-of-ranges="8192_3.A2:8192_3.A9 8192_3.C2:8192_3.C9"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10000000000000</text:p>
          </table:table-cell>
          <table:table-cell office:value-type="float" office:value="478" calcext:value-type="float">
            <text:p>478</text:p>
          </table:table-cell>
          <table:table-cell office:value-type="float" office:value="0.058349609375" calcext:value-type="float">
            <text:p>0,0583496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1000</text:p>
          </table:table-cell>
          <table:table-cell office:value-type="float" office:value="261" calcext:value-type="float">
            <text:p>261</text:p>
          </table:table-cell>
          <table:table-cell office:value-type="float" office:value="0.0318603515625" calcext:value-type="float">
            <text:p>0,0318603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000</text:p>
          </table:table-cell>
          <table:table-cell office:value-type="float" office:value="229" calcext:value-type="float">
            <text:p>229</text:p>
          </table:table-cell>
          <table:table-cell office:value-type="float" office:value="0.0279541015625" calcext:value-type="float">
            <text:p>0,02795410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0000</text:p>
          </table:table-cell>
          <table:table-cell office:value-type="float" office:value="228" calcext:value-type="float">
            <text:p>228</text:p>
          </table:table-cell>
          <table:table-cell office:value-type="float" office:value="0.02783203125" calcext:value-type="float">
            <text:p>0,027832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1000</text:p>
          </table:table-cell>
          <table:table-cell office:value-type="float" office:value="211" calcext:value-type="float">
            <text:p>211</text:p>
          </table:table-cell>
          <table:table-cell office:value-type="float" office:value="0.0257568359375" calcext:value-type="float">
            <text:p>0,02575683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0000</text:p>
          </table:table-cell>
          <table:table-cell office:value-type="float" office:value="177" calcext:value-type="float">
            <text:p>177</text:p>
          </table:table-cell>
          <table:table-cell office:value-type="float" office:value="0.0216064453125" calcext:value-type="float">
            <text:p>0,0216064453125</text:p>
          </table:table-cell>
          <table:table-cell table:number-columns-repeated="1021"/>
        </table:table-row>
        <table:table-row table:style-name="ro1">
          <table:table-cell/>
          <table:table-cell table:formula="of:=SUM([.B2:.B9])" office:value-type="float" office:value="8192" calcext:value-type="float">
            <text:p>8192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192_5" table:style-name="ta1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Probability</text:p>
          </table:table-cell>
          <table:table-cell table:style-name="ce5" office:value-type="string" calcext:value-type="string">
            <text:p>Fideli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000000000000000</text:p>
          </table:table-cell>
          <table:table-cell office:value-type="float" office:value="3443" calcext:value-type="float">
            <text:p>3443</text:p>
          </table:table-cell>
          <table:table-cell office:value-type="float" office:value="0.4202880859375" calcext:value-type="float">
            <text:p>0,4202880859375</text:p>
          </table:table-cell>
          <table:table-cell table:formula="of:=SQRT([.C2]/2)+SQRT([.C3]/2)" office:value-type="float" office:value="0.784767809040104" calcext:value-type="float">
            <text:p>0,7847678090401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110000000001100</text:p>
          </table:table-cell>
          <table:table-cell office:value-type="float" office:value="1745" calcext:value-type="float">
            <text:p>1745</text:p>
          </table:table-cell>
          <table:table-cell office:value-type="float" office:value="0.2130126953125" calcext:value-type="float">
            <text:p>0,2130126953125</text:p>
          </table:table-cell>
          <table:table-cell table:number-columns-repeated="2"/>
          <table:table-cell>
            <draw:frame table:end-cell-address="8192_5.M17" table:end-x="8.46mm" table:end-y="2.11mm" draw:z-index="0" draw:name="Chart 1" draw:style-name="gr1" draw:text-style-name="P1" svg:width="125.65mm" svg:height="76.21mm" svg:x="0mm" svg:y="0.42mm">
              <loext:p draw:notify-on-update-of-ranges="8192_5.A2:8192_5.A33 8192_5.C2:8192_5.C33"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00000000000100</text:p>
          </table:table-cell>
          <table:table-cell office:value-type="float" office:value="250" calcext:value-type="float">
            <text:p>250</text:p>
          </table:table-cell>
          <table:table-cell office:value-type="float" office:value="0.030517578125" calcext:value-type="float">
            <text:p>0,0305175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0100</text:p>
          </table:table-cell>
          <table:table-cell office:value-type="float" office:value="241" calcext:value-type="float">
            <text:p>241</text:p>
          </table:table-cell>
          <table:table-cell office:value-type="float" office:value="0.0294189453125" calcext:value-type="float">
            <text:p>0,02941894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1000</text:p>
          </table:table-cell>
          <table:table-cell office:value-type="float" office:value="241" calcext:value-type="float">
            <text:p>241</text:p>
          </table:table-cell>
          <table:table-cell office:value-type="float" office:value="0.0294189453125" calcext:value-type="float">
            <text:p>0,02941894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100</text:p>
          </table:table-cell>
          <table:table-cell office:value-type="float" office:value="224" calcext:value-type="float">
            <text:p>224</text:p>
          </table:table-cell>
          <table:table-cell office:value-type="float" office:value="0.02734375" calcext:value-type="float">
            <text:p>0,0273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0000</text:p>
          </table:table-cell>
          <table:table-cell office:value-type="float" office:value="212" calcext:value-type="float">
            <text:p>212</text:p>
          </table:table-cell>
          <table:table-cell office:value-type="float" office:value="0.02587890625" calcext:value-type="float">
            <text:p>0,025878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0000</text:p>
          </table:table-cell>
          <table:table-cell office:value-type="float" office:value="208" calcext:value-type="float">
            <text:p>208</text:p>
          </table:table-cell>
          <table:table-cell office:value-type="float" office:value="0.025390625" calcext:value-type="float">
            <text:p>0,025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01100</text:p>
          </table:table-cell>
          <table:table-cell office:value-type="float" office:value="206" calcext:value-type="float">
            <text:p>206</text:p>
          </table:table-cell>
          <table:table-cell office:value-type="float" office:value="0.025146484375" calcext:value-type="float">
            <text:p>0,025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1100</text:p>
          </table:table-cell>
          <table:table-cell office:value-type="float" office:value="194" calcext:value-type="float">
            <text:p>194</text:p>
          </table:table-cell>
          <table:table-cell office:value-type="float" office:value="0.023681640625" calcext:value-type="float">
            <text:p>0,0236816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0000</text:p>
          </table:table-cell>
          <table:table-cell office:value-type="float" office:value="193" calcext:value-type="float">
            <text:p>193</text:p>
          </table:table-cell>
          <table:table-cell office:value-type="float" office:value="0.0235595703125" calcext:value-type="float">
            <text:p>0,0235595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01100</text:p>
          </table:table-cell>
          <table:table-cell office:value-type="float" office:value="182" calcext:value-type="float">
            <text:p>182</text:p>
          </table:table-cell>
          <table:table-cell office:value-type="float" office:value="0.022216796875" calcext:value-type="float">
            <text:p>0,0222167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0000</text:p>
          </table:table-cell>
          <table:table-cell office:value-type="float" office:value="154" calcext:value-type="float">
            <text:p>154</text:p>
          </table:table-cell>
          <table:table-cell office:value-type="float" office:value="0.018798828125" calcext:value-type="float">
            <text:p>0,01879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000</text:p>
          </table:table-cell>
          <table:table-cell office:value-type="float" office:value="133" calcext:value-type="float">
            <text:p>133</text:p>
          </table:table-cell>
          <table:table-cell office:value-type="float" office:value="0.0162353515625" calcext:value-type="float">
            <text:p>0,0162353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0000</text:p>
          </table:table-cell>
          <table:table-cell office:value-type="float" office:value="101" calcext:value-type="float">
            <text:p>101</text:p>
          </table:table-cell>
          <table:table-cell office:value-type="float" office:value="0.0123291015625" calcext:value-type="float">
            <text:p>0,01232910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1100</text:p>
          </table:table-cell>
          <table:table-cell office:value-type="float" office:value="60" calcext:value-type="float">
            <text:p>60</text:p>
          </table:table-cell>
          <table:table-cell office:value-type="float" office:value="0.00732421875" calcext:value-type="float">
            <text:p>0,00732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00100</text:p>
          </table:table-cell>
          <table:table-cell office:value-type="float" office:value="44" calcext:value-type="float">
            <text:p>44</text:p>
          </table:table-cell>
          <table:table-cell office:value-type="float" office:value="0.00537109375" calcext:value-type="float">
            <text:p>0,00537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1100</text:p>
          </table:table-cell>
          <table:table-cell office:value-type="float" office:value="37" calcext:value-type="float">
            <text:p>37</text:p>
          </table:table-cell>
          <table:table-cell office:value-type="float" office:value="0.0045166015625" calcext:value-type="float">
            <text:p>0,00451660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01000</text:p>
          </table:table-cell>
          <table:table-cell office:value-type="float" office:value="37" calcext:value-type="float">
            <text:p>37</text:p>
          </table:table-cell>
          <table:table-cell office:value-type="float" office:value="0.0045166015625" calcext:value-type="float">
            <text:p>0,00451660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0100</text:p>
          </table:table-cell>
          <table:table-cell office:value-type="float" office:value="35" calcext:value-type="float">
            <text:p>35</text:p>
          </table:table-cell>
          <table:table-cell office:value-type="float" office:value="0.0042724609375" calcext:value-type="float">
            <text:p>0,00427246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00000</text:p>
          </table:table-cell>
          <table:table-cell office:value-type="float" office:value="35" calcext:value-type="float">
            <text:p>35</text:p>
          </table:table-cell>
          <table:table-cell office:value-type="float" office:value="0.0042724609375" calcext:value-type="float">
            <text:p>0,00427246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1100</text:p>
          </table:table-cell>
          <table:table-cell office:value-type="float" office:value="29" calcext:value-type="float">
            <text:p>29</text:p>
          </table:table-cell>
          <table:table-cell office:value-type="float" office:value="0.0035400390625" calcext:value-type="float">
            <text:p>0,00354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0100</text:p>
          </table:table-cell>
          <table:table-cell office:value-type="float" office:value="29" calcext:value-type="float">
            <text:p>29</text:p>
          </table:table-cell>
          <table:table-cell office:value-type="float" office:value="0.0035400390625" calcext:value-type="float">
            <text:p>0,00354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00100</text:p>
          </table:table-cell>
          <table:table-cell office:value-type="float" office:value="25" calcext:value-type="float">
            <text:p>25</text:p>
          </table:table-cell>
          <table:table-cell office:value-type="float" office:value="0.0030517578125" calcext:value-type="float">
            <text:p>0,00305175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01000</text:p>
          </table:table-cell>
          <table:table-cell office:value-type="float" office:value="24" calcext:value-type="float">
            <text:p>24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1000</text:p>
          </table:table-cell>
          <table:table-cell office:value-type="float" office:value="23" calcext:value-type="float">
            <text:p>23</text:p>
          </table:table-cell>
          <table:table-cell office:value-type="float" office:value="0.0028076171875" calcext:value-type="float">
            <text:p>0,002807617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0100</text:p>
          </table:table-cell>
          <table:table-cell office:value-type="float" office:value="22" calcext:value-type="float">
            <text:p>22</text:p>
          </table:table-cell>
          <table:table-cell office:value-type="float" office:value="0.002685546875" calcext:value-type="float">
            <text:p>0,00268554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00000</text:p>
          </table:table-cell>
          <table:table-cell office:value-type="float" office:value="22" calcext:value-type="float">
            <text:p>22</text:p>
          </table:table-cell>
          <table:table-cell office:value-type="float" office:value="0.002685546875" calcext:value-type="float">
            <text:p>0,00268554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0100</text:p>
          </table:table-cell>
          <table:table-cell office:value-type="float" office:value="16" calcext:value-type="float">
            <text:p>16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1000</text:p>
          </table:table-cell>
          <table:table-cell office:value-type="float" office:value="12" calcext:value-type="float">
            <text:p>12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1000</text:p>
          </table:table-cell>
          <table:table-cell office:value-type="float" office:value="10" calcext:value-type="float">
            <text:p>10</text:p>
          </table:table-cell>
          <table:table-cell office:value-type="float" office:value="0.001220703125" calcext:value-type="float">
            <text:p>0,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1000</text:p>
          </table:table-cell>
          <table:table-cell office:value-type="float" office:value="5" calcext:value-type="float">
            <text:p>5</text:p>
          </table:table-cell>
          <table:table-cell office:value-type="float" office:value="0.0006103515625" calcext:value-type="float">
            <text:p>0,0006103515625</text:p>
          </table:table-cell>
          <table:table-cell table:number-columns-repeated="1021"/>
        </table:table-row>
        <table:table-row table:style-name="ro1">
          <table:table-cell/>
          <table:table-cell table:formula="of:=SUM([.B2:.B33])" office:value-type="float" office:value="8192" calcext:value-type="float">
            <text:p>8192</text:p>
          </table:table-cell>
          <table:table-cell table:number-columns-repeated="1022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192_7" table:style-name="ta1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Probability</text:p>
          </table:table-cell>
          <table:table-cell table:style-name="ce5" office:value-type="string" calcext:value-type="string">
            <text:p>Fideli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000000000000000</text:p>
          </table:table-cell>
          <table:table-cell office:value-type="float" office:value="2759" calcext:value-type="float">
            <text:p>2759</text:p>
          </table:table-cell>
          <table:table-cell office:value-type="float" office:value="0.3367919921875" calcext:value-type="float">
            <text:p>0,3367919921875</text:p>
          </table:table-cell>
          <table:table-cell table:formula="of:=SQRT([.C2]/2)+SQRT([.C3]/2)" office:value-type="float" office:value="0.65938233474761" calcext:value-type="float">
            <text:p>0,6593823347476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111000000011100</text:p>
          </table:table-cell>
          <table:table-cell office:value-type="float" office:value="1016" calcext:value-type="float">
            <text:p>1016</text:p>
          </table:table-cell>
          <table:table-cell office:value-type="float" office:value="0.1240234375" calcext:value-type="float">
            <text:p>0,1240234375</text:p>
          </table:table-cell>
          <table:table-cell table:number-columns-repeated="2"/>
          <table:table-cell>
            <draw:frame table:end-cell-address="8192_7.M17" table:end-x="8.46mm" table:end-y="2.11mm" draw:z-index="0" draw:name="Chart 1" draw:style-name="gr1" draw:text-style-name="P1" svg:width="125.64mm" svg:height="76.21mm" svg:x="0.01mm" svg:y="0.42mm">
              <loext:p draw:notify-on-update-of-ranges="8192_7.A2:8192_7.A128 8192_7.C2:8192_7.C128"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00000000000100</text:p>
          </table:table-cell>
          <table:table-cell office:value-type="float" office:value="470" calcext:value-type="float">
            <text:p>470</text:p>
          </table:table-cell>
          <table:table-cell office:value-type="float" office:value="0.057373046875" calcext:value-type="float">
            <text:p>0,05737304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1000</text:p>
          </table:table-cell>
          <table:table-cell office:value-type="float" office:value="278" calcext:value-type="float">
            <text:p>278</text:p>
          </table:table-cell>
          <table:table-cell office:value-type="float" office:value="0.033935546875" calcext:value-type="float">
            <text:p>0,03393554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0000</text:p>
          </table:table-cell>
          <table:table-cell office:value-type="float" office:value="236" calcext:value-type="float">
            <text:p>236</text:p>
          </table:table-cell>
          <table:table-cell office:value-type="float" office:value="0.02880859375" calcext:value-type="float">
            <text:p>0,028808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0000</text:p>
          </table:table-cell>
          <table:table-cell office:value-type="float" office:value="191" calcext:value-type="float">
            <text:p>191</text:p>
          </table:table-cell>
          <table:table-cell office:value-type="float" office:value="0.0233154296875" calcext:value-type="float">
            <text:p>0,0233154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1100</text:p>
          </table:table-cell>
          <table:table-cell office:value-type="float" office:value="177" calcext:value-type="float">
            <text:p>177</text:p>
          </table:table-cell>
          <table:table-cell office:value-type="float" office:value="0.0216064453125" calcext:value-type="float">
            <text:p>0,02160644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0100</text:p>
          </table:table-cell>
          <table:table-cell office:value-type="float" office:value="164" calcext:value-type="float">
            <text:p>164</text:p>
          </table:table-cell>
          <table:table-cell office:value-type="float" office:value="0.02001953125" calcext:value-type="float">
            <text:p>0,02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0000</text:p>
          </table:table-cell>
          <table:table-cell office:value-type="float" office:value="151" calcext:value-type="float">
            <text:p>151</text:p>
          </table:table-cell>
          <table:table-cell office:value-type="float" office:value="0.0184326171875" calcext:value-type="float">
            <text:p>0,018432617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1100</text:p>
          </table:table-cell>
          <table:table-cell office:value-type="float" office:value="131" calcext:value-type="float">
            <text:p>131</text:p>
          </table:table-cell>
          <table:table-cell office:value-type="float" office:value="0.0159912109375" calcext:value-type="float">
            <text:p>0,015991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1100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,0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000</text:p>
          </table:table-cell>
          <table:table-cell office:value-type="float" office:value="121" calcext:value-type="float">
            <text:p>121</text:p>
          </table:table-cell>
          <table:table-cell office:value-type="float" office:value="0.0147705078125" calcext:value-type="float">
            <text:p>0,01477050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1100</text:p>
          </table:table-cell>
          <table:table-cell office:value-type="float" office:value="120" calcext:value-type="float">
            <text:p>120</text:p>
          </table:table-cell>
          <table:table-cell office:value-type="float" office:value="0.0146484375" calcext:value-type="float">
            <text:p>0,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1100</text:p>
          </table:table-cell>
          <table:table-cell office:value-type="float" office:value="114" calcext:value-type="float">
            <text:p>114</text:p>
          </table:table-cell>
          <table:table-cell office:value-type="float" office:value="0.013916015625" calcext:value-type="float">
            <text:p>0,0139160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1000</text:p>
          </table:table-cell>
          <table:table-cell office:value-type="float" office:value="109" calcext:value-type="float">
            <text:p>109</text:p>
          </table:table-cell>
          <table:table-cell office:value-type="float" office:value="0.0133056640625" calcext:value-type="float">
            <text:p>0,01330566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0000</text:p>
          </table:table-cell>
          <table:table-cell office:value-type="float" office:value="108" calcext:value-type="float">
            <text:p>108</text:p>
          </table:table-cell>
          <table:table-cell office:value-type="float" office:value="0.01318359375" calcext:value-type="float">
            <text:p>0,013183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1100</text:p>
          </table:table-cell>
          <table:table-cell office:value-type="float" office:value="106" calcext:value-type="float">
            <text:p>106</text:p>
          </table:table-cell>
          <table:table-cell office:value-type="float" office:value="0.012939453125" calcext:value-type="float">
            <text:p>0,0129394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0000</text:p>
          </table:table-cell>
          <table:table-cell office:value-type="float" office:value="97" calcext:value-type="float">
            <text:p>97</text:p>
          </table:table-cell>
          <table:table-cell office:value-type="float" office:value="0.0118408203125" calcext:value-type="float">
            <text:p>0,01184082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1100</text:p>
          </table:table-cell>
          <table:table-cell office:value-type="float" office:value="84" calcext:value-type="float">
            <text:p>84</text:p>
          </table:table-cell>
          <table:table-cell office:value-type="float" office:value="0.01025390625" calcext:value-type="float">
            <text:p>0,01025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0000</text:p>
          </table:table-cell>
          <table:table-cell office:value-type="float" office:value="83" calcext:value-type="float">
            <text:p>83</text:p>
          </table:table-cell>
          <table:table-cell office:value-type="float" office:value="0.0101318359375" calcext:value-type="float">
            <text:p>0,01013183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0000</text:p>
          </table:table-cell>
          <table:table-cell office:value-type="float" office:value="76" calcext:value-type="float">
            <text:p>76</text:p>
          </table:table-cell>
          <table:table-cell office:value-type="float" office:value="0.00927734375" calcext:value-type="float">
            <text:p>0,0092773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0000</text:p>
          </table:table-cell>
          <table:table-cell office:value-type="float" office:value="73" calcext:value-type="float">
            <text:p>73</text:p>
          </table:table-cell>
          <table:table-cell office:value-type="float" office:value="0.0089111328125" calcext:value-type="float">
            <text:p>0,00891113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0100</text:p>
          </table:table-cell>
          <table:table-cell office:value-type="float" office:value="62" calcext:value-type="float">
            <text:p>62</text:p>
          </table:table-cell>
          <table:table-cell office:value-type="float" office:value="0.007568359375" calcext:value-type="float">
            <text:p>0,0075683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1100</text:p>
          </table:table-cell>
          <table:table-cell office:value-type="float" office:value="60" calcext:value-type="float">
            <text:p>60</text:p>
          </table:table-cell>
          <table:table-cell office:value-type="float" office:value="0.00732421875" calcext:value-type="float">
            <text:p>0,00732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0100</text:p>
          </table:table-cell>
          <table:table-cell office:value-type="float" office:value="60" calcext:value-type="float">
            <text:p>60</text:p>
          </table:table-cell>
          <table:table-cell office:value-type="float" office:value="0.00732421875" calcext:value-type="float">
            <text:p>0,00732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0000</text:p>
          </table:table-cell>
          <table:table-cell office:value-type="float" office:value="48" calcext:value-type="float">
            <text:p>48</text:p>
          </table:table-cell>
          <table:table-cell office:value-type="float" office:value="0.005859375" calcext:value-type="float">
            <text:p>0,0058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100</text:p>
          </table:table-cell>
          <table:table-cell office:value-type="float" office:value="46" calcext:value-type="float">
            <text:p>46</text:p>
          </table:table-cell>
          <table:table-cell office:value-type="float" office:value="0.005615234375" calcext:value-type="float">
            <text:p>0,00561523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1000</text:p>
          </table:table-cell>
          <table:table-cell office:value-type="float" office:value="40" calcext:value-type="float">
            <text:p>40</text:p>
          </table:table-cell>
          <table:table-cell office:value-type="float" office:value="0.0048828125" calcext:value-type="float">
            <text:p>0,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1000</text:p>
          </table:table-cell>
          <table:table-cell office:value-type="float" office:value="39" calcext:value-type="float">
            <text:p>39</text:p>
          </table:table-cell>
          <table:table-cell office:value-type="float" office:value="0.0047607421875" calcext:value-type="float">
            <text:p>0,0047607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0000</text:p>
          </table:table-cell>
          <table:table-cell office:value-type="float" office:value="37" calcext:value-type="float">
            <text:p>37</text:p>
          </table:table-cell>
          <table:table-cell office:value-type="float" office:value="0.0045166015625" calcext:value-type="float">
            <text:p>0,00451660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0000</text:p>
          </table:table-cell>
          <table:table-cell office:value-type="float" office:value="35" calcext:value-type="float">
            <text:p>35</text:p>
          </table:table-cell>
          <table:table-cell office:value-type="float" office:value="0.0042724609375" calcext:value-type="float">
            <text:p>0,00427246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0100</text:p>
          </table:table-cell>
          <table:table-cell office:value-type="float" office:value="34" calcext:value-type="float">
            <text:p>34</text:p>
          </table:table-cell>
          <table:table-cell office:value-type="float" office:value="0.004150390625" calcext:value-type="float">
            <text:p>0,00415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0100</text:p>
          </table:table-cell>
          <table:table-cell office:value-type="float" office:value="32" calcext:value-type="float">
            <text:p>32</text:p>
          </table:table-cell>
          <table:table-cell office:value-type="float" office:value="0.00390625" calcext:value-type="float">
            <text:p>0,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0100</text:p>
          </table:table-cell>
          <table:table-cell office:value-type="float" office:value="31" calcext:value-type="float">
            <text:p>31</text:p>
          </table:table-cell>
          <table:table-cell office:value-type="float" office:value="0.0037841796875" calcext:value-type="float">
            <text:p>0,00378417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0000</text:p>
          </table:table-cell>
          <table:table-cell office:value-type="float" office:value="31" calcext:value-type="float">
            <text:p>31</text:p>
          </table:table-cell>
          <table:table-cell office:value-type="float" office:value="0.0037841796875" calcext:value-type="float">
            <text:p>0,00378417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1000</text:p>
          </table:table-cell>
          <table:table-cell office:value-type="float" office:value="30" calcext:value-type="float">
            <text:p>30</text:p>
          </table:table-cell>
          <table:table-cell office:value-type="float" office:value="0.003662109375" calcext:value-type="float">
            <text:p>0,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1000</text:p>
          </table:table-cell>
          <table:table-cell office:value-type="float" office:value="29" calcext:value-type="float">
            <text:p>29</text:p>
          </table:table-cell>
          <table:table-cell office:value-type="float" office:value="0.0035400390625" calcext:value-type="float">
            <text:p>0,00354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0000</text:p>
          </table:table-cell>
          <table:table-cell office:value-type="float" office:value="29" calcext:value-type="float">
            <text:p>29</text:p>
          </table:table-cell>
          <table:table-cell office:value-type="float" office:value="0.0035400390625" calcext:value-type="float">
            <text:p>0,00354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1000</text:p>
          </table:table-cell>
          <table:table-cell office:value-type="float" office:value="27" calcext:value-type="float">
            <text:p>27</text:p>
          </table:table-cell>
          <table:table-cell office:value-type="float" office:value="0.0032958984375" calcext:value-type="float">
            <text:p>0,00329589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0100</text:p>
          </table:table-cell>
          <table:table-cell office:value-type="float" office:value="26" calcext:value-type="float">
            <text:p>26</text:p>
          </table:table-cell>
          <table:table-cell office:value-type="float" office:value="0.003173828125" calcext:value-type="float">
            <text:p>0,003173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1100</text:p>
          </table:table-cell>
          <table:table-cell office:value-type="float" office:value="26" calcext:value-type="float">
            <text:p>26</text:p>
          </table:table-cell>
          <table:table-cell office:value-type="float" office:value="0.003173828125" calcext:value-type="float">
            <text:p>0,003173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0100</text:p>
          </table:table-cell>
          <table:table-cell office:value-type="float" office:value="25" calcext:value-type="float">
            <text:p>25</text:p>
          </table:table-cell>
          <table:table-cell office:value-type="float" office:value="0.0030517578125" calcext:value-type="float">
            <text:p>0,00305175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11100</text:p>
          </table:table-cell>
          <table:table-cell office:value-type="float" office:value="22" calcext:value-type="float">
            <text:p>22</text:p>
          </table:table-cell>
          <table:table-cell office:value-type="float" office:value="0.002685546875" calcext:value-type="float">
            <text:p>0,00268554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0100</text:p>
          </table:table-cell>
          <table:table-cell office:value-type="float" office:value="22" calcext:value-type="float">
            <text:p>22</text:p>
          </table:table-cell>
          <table:table-cell office:value-type="float" office:value="0.002685546875" calcext:value-type="float">
            <text:p>0,00268554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1100</text:p>
          </table:table-cell>
          <table:table-cell office:value-type="float" office:value="21" calcext:value-type="float">
            <text:p>21</text:p>
          </table:table-cell>
          <table:table-cell office:value-type="float" office:value="0.0025634765625" calcext:value-type="float">
            <text:p>0,0025634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1100</text:p>
          </table:table-cell>
          <table:table-cell office:value-type="float" office:value="21" calcext:value-type="float">
            <text:p>21</text:p>
          </table:table-cell>
          <table:table-cell office:value-type="float" office:value="0.0025634765625" calcext:value-type="float">
            <text:p>0,0025634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0100</text:p>
          </table:table-cell>
          <table:table-cell office:value-type="float" office:value="20" calcext:value-type="float">
            <text:p>20</text:p>
          </table:table-cell>
          <table:table-cell office:value-type="float" office:value="0.00244140625" calcext:value-type="float">
            <text:p>0,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1000</text:p>
          </table:table-cell>
          <table:table-cell office:value-type="float" office:value="19" calcext:value-type="float">
            <text:p>19</text:p>
          </table:table-cell>
          <table:table-cell office:value-type="float" office:value="0.0023193359375" calcext:value-type="float">
            <text:p>0,00231933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1100</text:p>
          </table:table-cell>
          <table:table-cell office:value-type="float" office:value="18" calcext:value-type="float">
            <text:p>18</text:p>
          </table:table-cell>
          <table:table-cell office:value-type="float" office:value="0.002197265625" calcext:value-type="float">
            <text:p>0,0021972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0100</text:p>
          </table:table-cell>
          <table:table-cell office:value-type="float" office:value="18" calcext:value-type="float">
            <text:p>18</text:p>
          </table:table-cell>
          <table:table-cell office:value-type="float" office:value="0.002197265625" calcext:value-type="float">
            <text:p>0,0021972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1100</text:p>
          </table:table-cell>
          <table:table-cell office:value-type="float" office:value="18" calcext:value-type="float">
            <text:p>18</text:p>
          </table:table-cell>
          <table:table-cell office:value-type="float" office:value="0.002197265625" calcext:value-type="float">
            <text:p>0,0021972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1100</text:p>
          </table:table-cell>
          <table:table-cell office:value-type="float" office:value="17" calcext:value-type="float">
            <text:p>17</text:p>
          </table:table-cell>
          <table:table-cell office:value-type="float" office:value="0.0020751953125" calcext:value-type="float">
            <text:p>0,002075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11100</text:p>
          </table:table-cell>
          <table:table-cell office:value-type="float" office:value="17" calcext:value-type="float">
            <text:p>17</text:p>
          </table:table-cell>
          <table:table-cell office:value-type="float" office:value="0.0020751953125" calcext:value-type="float">
            <text:p>0,002075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1100</text:p>
          </table:table-cell>
          <table:table-cell office:value-type="float" office:value="17" calcext:value-type="float">
            <text:p>17</text:p>
          </table:table-cell>
          <table:table-cell office:value-type="float" office:value="0.0020751953125" calcext:value-type="float">
            <text:p>0,002075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11100</text:p>
          </table:table-cell>
          <table:table-cell office:value-type="float" office:value="16" calcext:value-type="float">
            <text:p>16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1000</text:p>
          </table:table-cell>
          <table:table-cell office:value-type="float" office:value="16" calcext:value-type="float">
            <text:p>16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0100</text:p>
          </table:table-cell>
          <table:table-cell office:value-type="float" office:value="16" calcext:value-type="float">
            <text:p>16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11100</text:p>
          </table:table-cell>
          <table:table-cell office:value-type="float" office:value="15" calcext:value-type="float">
            <text:p>15</text:p>
          </table:table-cell>
          <table:table-cell office:value-type="float" office:value="0.0018310546875" calcext:value-type="float">
            <text:p>0,001831054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10000</text:p>
          </table:table-cell>
          <table:table-cell office:value-type="float" office:value="14" calcext:value-type="float">
            <text:p>14</text:p>
          </table:table-cell>
          <table:table-cell office:value-type="float" office:value="0.001708984375" calcext:value-type="float">
            <text:p>0,0017089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11100</text:p>
          </table:table-cell>
          <table:table-cell office:value-type="float" office:value="14" calcext:value-type="float">
            <text:p>14</text:p>
          </table:table-cell>
          <table:table-cell office:value-type="float" office:value="0.001708984375" calcext:value-type="float">
            <text:p>0,0017089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0000</text:p>
          </table:table-cell>
          <table:table-cell office:value-type="float" office:value="14" calcext:value-type="float">
            <text:p>14</text:p>
          </table:table-cell>
          <table:table-cell office:value-type="float" office:value="0.001708984375" calcext:value-type="float">
            <text:p>0,0017089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0100</text:p>
          </table:table-cell>
          <table:table-cell office:value-type="float" office:value="14" calcext:value-type="float">
            <text:p>14</text:p>
          </table:table-cell>
          <table:table-cell office:value-type="float" office:value="0.001708984375" calcext:value-type="float">
            <text:p>0,0017089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0100</text:p>
          </table:table-cell>
          <table:table-cell office:value-type="float" office:value="13" calcext:value-type="float">
            <text:p>13</text:p>
          </table:table-cell>
          <table:table-cell office:value-type="float" office:value="0.0015869140625" calcext:value-type="float">
            <text:p>0,0015869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0100</text:p>
          </table:table-cell>
          <table:table-cell office:value-type="float" office:value="12" calcext:value-type="float">
            <text:p>12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00000</text:p>
          </table:table-cell>
          <table:table-cell office:value-type="float" office:value="12" calcext:value-type="float">
            <text:p>12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1000</text:p>
          </table:table-cell>
          <table:table-cell office:value-type="float" office:value="12" calcext:value-type="float">
            <text:p>12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0100</text:p>
          </table:table-cell>
          <table:table-cell office:value-type="float" office:value="10" calcext:value-type="float">
            <text:p>10</text:p>
          </table:table-cell>
          <table:table-cell office:value-type="float" office:value="0.001220703125" calcext:value-type="float">
            <text:p>0,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1000</text:p>
          </table:table-cell>
          <table:table-cell office:value-type="float" office:value="10" calcext:value-type="float">
            <text:p>10</text:p>
          </table:table-cell>
          <table:table-cell office:value-type="float" office:value="0.001220703125" calcext:value-type="float">
            <text:p>0,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0000</text:p>
          </table:table-cell>
          <table:table-cell office:value-type="float" office:value="10" calcext:value-type="float">
            <text:p>10</text:p>
          </table:table-cell>
          <table:table-cell office:value-type="float" office:value="0.001220703125" calcext:value-type="float">
            <text:p>0,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11100</text:p>
          </table:table-cell>
          <table:table-cell office:value-type="float" office:value="9" calcext:value-type="float">
            <text:p>9</text:p>
          </table:table-cell>
          <table:table-cell office:value-type="float" office:value="0.0010986328125" calcext:value-type="float">
            <text:p>0,00109863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0000</text:p>
          </table:table-cell>
          <table:table-cell office:value-type="float" office:value="9" calcext:value-type="float">
            <text:p>9</text:p>
          </table:table-cell>
          <table:table-cell office:value-type="float" office:value="0.0010986328125" calcext:value-type="float">
            <text:p>0,00109863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0000</text:p>
          </table:table-cell>
          <table:table-cell office:value-type="float" office:value="8" calcext:value-type="float">
            <text:p>8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1000</text:p>
          </table:table-cell>
          <table:table-cell office:value-type="float" office:value="7" calcext:value-type="float">
            <text:p>7</text:p>
          </table:table-cell>
          <table:table-cell office:value-type="float" office:value="0.0008544921875" calcext:value-type="float">
            <text:p>0,00085449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0100</text:p>
          </table:table-cell>
          <table:table-cell office:value-type="float" office:value="7" calcext:value-type="float">
            <text:p>7</text:p>
          </table:table-cell>
          <table:table-cell office:value-type="float" office:value="0.0008544921875" calcext:value-type="float">
            <text:p>0,00085449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0000</text:p>
          </table:table-cell>
          <table:table-cell office:value-type="float" office:value="7" calcext:value-type="float">
            <text:p>7</text:p>
          </table:table-cell>
          <table:table-cell office:value-type="float" office:value="0.0008544921875" calcext:value-type="float">
            <text:p>0,00085449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00000</text:p>
          </table:table-cell>
          <table:table-cell office:value-type="float" office:value="7" calcext:value-type="float">
            <text:p>7</text:p>
          </table:table-cell>
          <table:table-cell office:value-type="float" office:value="0.0008544921875" calcext:value-type="float">
            <text:p>0,00085449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1000</text:p>
          </table:table-cell>
          <table:table-cell office:value-type="float" office:value="7" calcext:value-type="float">
            <text:p>7</text:p>
          </table:table-cell>
          <table:table-cell office:value-type="float" office:value="0.0008544921875" calcext:value-type="float">
            <text:p>0,00085449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1100</text:p>
          </table:table-cell>
          <table:table-cell office:value-type="float" office:value="6" calcext:value-type="float">
            <text:p>6</text:p>
          </table:table-cell>
          <table:table-cell office:value-type="float" office:value="0.000732421875" calcext:value-type="float">
            <text:p>0,000732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11000</text:p>
          </table:table-cell>
          <table:table-cell office:value-type="float" office:value="6" calcext:value-type="float">
            <text:p>6</text:p>
          </table:table-cell>
          <table:table-cell office:value-type="float" office:value="0.000732421875" calcext:value-type="float">
            <text:p>0,000732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1000</text:p>
          </table:table-cell>
          <table:table-cell office:value-type="float" office:value="6" calcext:value-type="float">
            <text:p>6</text:p>
          </table:table-cell>
          <table:table-cell office:value-type="float" office:value="0.000732421875" calcext:value-type="float">
            <text:p>0,000732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10100</text:p>
          </table:table-cell>
          <table:table-cell office:value-type="float" office:value="6" calcext:value-type="float">
            <text:p>6</text:p>
          </table:table-cell>
          <table:table-cell office:value-type="float" office:value="0.000732421875" calcext:value-type="float">
            <text:p>0,000732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10000</text:p>
          </table:table-cell>
          <table:table-cell office:value-type="float" office:value="6" calcext:value-type="float">
            <text:p>6</text:p>
          </table:table-cell>
          <table:table-cell office:value-type="float" office:value="0.000732421875" calcext:value-type="float">
            <text:p>0,000732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10100</text:p>
          </table:table-cell>
          <table:table-cell office:value-type="float" office:value="6" calcext:value-type="float">
            <text:p>6</text:p>
          </table:table-cell>
          <table:table-cell office:value-type="float" office:value="0.000732421875" calcext:value-type="float">
            <text:p>0,000732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0000</text:p>
          </table:table-cell>
          <table:table-cell office:value-type="float" office:value="6" calcext:value-type="float">
            <text:p>6</text:p>
          </table:table-cell>
          <table:table-cell office:value-type="float" office:value="0.000732421875" calcext:value-type="float">
            <text:p>0,000732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1000</text:p>
          </table:table-cell>
          <table:table-cell office:value-type="float" office:value="6" calcext:value-type="float">
            <text:p>6</text:p>
          </table:table-cell>
          <table:table-cell office:value-type="float" office:value="0.000732421875" calcext:value-type="float">
            <text:p>0,000732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1000</text:p>
          </table:table-cell>
          <table:table-cell office:value-type="float" office:value="5" calcext:value-type="float">
            <text:p>5</text:p>
          </table:table-cell>
          <table:table-cell office:value-type="float" office:value="0.0006103515625" calcext:value-type="float">
            <text:p>0,0006103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00000</text:p>
          </table:table-cell>
          <table:table-cell office:value-type="float" office:value="5" calcext:value-type="float">
            <text:p>5</text:p>
          </table:table-cell>
          <table:table-cell office:value-type="float" office:value="0.0006103515625" calcext:value-type="float">
            <text:p>0,0006103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11000</text:p>
          </table:table-cell>
          <table:table-cell office:value-type="float" office:value="5" calcext:value-type="float">
            <text:p>5</text:p>
          </table:table-cell>
          <table:table-cell office:value-type="float" office:value="0.0006103515625" calcext:value-type="float">
            <text:p>0,0006103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11000</text:p>
          </table:table-cell>
          <table:table-cell office:value-type="float" office:value="5" calcext:value-type="float">
            <text:p>5</text:p>
          </table:table-cell>
          <table:table-cell office:value-type="float" office:value="0.0006103515625" calcext:value-type="float">
            <text:p>0,0006103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0100</text:p>
          </table:table-cell>
          <table:table-cell office:value-type="float" office:value="5" calcext:value-type="float">
            <text:p>5</text:p>
          </table:table-cell>
          <table:table-cell office:value-type="float" office:value="0.0006103515625" calcext:value-type="float">
            <text:p>0,0006103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0100</text:p>
          </table:table-cell>
          <table:table-cell office:value-type="float" office:value="5" calcext:value-type="float">
            <text:p>5</text:p>
          </table:table-cell>
          <table:table-cell office:value-type="float" office:value="0.0006103515625" calcext:value-type="float">
            <text:p>0,0006103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11000</text:p>
          </table:table-cell>
          <table:table-cell office:value-type="float" office:value="4" calcext:value-type="float">
            <text:p>4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1000</text:p>
          </table:table-cell>
          <table:table-cell office:value-type="float" office:value="4" calcext:value-type="float">
            <text:p>4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1000</text:p>
          </table:table-cell>
          <table:table-cell office:value-type="float" office:value="4" calcext:value-type="float">
            <text:p>4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01100</text:p>
          </table:table-cell>
          <table:table-cell office:value-type="float" office:value="4" calcext:value-type="float">
            <text:p>4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11000</text:p>
          </table:table-cell>
          <table:table-cell office:value-type="float" office:value="4" calcext:value-type="float">
            <text:p>4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1100</text:p>
          </table:table-cell>
          <table:table-cell office:value-type="float" office:value="4" calcext:value-type="float">
            <text:p>4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11100</text:p>
          </table:table-cell>
          <table:table-cell office:value-type="float" office:value="4" calcext:value-type="float">
            <text:p>4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00100</text:p>
          </table:table-cell>
          <table:table-cell office:value-type="float" office:value="4" calcext:value-type="float">
            <text:p>4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1000</text:p>
          </table:table-cell>
          <table:table-cell office:value-type="float" office:value="4" calcext:value-type="float">
            <text:p>4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10100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00100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1000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01100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01100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10100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0000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110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1000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110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010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1100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0110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1010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1100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0000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1010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0100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1000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1010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0010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1000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0010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0100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1000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0100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1000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1">
          <table:table-cell/>
          <table:table-cell table:formula="of:=SUM([.B2:.B128])" office:value-type="float" office:value="8192" calcext:value-type="float">
            <text:p>8192</text:p>
          </table:table-cell>
          <table:table-cell table:number-columns-repeated="1022"/>
        </table:table-row>
        <table:table-row table:style-name="ro2" table:number-rows-repeated="10484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192_9" table:style-name="ta1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Probability</text:p>
          </table:table-cell>
          <table:table-cell table:style-name="ce5" office:value-type="string" calcext:value-type="string">
            <text:p>Fidelit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000000000000000</text:p>
          </table:table-cell>
          <table:table-cell office:value-type="float" office:value="2411" calcext:value-type="float">
            <text:p>2411</text:p>
          </table:table-cell>
          <table:table-cell office:value-type="float" office:value="0.2943115234375" calcext:value-type="float">
            <text:p>0,2943115234375</text:p>
          </table:table-cell>
          <table:table-cell table:formula="of:=SQRT([.C2]/2)+SQRT([.C3]/2)" office:value-type="float" office:value="0.602637705675907" calcext:value-type="float">
            <text:p>0,6026377056759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111000000011111</text:p>
          </table:table-cell>
          <table:table-cell office:value-type="float" office:value="786" calcext:value-type="float">
            <text:p>786</text:p>
          </table:table-cell>
          <table:table-cell office:value-type="float" office:value="0.095947265625" calcext:value-type="float">
            <text:p>0,095947265625</text:p>
          </table:table-cell>
          <table:table-cell table:number-columns-repeated="2"/>
          <table:table-cell>
            <draw:frame table:end-cell-address="8192_9.M17" table:end-x="8.46mm" table:end-y="2.11mm" draw:z-index="0" draw:name="Chart 1" draw:style-name="gr1" draw:text-style-name="P1" svg:width="125.65mm" svg:height="76.2mm" svg:x="0mm" svg:y="0.43mm">
              <loext:p draw:notify-on-update-of-ranges="8192_9.A2:8192_9.A359 8192_9.C2:8192_9.C359"/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00000000000100</text:p>
          </table:table-cell>
          <table:table-cell office:value-type="float" office:value="211" calcext:value-type="float">
            <text:p>211</text:p>
          </table:table-cell>
          <table:table-cell office:value-type="float" office:value="0.0257568359375" calcext:value-type="float">
            <text:p>0,02575683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0000</text:p>
          </table:table-cell>
          <table:table-cell office:value-type="float" office:value="191" calcext:value-type="float">
            <text:p>191</text:p>
          </table:table-cell>
          <table:table-cell office:value-type="float" office:value="0.0233154296875" calcext:value-type="float">
            <text:p>0,0233154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0010</text:p>
          </table:table-cell>
          <table:table-cell office:value-type="float" office:value="181" calcext:value-type="float">
            <text:p>181</text:p>
          </table:table-cell>
          <table:table-cell office:value-type="float" office:value="0.0220947265625" calcext:value-type="float">
            <text:p>0,02209472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0000</text:p>
          </table:table-cell>
          <table:table-cell office:value-type="float" office:value="179" calcext:value-type="float">
            <text:p>179</text:p>
          </table:table-cell>
          <table:table-cell office:value-type="float" office:value="0.0218505859375" calcext:value-type="float">
            <text:p>0,02185058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0000</text:p>
          </table:table-cell>
          <table:table-cell office:value-type="float" office:value="157" calcext:value-type="float">
            <text:p>157</text:p>
          </table:table-cell>
          <table:table-cell office:value-type="float" office:value="0.0191650390625" calcext:value-type="float">
            <text:p>0,019165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1111</text:p>
          </table:table-cell>
          <table:table-cell office:value-type="float" office:value="142" calcext:value-type="float">
            <text:p>142</text:p>
          </table:table-cell>
          <table:table-cell office:value-type="float" office:value="0.017333984375" calcext:value-type="float">
            <text:p>0,0173339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0111</text:p>
          </table:table-cell>
          <table:table-cell office:value-type="float" office:value="136" calcext:value-type="float">
            <text:p>136</text:p>
          </table:table-cell>
          <table:table-cell office:value-type="float" office:value="0.0166015625" calcext:value-type="float">
            <text:p>0,01660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000</text:p>
          </table:table-cell>
          <table:table-cell office:value-type="float" office:value="132" calcext:value-type="float">
            <text:p>132</text:p>
          </table:table-cell>
          <table:table-cell office:value-type="float" office:value="0.01611328125" calcext:value-type="float">
            <text:p>0,016113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1111</text:p>
          </table:table-cell>
          <table:table-cell office:value-type="float" office:value="131" calcext:value-type="float">
            <text:p>131</text:p>
          </table:table-cell>
          <table:table-cell office:value-type="float" office:value="0.0159912109375" calcext:value-type="float">
            <text:p>0,015991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1011</text:p>
          </table:table-cell>
          <table:table-cell office:value-type="float" office:value="116" calcext:value-type="float">
            <text:p>116</text:p>
          </table:table-cell>
          <table:table-cell office:value-type="float" office:value="0.01416015625" calcext:value-type="float">
            <text:p>0,014160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1110</text:p>
          </table:table-cell>
          <table:table-cell office:value-type="float" office:value="116" calcext:value-type="float">
            <text:p>116</text:p>
          </table:table-cell>
          <table:table-cell office:value-type="float" office:value="0.01416015625" calcext:value-type="float">
            <text:p>0,014160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1000</text:p>
          </table:table-cell>
          <table:table-cell office:value-type="float" office:value="114" calcext:value-type="float">
            <text:p>114</text:p>
          </table:table-cell>
          <table:table-cell office:value-type="float" office:value="0.013916015625" calcext:value-type="float">
            <text:p>0,0139160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1101</text:p>
          </table:table-cell>
          <table:table-cell office:value-type="float" office:value="100" calcext:value-type="float">
            <text:p>100</text:p>
          </table:table-cell>
          <table:table-cell office:value-type="float" office:value="0.01220703125" calcext:value-type="float">
            <text:p>0,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1111</text:p>
          </table:table-cell>
          <table:table-cell office:value-type="float" office:value="97" calcext:value-type="float">
            <text:p>97</text:p>
          </table:table-cell>
          <table:table-cell office:value-type="float" office:value="0.0118408203125" calcext:value-type="float">
            <text:p>0,01184082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0111</text:p>
          </table:table-cell>
          <table:table-cell office:value-type="float" office:value="95" calcext:value-type="float">
            <text:p>95</text:p>
          </table:table-cell>
          <table:table-cell office:value-type="float" office:value="0.0115966796875" calcext:value-type="float">
            <text:p>0,01159667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1111</text:p>
          </table:table-cell>
          <table:table-cell office:value-type="float" office:value="84" calcext:value-type="float">
            <text:p>84</text:p>
          </table:table-cell>
          <table:table-cell office:value-type="float" office:value="0.01025390625" calcext:value-type="float">
            <text:p>0,01025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1111</text:p>
          </table:table-cell>
          <table:table-cell office:value-type="float" office:value="77" calcext:value-type="float">
            <text:p>77</text:p>
          </table:table-cell>
          <table:table-cell office:value-type="float" office:value="0.0093994140625" calcext:value-type="float">
            <text:p>0,009399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0000</text:p>
          </table:table-cell>
          <table:table-cell office:value-type="float" office:value="76" calcext:value-type="float">
            <text:p>76</text:p>
          </table:table-cell>
          <table:table-cell office:value-type="float" office:value="0.00927734375" calcext:value-type="float">
            <text:p>0,0092773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1111</text:p>
          </table:table-cell>
          <table:table-cell office:value-type="float" office:value="76" calcext:value-type="float">
            <text:p>76</text:p>
          </table:table-cell>
          <table:table-cell office:value-type="float" office:value="0.00927734375" calcext:value-type="float">
            <text:p>0,0092773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0000</text:p>
          </table:table-cell>
          <table:table-cell office:value-type="float" office:value="75" calcext:value-type="float">
            <text:p>75</text:p>
          </table:table-cell>
          <table:table-cell office:value-type="float" office:value="0.0091552734375" calcext:value-type="float">
            <text:p>0,009155273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0000</text:p>
          </table:table-cell>
          <table:table-cell office:value-type="float" office:value="74" calcext:value-type="float">
            <text:p>74</text:p>
          </table:table-cell>
          <table:table-cell office:value-type="float" office:value="0.009033203125" calcext:value-type="float">
            <text:p>0,0090332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0000</text:p>
          </table:table-cell>
          <table:table-cell office:value-type="float" office:value="68" calcext:value-type="float">
            <text:p>68</text:p>
          </table:table-cell>
          <table:table-cell office:value-type="float" office:value="0.00830078125" calcext:value-type="float">
            <text:p>0,008300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0111</text:p>
          </table:table-cell>
          <table:table-cell office:value-type="float" office:value="67" calcext:value-type="float">
            <text:p>67</text:p>
          </table:table-cell>
          <table:table-cell office:value-type="float" office:value="0.0081787109375" calcext:value-type="float">
            <text:p>0,0081787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1111</text:p>
          </table:table-cell>
          <table:table-cell office:value-type="float" office:value="61" calcext:value-type="float">
            <text:p>61</text:p>
          </table:table-cell>
          <table:table-cell office:value-type="float" office:value="0.0074462890625" calcext:value-type="float">
            <text:p>0,00744628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0001</text:p>
          </table:table-cell>
          <table:table-cell office:value-type="float" office:value="58" calcext:value-type="float">
            <text:p>58</text:p>
          </table:table-cell>
          <table:table-cell office:value-type="float" office:value="0.007080078125" calcext:value-type="float">
            <text:p>0,0070800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1111</text:p>
          </table:table-cell>
          <table:table-cell office:value-type="float" office:value="50" calcext:value-type="float">
            <text:p>50</text:p>
          </table:table-cell>
          <table:table-cell office:value-type="float" office:value="0.006103515625" calcext:value-type="float">
            <text:p>0,006103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0000</text:p>
          </table:table-cell>
          <table:table-cell office:value-type="float" office:value="45" calcext:value-type="float">
            <text:p>45</text:p>
          </table:table-cell>
          <table:table-cell office:value-type="float" office:value="0.0054931640625" calcext:value-type="float">
            <text:p>0,00549316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1000</text:p>
          </table:table-cell>
          <table:table-cell office:value-type="float" office:value="40" calcext:value-type="float">
            <text:p>40</text:p>
          </table:table-cell>
          <table:table-cell office:value-type="float" office:value="0.0048828125" calcext:value-type="float">
            <text:p>0,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0000</text:p>
          </table:table-cell>
          <table:table-cell office:value-type="float" office:value="35" calcext:value-type="float">
            <text:p>35</text:p>
          </table:table-cell>
          <table:table-cell office:value-type="float" office:value="0.0042724609375" calcext:value-type="float">
            <text:p>0,00427246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0011</text:p>
          </table:table-cell>
          <table:table-cell office:value-type="float" office:value="31" calcext:value-type="float">
            <text:p>31</text:p>
          </table:table-cell>
          <table:table-cell office:value-type="float" office:value="0.0037841796875" calcext:value-type="float">
            <text:p>0,00378417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0000</text:p>
          </table:table-cell>
          <table:table-cell office:value-type="float" office:value="30" calcext:value-type="float">
            <text:p>30</text:p>
          </table:table-cell>
          <table:table-cell office:value-type="float" office:value="0.003662109375" calcext:value-type="float">
            <text:p>0,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100</text:p>
          </table:table-cell>
          <table:table-cell office:value-type="float" office:value="29" calcext:value-type="float">
            <text:p>29</text:p>
          </table:table-cell>
          <table:table-cell office:value-type="float" office:value="0.0035400390625" calcext:value-type="float">
            <text:p>0,00354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0110</text:p>
          </table:table-cell>
          <table:table-cell office:value-type="float" office:value="28" calcext:value-type="float">
            <text:p>28</text:p>
          </table:table-cell>
          <table:table-cell office:value-type="float" office:value="0.00341796875" calcext:value-type="float">
            <text:p>0,003417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1010</text:p>
          </table:table-cell>
          <table:table-cell office:value-type="float" office:value="28" calcext:value-type="float">
            <text:p>28</text:p>
          </table:table-cell>
          <table:table-cell office:value-type="float" office:value="0.00341796875" calcext:value-type="float">
            <text:p>0,003417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1100</text:p>
          </table:table-cell>
          <table:table-cell office:value-type="float" office:value="28" calcext:value-type="float">
            <text:p>28</text:p>
          </table:table-cell>
          <table:table-cell office:value-type="float" office:value="0.00341796875" calcext:value-type="float">
            <text:p>0,003417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0000</text:p>
          </table:table-cell>
          <table:table-cell office:value-type="float" office:value="27" calcext:value-type="float">
            <text:p>27</text:p>
          </table:table-cell>
          <table:table-cell office:value-type="float" office:value="0.0032958984375" calcext:value-type="float">
            <text:p>0,00329589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111</text:p>
          </table:table-cell>
          <table:table-cell office:value-type="float" office:value="26" calcext:value-type="float">
            <text:p>26</text:p>
          </table:table-cell>
          <table:table-cell office:value-type="float" office:value="0.003173828125" calcext:value-type="float">
            <text:p>0,003173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1110</text:p>
          </table:table-cell>
          <table:table-cell office:value-type="float" office:value="25" calcext:value-type="float">
            <text:p>25</text:p>
          </table:table-cell>
          <table:table-cell office:value-type="float" office:value="0.0030517578125" calcext:value-type="float">
            <text:p>0,00305175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0100</text:p>
          </table:table-cell>
          <table:table-cell office:value-type="float" office:value="25" calcext:value-type="float">
            <text:p>25</text:p>
          </table:table-cell>
          <table:table-cell office:value-type="float" office:value="0.0030517578125" calcext:value-type="float">
            <text:p>0,00305175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1011</text:p>
          </table:table-cell>
          <table:table-cell office:value-type="float" office:value="25" calcext:value-type="float">
            <text:p>25</text:p>
          </table:table-cell>
          <table:table-cell office:value-type="float" office:value="0.0030517578125" calcext:value-type="float">
            <text:p>0,00305175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0111</text:p>
          </table:table-cell>
          <table:table-cell office:value-type="float" office:value="24" calcext:value-type="float">
            <text:p>24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0000</text:p>
          </table:table-cell>
          <table:table-cell office:value-type="float" office:value="23" calcext:value-type="float">
            <text:p>23</text:p>
          </table:table-cell>
          <table:table-cell office:value-type="float" office:value="0.0028076171875" calcext:value-type="float">
            <text:p>0,002807617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0010</text:p>
          </table:table-cell>
          <table:table-cell office:value-type="float" office:value="23" calcext:value-type="float">
            <text:p>23</text:p>
          </table:table-cell>
          <table:table-cell office:value-type="float" office:value="0.0028076171875" calcext:value-type="float">
            <text:p>0,002807617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0101</text:p>
          </table:table-cell>
          <table:table-cell office:value-type="float" office:value="23" calcext:value-type="float">
            <text:p>23</text:p>
          </table:table-cell>
          <table:table-cell office:value-type="float" office:value="0.0028076171875" calcext:value-type="float">
            <text:p>0,002807617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1101</text:p>
          </table:table-cell>
          <table:table-cell office:value-type="float" office:value="22" calcext:value-type="float">
            <text:p>22</text:p>
          </table:table-cell>
          <table:table-cell office:value-type="float" office:value="0.002685546875" calcext:value-type="float">
            <text:p>0,00268554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0111</text:p>
          </table:table-cell>
          <table:table-cell office:value-type="float" office:value="22" calcext:value-type="float">
            <text:p>22</text:p>
          </table:table-cell>
          <table:table-cell office:value-type="float" office:value="0.002685546875" calcext:value-type="float">
            <text:p>0,00268554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0011</text:p>
          </table:table-cell>
          <table:table-cell office:value-type="float" office:value="22" calcext:value-type="float">
            <text:p>22</text:p>
          </table:table-cell>
          <table:table-cell office:value-type="float" office:value="0.002685546875" calcext:value-type="float">
            <text:p>0,00268554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1111</text:p>
          </table:table-cell>
          <table:table-cell office:value-type="float" office:value="21" calcext:value-type="float">
            <text:p>21</text:p>
          </table:table-cell>
          <table:table-cell office:value-type="float" office:value="0.0025634765625" calcext:value-type="float">
            <text:p>0,0025634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0100</text:p>
          </table:table-cell>
          <table:table-cell office:value-type="float" office:value="20" calcext:value-type="float">
            <text:p>20</text:p>
          </table:table-cell>
          <table:table-cell office:value-type="float" office:value="0.00244140625" calcext:value-type="float">
            <text:p>0,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1011</text:p>
          </table:table-cell>
          <table:table-cell office:value-type="float" office:value="20" calcext:value-type="float">
            <text:p>20</text:p>
          </table:table-cell>
          <table:table-cell office:value-type="float" office:value="0.00244140625" calcext:value-type="float">
            <text:p>0,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1111</text:p>
          </table:table-cell>
          <table:table-cell office:value-type="float" office:value="20" calcext:value-type="float">
            <text:p>20</text:p>
          </table:table-cell>
          <table:table-cell office:value-type="float" office:value="0.00244140625" calcext:value-type="float">
            <text:p>0,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1111</text:p>
          </table:table-cell>
          <table:table-cell office:value-type="float" office:value="20" calcext:value-type="float">
            <text:p>20</text:p>
          </table:table-cell>
          <table:table-cell office:value-type="float" office:value="0.00244140625" calcext:value-type="float">
            <text:p>0,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1110</text:p>
          </table:table-cell>
          <table:table-cell office:value-type="float" office:value="20" calcext:value-type="float">
            <text:p>20</text:p>
          </table:table-cell>
          <table:table-cell office:value-type="float" office:value="0.00244140625" calcext:value-type="float">
            <text:p>0,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11111</text:p>
          </table:table-cell>
          <table:table-cell office:value-type="float" office:value="19" calcext:value-type="float">
            <text:p>19</text:p>
          </table:table-cell>
          <table:table-cell office:value-type="float" office:value="0.0023193359375" calcext:value-type="float">
            <text:p>0,00231933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1011</text:p>
          </table:table-cell>
          <table:table-cell office:value-type="float" office:value="19" calcext:value-type="float">
            <text:p>19</text:p>
          </table:table-cell>
          <table:table-cell office:value-type="float" office:value="0.0023193359375" calcext:value-type="float">
            <text:p>0,00231933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0110</text:p>
          </table:table-cell>
          <table:table-cell office:value-type="float" office:value="19" calcext:value-type="float">
            <text:p>19</text:p>
          </table:table-cell>
          <table:table-cell office:value-type="float" office:value="0.0023193359375" calcext:value-type="float">
            <text:p>0,00231933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1110</text:p>
          </table:table-cell>
          <table:table-cell office:value-type="float" office:value="18" calcext:value-type="float">
            <text:p>18</text:p>
          </table:table-cell>
          <table:table-cell office:value-type="float" office:value="0.002197265625" calcext:value-type="float">
            <text:p>0,0021972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1111</text:p>
          </table:table-cell>
          <table:table-cell office:value-type="float" office:value="18" calcext:value-type="float">
            <text:p>18</text:p>
          </table:table-cell>
          <table:table-cell office:value-type="float" office:value="0.002197265625" calcext:value-type="float">
            <text:p>0,0021972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1101</text:p>
          </table:table-cell>
          <table:table-cell office:value-type="float" office:value="18" calcext:value-type="float">
            <text:p>18</text:p>
          </table:table-cell>
          <table:table-cell office:value-type="float" office:value="0.002197265625" calcext:value-type="float">
            <text:p>0,0021972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0011</text:p>
          </table:table-cell>
          <table:table-cell office:value-type="float" office:value="18" calcext:value-type="float">
            <text:p>18</text:p>
          </table:table-cell>
          <table:table-cell office:value-type="float" office:value="0.002197265625" calcext:value-type="float">
            <text:p>0,0021972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0110</text:p>
          </table:table-cell>
          <table:table-cell office:value-type="float" office:value="17" calcext:value-type="float">
            <text:p>17</text:p>
          </table:table-cell>
          <table:table-cell office:value-type="float" office:value="0.0020751953125" calcext:value-type="float">
            <text:p>0,002075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0000</text:p>
          </table:table-cell>
          <table:table-cell office:value-type="float" office:value="17" calcext:value-type="float">
            <text:p>17</text:p>
          </table:table-cell>
          <table:table-cell office:value-type="float" office:value="0.0020751953125" calcext:value-type="float">
            <text:p>0,002075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1001</text:p>
          </table:table-cell>
          <table:table-cell office:value-type="float" office:value="17" calcext:value-type="float">
            <text:p>17</text:p>
          </table:table-cell>
          <table:table-cell office:value-type="float" office:value="0.0020751953125" calcext:value-type="float">
            <text:p>0,002075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1110</text:p>
          </table:table-cell>
          <table:table-cell office:value-type="float" office:value="16" calcext:value-type="float">
            <text:p>16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1011</text:p>
          </table:table-cell>
          <table:table-cell office:value-type="float" office:value="16" calcext:value-type="float">
            <text:p>16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1111</text:p>
          </table:table-cell>
          <table:table-cell office:value-type="float" office:value="16" calcext:value-type="float">
            <text:p>16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1110</text:p>
          </table:table-cell>
          <table:table-cell office:value-type="float" office:value="16" calcext:value-type="float">
            <text:p>16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1100</text:p>
          </table:table-cell>
          <table:table-cell office:value-type="float" office:value="15" calcext:value-type="float">
            <text:p>15</text:p>
          </table:table-cell>
          <table:table-cell office:value-type="float" office:value="0.0018310546875" calcext:value-type="float">
            <text:p>0,001831054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1110</text:p>
          </table:table-cell>
          <table:table-cell office:value-type="float" office:value="15" calcext:value-type="float">
            <text:p>15</text:p>
          </table:table-cell>
          <table:table-cell office:value-type="float" office:value="0.0018310546875" calcext:value-type="float">
            <text:p>0,001831054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0010</text:p>
          </table:table-cell>
          <table:table-cell office:value-type="float" office:value="15" calcext:value-type="float">
            <text:p>15</text:p>
          </table:table-cell>
          <table:table-cell office:value-type="float" office:value="0.0018310546875" calcext:value-type="float">
            <text:p>0,001831054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0101</text:p>
          </table:table-cell>
          <table:table-cell office:value-type="float" office:value="15" calcext:value-type="float">
            <text:p>15</text:p>
          </table:table-cell>
          <table:table-cell office:value-type="float" office:value="0.0018310546875" calcext:value-type="float">
            <text:p>0,001831054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0111</text:p>
          </table:table-cell>
          <table:table-cell office:value-type="float" office:value="14" calcext:value-type="float">
            <text:p>14</text:p>
          </table:table-cell>
          <table:table-cell office:value-type="float" office:value="0.001708984375" calcext:value-type="float">
            <text:p>0,0017089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1011</text:p>
          </table:table-cell>
          <table:table-cell office:value-type="float" office:value="14" calcext:value-type="float">
            <text:p>14</text:p>
          </table:table-cell>
          <table:table-cell office:value-type="float" office:value="0.001708984375" calcext:value-type="float">
            <text:p>0,0017089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0111</text:p>
          </table:table-cell>
          <table:table-cell office:value-type="float" office:value="14" calcext:value-type="float">
            <text:p>14</text:p>
          </table:table-cell>
          <table:table-cell office:value-type="float" office:value="0.001708984375" calcext:value-type="float">
            <text:p>0,0017089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0100</text:p>
          </table:table-cell>
          <table:table-cell office:value-type="float" office:value="13" calcext:value-type="float">
            <text:p>13</text:p>
          </table:table-cell>
          <table:table-cell office:value-type="float" office:value="0.0015869140625" calcext:value-type="float">
            <text:p>0,0015869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1111</text:p>
          </table:table-cell>
          <table:table-cell office:value-type="float" office:value="13" calcext:value-type="float">
            <text:p>13</text:p>
          </table:table-cell>
          <table:table-cell office:value-type="float" office:value="0.0015869140625" calcext:value-type="float">
            <text:p>0,0015869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1111</text:p>
          </table:table-cell>
          <table:table-cell office:value-type="float" office:value="13" calcext:value-type="float">
            <text:p>13</text:p>
          </table:table-cell>
          <table:table-cell office:value-type="float" office:value="0.0015869140625" calcext:value-type="float">
            <text:p>0,0015869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0111</text:p>
          </table:table-cell>
          <table:table-cell office:value-type="float" office:value="13" calcext:value-type="float">
            <text:p>13</text:p>
          </table:table-cell>
          <table:table-cell office:value-type="float" office:value="0.0015869140625" calcext:value-type="float">
            <text:p>0,0015869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0111</text:p>
          </table:table-cell>
          <table:table-cell office:value-type="float" office:value="13" calcext:value-type="float">
            <text:p>13</text:p>
          </table:table-cell>
          <table:table-cell office:value-type="float" office:value="0.0015869140625" calcext:value-type="float">
            <text:p>0,0015869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0111</text:p>
          </table:table-cell>
          <table:table-cell office:value-type="float" office:value="13" calcext:value-type="float">
            <text:p>13</text:p>
          </table:table-cell>
          <table:table-cell office:value-type="float" office:value="0.0015869140625" calcext:value-type="float">
            <text:p>0,0015869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0111</text:p>
          </table:table-cell>
          <table:table-cell office:value-type="float" office:value="13" calcext:value-type="float">
            <text:p>13</text:p>
          </table:table-cell>
          <table:table-cell office:value-type="float" office:value="0.0015869140625" calcext:value-type="float">
            <text:p>0,0015869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1000</text:p>
          </table:table-cell>
          <table:table-cell office:value-type="float" office:value="13" calcext:value-type="float">
            <text:p>13</text:p>
          </table:table-cell>
          <table:table-cell office:value-type="float" office:value="0.0015869140625" calcext:value-type="float">
            <text:p>0,0015869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0010</text:p>
          </table:table-cell>
          <table:table-cell office:value-type="float" office:value="12" calcext:value-type="float">
            <text:p>12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0111</text:p>
          </table:table-cell>
          <table:table-cell office:value-type="float" office:value="12" calcext:value-type="float">
            <text:p>12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11111</text:p>
          </table:table-cell>
          <table:table-cell office:value-type="float" office:value="12" calcext:value-type="float">
            <text:p>12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1101</text:p>
          </table:table-cell>
          <table:table-cell office:value-type="float" office:value="12" calcext:value-type="float">
            <text:p>12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0111</text:p>
          </table:table-cell>
          <table:table-cell office:value-type="float" office:value="12" calcext:value-type="float">
            <text:p>12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1110</text:p>
          </table:table-cell>
          <table:table-cell office:value-type="float" office:value="12" calcext:value-type="float">
            <text:p>12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11111</text:p>
          </table:table-cell>
          <table:table-cell office:value-type="float" office:value="11" calcext:value-type="float">
            <text:p>11</text:p>
          </table:table-cell>
          <table:table-cell office:value-type="float" office:value="0.0013427734375" calcext:value-type="float">
            <text:p>0,001342773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0001</text:p>
          </table:table-cell>
          <table:table-cell office:value-type="float" office:value="10" calcext:value-type="float">
            <text:p>10</text:p>
          </table:table-cell>
          <table:table-cell office:value-type="float" office:value="0.001220703125" calcext:value-type="float">
            <text:p>0,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0010</text:p>
          </table:table-cell>
          <table:table-cell office:value-type="float" office:value="10" calcext:value-type="float">
            <text:p>10</text:p>
          </table:table-cell>
          <table:table-cell office:value-type="float" office:value="0.001220703125" calcext:value-type="float">
            <text:p>0,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1010</text:p>
          </table:table-cell>
          <table:table-cell office:value-type="float" office:value="10" calcext:value-type="float">
            <text:p>10</text:p>
          </table:table-cell>
          <table:table-cell office:value-type="float" office:value="0.001220703125" calcext:value-type="float">
            <text:p>0,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0111</text:p>
          </table:table-cell>
          <table:table-cell office:value-type="float" office:value="10" calcext:value-type="float">
            <text:p>10</text:p>
          </table:table-cell>
          <table:table-cell office:value-type="float" office:value="0.001220703125" calcext:value-type="float">
            <text:p>0,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1000</text:p>
          </table:table-cell>
          <table:table-cell office:value-type="float" office:value="10" calcext:value-type="float">
            <text:p>10</text:p>
          </table:table-cell>
          <table:table-cell office:value-type="float" office:value="0.001220703125" calcext:value-type="float">
            <text:p>0,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0110</text:p>
          </table:table-cell>
          <table:table-cell office:value-type="float" office:value="10" calcext:value-type="float">
            <text:p>10</text:p>
          </table:table-cell>
          <table:table-cell office:value-type="float" office:value="0.001220703125" calcext:value-type="float">
            <text:p>0,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1101</text:p>
          </table:table-cell>
          <table:table-cell office:value-type="float" office:value="10" calcext:value-type="float">
            <text:p>10</text:p>
          </table:table-cell>
          <table:table-cell office:value-type="float" office:value="0.001220703125" calcext:value-type="float">
            <text:p>0,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0101</text:p>
          </table:table-cell>
          <table:table-cell office:value-type="float" office:value="9" calcext:value-type="float">
            <text:p>9</text:p>
          </table:table-cell>
          <table:table-cell office:value-type="float" office:value="0.0010986328125" calcext:value-type="float">
            <text:p>0,00109863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010</text:p>
          </table:table-cell>
          <table:table-cell office:value-type="float" office:value="9" calcext:value-type="float">
            <text:p>9</text:p>
          </table:table-cell>
          <table:table-cell office:value-type="float" office:value="0.0010986328125" calcext:value-type="float">
            <text:p>0,00109863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0011</text:p>
          </table:table-cell>
          <table:table-cell office:value-type="float" office:value="9" calcext:value-type="float">
            <text:p>9</text:p>
          </table:table-cell>
          <table:table-cell office:value-type="float" office:value="0.0010986328125" calcext:value-type="float">
            <text:p>0,00109863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11111</text:p>
          </table:table-cell>
          <table:table-cell office:value-type="float" office:value="9" calcext:value-type="float">
            <text:p>9</text:p>
          </table:table-cell>
          <table:table-cell office:value-type="float" office:value="0.0010986328125" calcext:value-type="float">
            <text:p>0,00109863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0100</text:p>
          </table:table-cell>
          <table:table-cell office:value-type="float" office:value="9" calcext:value-type="float">
            <text:p>9</text:p>
          </table:table-cell>
          <table:table-cell office:value-type="float" office:value="0.0010986328125" calcext:value-type="float">
            <text:p>0,00109863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00000</text:p>
          </table:table-cell>
          <table:table-cell office:value-type="float" office:value="9" calcext:value-type="float">
            <text:p>9</text:p>
          </table:table-cell>
          <table:table-cell office:value-type="float" office:value="0.0010986328125" calcext:value-type="float">
            <text:p>0,00109863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11111</text:p>
          </table:table-cell>
          <table:table-cell office:value-type="float" office:value="9" calcext:value-type="float">
            <text:p>9</text:p>
          </table:table-cell>
          <table:table-cell office:value-type="float" office:value="0.0010986328125" calcext:value-type="float">
            <text:p>0,00109863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11111</text:p>
          </table:table-cell>
          <table:table-cell office:value-type="float" office:value="9" calcext:value-type="float">
            <text:p>9</text:p>
          </table:table-cell>
          <table:table-cell office:value-type="float" office:value="0.0010986328125" calcext:value-type="float">
            <text:p>0,00109863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1100</text:p>
          </table:table-cell>
          <table:table-cell office:value-type="float" office:value="9" calcext:value-type="float">
            <text:p>9</text:p>
          </table:table-cell>
          <table:table-cell office:value-type="float" office:value="0.0010986328125" calcext:value-type="float">
            <text:p>0,00109863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1011</text:p>
          </table:table-cell>
          <table:table-cell office:value-type="float" office:value="9" calcext:value-type="float">
            <text:p>9</text:p>
          </table:table-cell>
          <table:table-cell office:value-type="float" office:value="0.0010986328125" calcext:value-type="float">
            <text:p>0,00109863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1001</text:p>
          </table:table-cell>
          <table:table-cell office:value-type="float" office:value="8" calcext:value-type="float">
            <text:p>8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0100</text:p>
          </table:table-cell>
          <table:table-cell office:value-type="float" office:value="8" calcext:value-type="float">
            <text:p>8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0111</text:p>
          </table:table-cell>
          <table:table-cell office:value-type="float" office:value="8" calcext:value-type="float">
            <text:p>8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1000</text:p>
          </table:table-cell>
          <table:table-cell office:value-type="float" office:value="8" calcext:value-type="float">
            <text:p>8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1011</text:p>
          </table:table-cell>
          <table:table-cell office:value-type="float" office:value="8" calcext:value-type="float">
            <text:p>8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0010</text:p>
          </table:table-cell>
          <table:table-cell office:value-type="float" office:value="8" calcext:value-type="float">
            <text:p>8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00000</text:p>
          </table:table-cell>
          <table:table-cell office:value-type="float" office:value="8" calcext:value-type="float">
            <text:p>8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1101</text:p>
          </table:table-cell>
          <table:table-cell office:value-type="float" office:value="8" calcext:value-type="float">
            <text:p>8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0010</text:p>
          </table:table-cell>
          <table:table-cell office:value-type="float" office:value="8" calcext:value-type="float">
            <text:p>8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0010</text:p>
          </table:table-cell>
          <table:table-cell office:value-type="float" office:value="8" calcext:value-type="float">
            <text:p>8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1101</text:p>
          </table:table-cell>
          <table:table-cell office:value-type="float" office:value="8" calcext:value-type="float">
            <text:p>8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1010</text:p>
          </table:table-cell>
          <table:table-cell office:value-type="float" office:value="8" calcext:value-type="float">
            <text:p>8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0111</text:p>
          </table:table-cell>
          <table:table-cell office:value-type="float" office:value="7" calcext:value-type="float">
            <text:p>7</text:p>
          </table:table-cell>
          <table:table-cell office:value-type="float" office:value="0.0008544921875" calcext:value-type="float">
            <text:p>0,00085449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1000</text:p>
          </table:table-cell>
          <table:table-cell office:value-type="float" office:value="7" calcext:value-type="float">
            <text:p>7</text:p>
          </table:table-cell>
          <table:table-cell office:value-type="float" office:value="0.0008544921875" calcext:value-type="float">
            <text:p>0,00085449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10000</text:p>
          </table:table-cell>
          <table:table-cell office:value-type="float" office:value="7" calcext:value-type="float">
            <text:p>7</text:p>
          </table:table-cell>
          <table:table-cell office:value-type="float" office:value="0.0008544921875" calcext:value-type="float">
            <text:p>0,00085449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11000</text:p>
          </table:table-cell>
          <table:table-cell office:value-type="float" office:value="7" calcext:value-type="float">
            <text:p>7</text:p>
          </table:table-cell>
          <table:table-cell office:value-type="float" office:value="0.0008544921875" calcext:value-type="float">
            <text:p>0,00085449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11111</text:p>
          </table:table-cell>
          <table:table-cell office:value-type="float" office:value="7" calcext:value-type="float">
            <text:p>7</text:p>
          </table:table-cell>
          <table:table-cell office:value-type="float" office:value="0.0008544921875" calcext:value-type="float">
            <text:p>0,00085449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0010</text:p>
          </table:table-cell>
          <table:table-cell office:value-type="float" office:value="7" calcext:value-type="float">
            <text:p>7</text:p>
          </table:table-cell>
          <table:table-cell office:value-type="float" office:value="0.0008544921875" calcext:value-type="float">
            <text:p>0,00085449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00000</text:p>
          </table:table-cell>
          <table:table-cell office:value-type="float" office:value="7" calcext:value-type="float">
            <text:p>7</text:p>
          </table:table-cell>
          <table:table-cell office:value-type="float" office:value="0.0008544921875" calcext:value-type="float">
            <text:p>0,00085449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0111</text:p>
          </table:table-cell>
          <table:table-cell office:value-type="float" office:value="7" calcext:value-type="float">
            <text:p>7</text:p>
          </table:table-cell>
          <table:table-cell office:value-type="float" office:value="0.0008544921875" calcext:value-type="float">
            <text:p>0,00085449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1000</text:p>
          </table:table-cell>
          <table:table-cell office:value-type="float" office:value="7" calcext:value-type="float">
            <text:p>7</text:p>
          </table:table-cell>
          <table:table-cell office:value-type="float" office:value="0.0008544921875" calcext:value-type="float">
            <text:p>0,00085449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0100</text:p>
          </table:table-cell>
          <table:table-cell office:value-type="float" office:value="7" calcext:value-type="float">
            <text:p>7</text:p>
          </table:table-cell>
          <table:table-cell office:value-type="float" office:value="0.0008544921875" calcext:value-type="float">
            <text:p>0,00085449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110</text:p>
          </table:table-cell>
          <table:table-cell office:value-type="float" office:value="6" calcext:value-type="float">
            <text:p>6</text:p>
          </table:table-cell>
          <table:table-cell office:value-type="float" office:value="0.000732421875" calcext:value-type="float">
            <text:p>0,000732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10111</text:p>
          </table:table-cell>
          <table:table-cell office:value-type="float" office:value="6" calcext:value-type="float">
            <text:p>6</text:p>
          </table:table-cell>
          <table:table-cell office:value-type="float" office:value="0.000732421875" calcext:value-type="float">
            <text:p>0,000732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11000</text:p>
          </table:table-cell>
          <table:table-cell office:value-type="float" office:value="6" calcext:value-type="float">
            <text:p>6</text:p>
          </table:table-cell>
          <table:table-cell office:value-type="float" office:value="0.000732421875" calcext:value-type="float">
            <text:p>0,000732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0001</text:p>
          </table:table-cell>
          <table:table-cell office:value-type="float" office:value="6" calcext:value-type="float">
            <text:p>6</text:p>
          </table:table-cell>
          <table:table-cell office:value-type="float" office:value="0.000732421875" calcext:value-type="float">
            <text:p>0,000732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0001</text:p>
          </table:table-cell>
          <table:table-cell office:value-type="float" office:value="6" calcext:value-type="float">
            <text:p>6</text:p>
          </table:table-cell>
          <table:table-cell office:value-type="float" office:value="0.000732421875" calcext:value-type="float">
            <text:p>0,000732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0100</text:p>
          </table:table-cell>
          <table:table-cell office:value-type="float" office:value="6" calcext:value-type="float">
            <text:p>6</text:p>
          </table:table-cell>
          <table:table-cell office:value-type="float" office:value="0.000732421875" calcext:value-type="float">
            <text:p>0,000732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1011</text:p>
          </table:table-cell>
          <table:table-cell office:value-type="float" office:value="6" calcext:value-type="float">
            <text:p>6</text:p>
          </table:table-cell>
          <table:table-cell office:value-type="float" office:value="0.000732421875" calcext:value-type="float">
            <text:p>0,000732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11000</text:p>
          </table:table-cell>
          <table:table-cell office:value-type="float" office:value="6" calcext:value-type="float">
            <text:p>6</text:p>
          </table:table-cell>
          <table:table-cell office:value-type="float" office:value="0.000732421875" calcext:value-type="float">
            <text:p>0,000732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1000</text:p>
          </table:table-cell>
          <table:table-cell office:value-type="float" office:value="6" calcext:value-type="float">
            <text:p>6</text:p>
          </table:table-cell>
          <table:table-cell office:value-type="float" office:value="0.000732421875" calcext:value-type="float">
            <text:p>0,000732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0001</text:p>
          </table:table-cell>
          <table:table-cell office:value-type="float" office:value="6" calcext:value-type="float">
            <text:p>6</text:p>
          </table:table-cell>
          <table:table-cell office:value-type="float" office:value="0.000732421875" calcext:value-type="float">
            <text:p>0,000732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1001</text:p>
          </table:table-cell>
          <table:table-cell office:value-type="float" office:value="6" calcext:value-type="float">
            <text:p>6</text:p>
          </table:table-cell>
          <table:table-cell office:value-type="float" office:value="0.000732421875" calcext:value-type="float">
            <text:p>0,000732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0010</text:p>
          </table:table-cell>
          <table:table-cell office:value-type="float" office:value="6" calcext:value-type="float">
            <text:p>6</text:p>
          </table:table-cell>
          <table:table-cell office:value-type="float" office:value="0.000732421875" calcext:value-type="float">
            <text:p>0,000732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101</text:p>
          </table:table-cell>
          <table:table-cell office:value-type="float" office:value="5" calcext:value-type="float">
            <text:p>5</text:p>
          </table:table-cell>
          <table:table-cell office:value-type="float" office:value="0.0006103515625" calcext:value-type="float">
            <text:p>0,0006103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0111</text:p>
          </table:table-cell>
          <table:table-cell office:value-type="float" office:value="5" calcext:value-type="float">
            <text:p>5</text:p>
          </table:table-cell>
          <table:table-cell office:value-type="float" office:value="0.0006103515625" calcext:value-type="float">
            <text:p>0,0006103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1110</text:p>
          </table:table-cell>
          <table:table-cell office:value-type="float" office:value="5" calcext:value-type="float">
            <text:p>5</text:p>
          </table:table-cell>
          <table:table-cell office:value-type="float" office:value="0.0006103515625" calcext:value-type="float">
            <text:p>0,0006103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0000</text:p>
          </table:table-cell>
          <table:table-cell office:value-type="float" office:value="5" calcext:value-type="float">
            <text:p>5</text:p>
          </table:table-cell>
          <table:table-cell office:value-type="float" office:value="0.0006103515625" calcext:value-type="float">
            <text:p>0,0006103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1000</text:p>
          </table:table-cell>
          <table:table-cell office:value-type="float" office:value="5" calcext:value-type="float">
            <text:p>5</text:p>
          </table:table-cell>
          <table:table-cell office:value-type="float" office:value="0.0006103515625" calcext:value-type="float">
            <text:p>0,0006103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1100</text:p>
          </table:table-cell>
          <table:table-cell office:value-type="float" office:value="5" calcext:value-type="float">
            <text:p>5</text:p>
          </table:table-cell>
          <table:table-cell office:value-type="float" office:value="0.0006103515625" calcext:value-type="float">
            <text:p>0,0006103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1101</text:p>
          </table:table-cell>
          <table:table-cell office:value-type="float" office:value="5" calcext:value-type="float">
            <text:p>5</text:p>
          </table:table-cell>
          <table:table-cell office:value-type="float" office:value="0.0006103515625" calcext:value-type="float">
            <text:p>0,0006103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0001</text:p>
          </table:table-cell>
          <table:table-cell office:value-type="float" office:value="5" calcext:value-type="float">
            <text:p>5</text:p>
          </table:table-cell>
          <table:table-cell office:value-type="float" office:value="0.0006103515625" calcext:value-type="float">
            <text:p>0,0006103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1000</text:p>
          </table:table-cell>
          <table:table-cell office:value-type="float" office:value="5" calcext:value-type="float">
            <text:p>5</text:p>
          </table:table-cell>
          <table:table-cell office:value-type="float" office:value="0.0006103515625" calcext:value-type="float">
            <text:p>0,0006103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0011</text:p>
          </table:table-cell>
          <table:table-cell office:value-type="float" office:value="5" calcext:value-type="float">
            <text:p>5</text:p>
          </table:table-cell>
          <table:table-cell office:value-type="float" office:value="0.0006103515625" calcext:value-type="float">
            <text:p>0,0006103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01111</text:p>
          </table:table-cell>
          <table:table-cell office:value-type="float" office:value="5" calcext:value-type="float">
            <text:p>5</text:p>
          </table:table-cell>
          <table:table-cell office:value-type="float" office:value="0.0006103515625" calcext:value-type="float">
            <text:p>0,0006103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1110</text:p>
          </table:table-cell>
          <table:table-cell office:value-type="float" office:value="5" calcext:value-type="float">
            <text:p>5</text:p>
          </table:table-cell>
          <table:table-cell office:value-type="float" office:value="0.0006103515625" calcext:value-type="float">
            <text:p>0,0006103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1000</text:p>
          </table:table-cell>
          <table:table-cell office:value-type="float" office:value="5" calcext:value-type="float">
            <text:p>5</text:p>
          </table:table-cell>
          <table:table-cell office:value-type="float" office:value="0.0006103515625" calcext:value-type="float">
            <text:p>0,0006103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0100</text:p>
          </table:table-cell>
          <table:table-cell office:value-type="float" office:value="5" calcext:value-type="float">
            <text:p>5</text:p>
          </table:table-cell>
          <table:table-cell office:value-type="float" office:value="0.0006103515625" calcext:value-type="float">
            <text:p>0,0006103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1101</text:p>
          </table:table-cell>
          <table:table-cell office:value-type="float" office:value="5" calcext:value-type="float">
            <text:p>5</text:p>
          </table:table-cell>
          <table:table-cell office:value-type="float" office:value="0.0006103515625" calcext:value-type="float">
            <text:p>0,0006103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0101</text:p>
          </table:table-cell>
          <table:table-cell office:value-type="float" office:value="5" calcext:value-type="float">
            <text:p>5</text:p>
          </table:table-cell>
          <table:table-cell office:value-type="float" office:value="0.0006103515625" calcext:value-type="float">
            <text:p>0,0006103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0110</text:p>
          </table:table-cell>
          <table:table-cell office:value-type="float" office:value="5" calcext:value-type="float">
            <text:p>5</text:p>
          </table:table-cell>
          <table:table-cell office:value-type="float" office:value="0.0006103515625" calcext:value-type="float">
            <text:p>0,0006103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0011</text:p>
          </table:table-cell>
          <table:table-cell office:value-type="float" office:value="5" calcext:value-type="float">
            <text:p>5</text:p>
          </table:table-cell>
          <table:table-cell office:value-type="float" office:value="0.0006103515625" calcext:value-type="float">
            <text:p>0,0006103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0010</text:p>
          </table:table-cell>
          <table:table-cell office:value-type="float" office:value="5" calcext:value-type="float">
            <text:p>5</text:p>
          </table:table-cell>
          <table:table-cell office:value-type="float" office:value="0.0006103515625" calcext:value-type="float">
            <text:p>0,0006103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1011</text:p>
          </table:table-cell>
          <table:table-cell office:value-type="float" office:value="5" calcext:value-type="float">
            <text:p>5</text:p>
          </table:table-cell>
          <table:table-cell office:value-type="float" office:value="0.0006103515625" calcext:value-type="float">
            <text:p>0,0006103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1101</text:p>
          </table:table-cell>
          <table:table-cell office:value-type="float" office:value="5" calcext:value-type="float">
            <text:p>5</text:p>
          </table:table-cell>
          <table:table-cell office:value-type="float" office:value="0.0006103515625" calcext:value-type="float">
            <text:p>0,0006103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10000</text:p>
          </table:table-cell>
          <table:table-cell office:value-type="float" office:value="4" calcext:value-type="float">
            <text:p>4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0010</text:p>
          </table:table-cell>
          <table:table-cell office:value-type="float" office:value="4" calcext:value-type="float">
            <text:p>4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0111</text:p>
          </table:table-cell>
          <table:table-cell office:value-type="float" office:value="4" calcext:value-type="float">
            <text:p>4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0000</text:p>
          </table:table-cell>
          <table:table-cell office:value-type="float" office:value="4" calcext:value-type="float">
            <text:p>4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00010</text:p>
          </table:table-cell>
          <table:table-cell office:value-type="float" office:value="4" calcext:value-type="float">
            <text:p>4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11110</text:p>
          </table:table-cell>
          <table:table-cell office:value-type="float" office:value="4" calcext:value-type="float">
            <text:p>4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0110</text:p>
          </table:table-cell>
          <table:table-cell office:value-type="float" office:value="4" calcext:value-type="float">
            <text:p>4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1100</text:p>
          </table:table-cell>
          <table:table-cell office:value-type="float" office:value="4" calcext:value-type="float">
            <text:p>4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0001</text:p>
          </table:table-cell>
          <table:table-cell office:value-type="float" office:value="4" calcext:value-type="float">
            <text:p>4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0100</text:p>
          </table:table-cell>
          <table:table-cell office:value-type="float" office:value="4" calcext:value-type="float">
            <text:p>4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1111</text:p>
          </table:table-cell>
          <table:table-cell office:value-type="float" office:value="4" calcext:value-type="float">
            <text:p>4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0101</text:p>
          </table:table-cell>
          <table:table-cell office:value-type="float" office:value="4" calcext:value-type="float">
            <text:p>4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1011</text:p>
          </table:table-cell>
          <table:table-cell office:value-type="float" office:value="4" calcext:value-type="float">
            <text:p>4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1110</text:p>
          </table:table-cell>
          <table:table-cell office:value-type="float" office:value="4" calcext:value-type="float">
            <text:p>4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1000</text:p>
          </table:table-cell>
          <table:table-cell office:value-type="float" office:value="4" calcext:value-type="float">
            <text:p>4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1011</text:p>
          </table:table-cell>
          <table:table-cell office:value-type="float" office:value="4" calcext:value-type="float">
            <text:p>4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1000</text:p>
          </table:table-cell>
          <table:table-cell office:value-type="float" office:value="4" calcext:value-type="float">
            <text:p>4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1110</text:p>
          </table:table-cell>
          <table:table-cell office:value-type="float" office:value="4" calcext:value-type="float">
            <text:p>4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0110</text:p>
          </table:table-cell>
          <table:table-cell office:value-type="float" office:value="4" calcext:value-type="float">
            <text:p>4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1001</text:p>
          </table:table-cell>
          <table:table-cell office:value-type="float" office:value="4" calcext:value-type="float">
            <text:p>4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0101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0011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0110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1111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0010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1000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10011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1011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1101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0011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0100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1111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00100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1000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1001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1010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10000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10010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00000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0011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1011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1101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0000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1000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1100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0011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1010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0010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0100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1101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1110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0000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0011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0100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0011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1010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1100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01100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00000010001</text:p>
          </table:table-cell>
          <table:table-cell office:value-type="float" office:value="3" calcext:value-type="float">
            <text:p>3</text:p>
          </table:table-cell>
          <table:table-cell office:value-type="float" office:value="0.0003662109375" calcext:value-type="float">
            <text:p>0,0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001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01011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00000001011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1001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1110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11101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1111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1011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1111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1011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0011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110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001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010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101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0011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100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110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00011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01011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0111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01111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10011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11011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1110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00111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01111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10111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000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0011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0101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100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10011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1011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10111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11001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1101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1111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0011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11011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0001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0010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00111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010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011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100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0011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010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0101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011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1001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101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1110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011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1001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00011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1001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110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0000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0101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,0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000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100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0111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0000001100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101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0110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1010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1010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1101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1101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0000001111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0011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010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011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0000001100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110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0111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000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001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001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010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011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101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101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110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0000001111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0000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0001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0010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0011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0011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0110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1100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1101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0000001111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0101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0110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1010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1100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1100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1101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1101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0000001110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001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101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110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110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0111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010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0000001011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011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101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101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0111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0000001101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0010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0111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1001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1011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0000001100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0110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1011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0000001110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0000000010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000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001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101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0110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000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010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0000001010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010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0000001100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100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01100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00000010001</text:p>
          </table:table-cell>
          <table:table-cell office:value-type="float" office:value="1" calcext:value-type="float">
            <text:p>1</text:p>
          </table:table-cell>
          <table:table-cell office:value-type="float" office:value="0.0001220703125" calcext:value-type="float">
            <text:p>0,0001220703125</text:p>
          </table:table-cell>
          <table:table-cell table:number-columns-repeated="1021"/>
        </table:table-row>
        <table:table-row table:style-name="ro1">
          <table:table-cell/>
          <table:table-cell table:formula="of:=SUM([.B2:.B359])" office:value-type="float" office:value="8192" calcext:value-type="float">
            <text:p>8192</text:p>
          </table:table-cell>
          <table:table-cell table:number-columns-repeated="1022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.</number:text>
      <number:seconds number:style="long"/>
    </number:time-style>
    <number:time-style style:name="N105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6">
      <number:minutes number:style="long"/>
      <number:text>.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 style:data-style-name="N2" text:time-value="00:01:54.979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024_5f_5" style:display-name="PageStyle_1024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24_5f_7" style:display-name="PageStyle_1024_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24_5f_3" style:display-name="PageStyle_1024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24_5f_2" style:display-name="PageStyle_1024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48_5f_2" style:display-name="PageStyle_2048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48_5f_3" style:display-name="PageStyle_2048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48_5f_5" style:display-name="PageStyle_2048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48_5f_9" style:display-name="PageStyle_2048_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48_5f_7" style:display-name="PageStyle_2048_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192_5f_2" style:display-name="PageStyle_8192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192_5f_5" style:display-name="PageStyle_8192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24_5f_9" style:display-name="PageStyle_1024_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192_5f_3" style:display-name="PageStyle_8192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192_5f_9" style:display-name="PageStyle_8192_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192_5f_7" style:display-name="PageStyle_8192_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5T07:35:32</meta:creation-date>
    <dc:date>2017-08-11T00:07:12.200000000</dc:date>
    <meta:generator>LibreOffice/5.3.5.2$Windows_x86 LibreOffice_project/50d9bf2b0a79cdb85a3814b592608037a682059d</meta:generator>
    <meta:editing-duration>PT12M12S</meta:editing-duration>
    <meta:editing-cycles>2</meta:editing-cycles>
    <meta:document-statistic meta:table-count="15" meta:cell-count="3801" meta:object-count="1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1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2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65cm" svg:height="7.62cm" xlink:href=".." xlink:type="simple" chart:class="chart:bar" chart:style-name="ch1">
        <chart:title svg:x="2.633cm" svg:y="0.287cm" chart:style-name="ch2">
          <text:p>1024_2_qubits_envariance</text:p>
        </chart:title>
        <chart:plot-area chart:style-name="ch3" table:cell-range-address="1024_2.A2:1024_2.A5 1024_2.C2:1024_2.C5" chart:data-source-has-labels="column" svg:x="0.251cm" svg:y="1.436cm" svg:width="12.063cm" svg:height="6.032cm">
          <chartooo:coordinate-region svg:x="0.968cm" svg:y="1.606cm" svg:width="10.601cm" svg:height="3.057cm"/>
          <chart:axis chart:dimension="x" chart:name="primary-x" chart:style-name="ch4" chartooo:axis-type="auto">
            <chartooo:date-scale/>
            <chart:categories table:cell-range-address="1024_2.A2:1024_2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024_2.C2:1024_2.C5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000000000000000</text:p>
                <draw:g>
                  <svg:desc>1024_2.A2:1024_2.A5</svg:desc>
                </draw:g>
              </table:table-cell>
              <table:table-cell office:value-type="float" office:value="0.611328125">
                <text:p>0.611328125</text:p>
                <draw:g>
                  <svg:desc>1024_2.C2:1024_2.C5</svg:desc>
                </draw:g>
              </table:table-cell>
            </table:table-row>
            <table:table-row>
              <table:table-cell office:value-type="string">
                <text:p>0100000000001000</text:p>
              </table:table-cell>
              <table:table-cell office:value-type="float" office:value="0.3095703125">
                <text:p>0.3095703125</text:p>
              </table:table-cell>
            </table:table-row>
            <table:table-row>
              <table:table-cell office:value-type="string">
                <text:p>0100000000000000</text:p>
              </table:table-cell>
              <table:table-cell office:value-type="float" office:value="0.0400390625">
                <text:p>0.0400390625</text:p>
              </table:table-cell>
            </table:table-row>
            <table:table-row>
              <table:table-cell office:value-type="string">
                <text:p>0000000000001000</text:p>
              </table:table-cell>
              <table:table-cell office:value-type="float" office:value="0.0390625">
                <text:p>0.0390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Windows_x86 LibreOffice_project/50d9bf2b0a79cdb85a3814b592608037a682059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1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2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65cm" svg:height="7.62cm" xlink:href=".." xlink:type="simple" chart:class="chart:bar" chart:style-name="ch1">
        <chart:title svg:x="2.633cm" svg:y="0.287cm" chart:style-name="ch2">
          <text:p>2048_9_qubits_envariance</text:p>
        </chart:title>
        <chart:plot-area chart:style-name="ch3" table:cell-range-address="2048_9.A2:2048_9.A258 2048_9.C2:2048_9.C258" chart:data-source-has-labels="column" svg:x="0.251cm" svg:y="1.436cm" svg:width="12.063cm" svg:height="6.032cm">
          <chartooo:coordinate-region svg:x="1.158cm" svg:y="1.607cm" svg:width="10.65cm" svg:height="3.056cm"/>
          <chart:axis chart:dimension="x" chart:name="primary-x" chart:style-name="ch4" chartooo:axis-type="auto">
            <chartooo:date-scale/>
            <chart:categories table:cell-range-address="2048_9.A2:2048_9.A2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2048_9.C2:2048_9.C258" chart:class="chart:bar">
            <chart:data-point chart:repeated="2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000000000000000</text:p>
                <draw:g>
                  <svg:desc>2048_9.A2:2048_9.A258</svg:desc>
                </draw:g>
              </table:table-cell>
              <table:table-cell office:value-type="float" office:value="0.2646484375">
                <text:p>0.2646484375</text:p>
                <draw:g>
                  <svg:desc>2048_9.C2:2048_9.C258</svg:desc>
                </draw:g>
              </table:table-cell>
            </table:table-row>
            <table:table-row>
              <table:table-cell office:value-type="string">
                <text:p>1111000000011111</text:p>
              </table:table-cell>
              <table:table-cell office:value-type="float" office:value="0.08740234375">
                <text:p>0.08740234375</text:p>
              </table:table-cell>
            </table:table-row>
            <table:table-row>
              <table:table-cell office:value-type="string">
                <text:p>0000000000000100</text:p>
              </table:table-cell>
              <table:table-cell office:value-type="float" office:value="0.03466796875">
                <text:p>0.03466796875</text:p>
              </table:table-cell>
            </table:table-row>
            <table:table-row>
              <table:table-cell office:value-type="string">
                <text:p>1111000000011011</text:p>
              </table:table-cell>
              <table:table-cell office:value-type="float" office:value="0.02392578125">
                <text:p>0.02392578125</text:p>
              </table:table-cell>
            </table:table-row>
            <table:table-row>
              <table:table-cell office:value-type="string">
                <text:p>0000000000010000</text:p>
              </table:table-cell>
              <table:table-cell office:value-type="float" office:value="0.0224609375">
                <text:p>0.0224609375</text:p>
              </table:table-cell>
            </table:table-row>
            <table:table-row>
              <table:table-cell office:value-type="string">
                <text:p>0000000000011000</text:p>
              </table:table-cell>
              <table:table-cell office:value-type="float" office:value="0.017578125">
                <text:p>0.017578125</text:p>
              </table:table-cell>
            </table:table-row>
            <table:table-row>
              <table:table-cell office:value-type="string">
                <text:p>1111000000001111</text:p>
              </table:table-cell>
              <table:table-cell office:value-type="float" office:value="0.017578125">
                <text:p>0.017578125</text:p>
              </table:table-cell>
            </table:table-row>
            <table:table-row>
              <table:table-cell office:value-type="string">
                <text:p>0001000000000000</text:p>
              </table:table-cell>
              <table:table-cell office:value-type="float" office:value="0.01708984375">
                <text:p>0.01708984375</text:p>
              </table:table-cell>
            </table:table-row>
            <table:table-row>
              <table:table-cell office:value-type="string">
                <text:p>1111000000000111</text:p>
              </table:table-cell>
              <table:table-cell office:value-type="float" office:value="0.0166015625">
                <text:p>0.0166015625</text:p>
              </table:table-cell>
            </table:table-row>
            <table:table-row>
              <table:table-cell office:value-type="string">
                <text:p>1111000000000000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1111000000010111</text:p>
              </table:table-cell>
              <table:table-cell office:value-type="float" office:value="0.01513671875">
                <text:p>0.01513671875</text:p>
              </table:table-cell>
            </table:table-row>
            <table:table-row>
              <table:table-cell office:value-type="string">
                <text:p>0000000000000010</text:p>
              </table:table-cell>
              <table:table-cell office:value-type="float" office:value="0.0146484375">
                <text:p>0.0146484375</text:p>
              </table:table-cell>
            </table:table-row>
            <table:table-row>
              <table:table-cell office:value-type="string">
                <text:p>1011000000011111</text:p>
              </table:table-cell>
              <table:table-cell office:value-type="float" office:value="0.0146484375">
                <text:p>0.0146484375</text:p>
              </table:table-cell>
            </table:table-row>
            <table:table-row>
              <table:table-cell office:value-type="string">
                <text:p>0000000000011111</text:p>
              </table:table-cell>
              <table:table-cell office:value-type="float" office:value="0.01416015625">
                <text:p>0.01416015625</text:p>
              </table:table-cell>
            </table:table-row>
            <table:table-row>
              <table:table-cell office:value-type="string">
                <text:p>0100000000000000</text:p>
              </table:table-cell>
              <table:table-cell office:value-type="float" office:value="0.01416015625">
                <text:p>0.01416015625</text:p>
              </table:table-cell>
            </table:table-row>
            <table:table-row>
              <table:table-cell office:value-type="string">
                <text:p>0011000000000000</text:p>
              </table:table-cell>
              <table:table-cell office:value-type="float" office:value="0.01220703125">
                <text:p>0.01220703125</text:p>
              </table:table-cell>
            </table:table-row>
            <table:table-row>
              <table:table-cell office:value-type="string">
                <text:p>1111000000011101</text:p>
              </table:table-cell>
              <table:table-cell office:value-type="float" office:value="0.01220703125">
                <text:p>0.01220703125</text:p>
              </table:table-cell>
            </table:table-row>
            <table:table-row>
              <table:table-cell office:value-type="string">
                <text:p>0111000000011111</text:p>
              </table:table-cell>
              <table:table-cell office:value-type="float" office:value="0.01171875">
                <text:p>0.01171875</text:p>
              </table:table-cell>
            </table:table-row>
            <table:table-row>
              <table:table-cell office:value-type="string">
                <text:p>0000000000001000</text:p>
              </table:table-cell>
              <table:table-cell office:value-type="float" office:value="0.01123046875">
                <text:p>0.01123046875</text:p>
              </table:table-cell>
            </table:table-row>
            <table:table-row>
              <table:table-cell office:value-type="string">
                <text:p>1110000000011111</text:p>
              </table:table-cell>
              <table:table-cell office:value-type="float" office:value="0.009765625">
                <text:p>0.009765625</text:p>
              </table:table-cell>
            </table:table-row>
            <table:table-row>
              <table:table-cell office:value-type="string">
                <text:p>0000000000000111</text:p>
              </table:table-cell>
              <table:table-cell office:value-type="float" office:value="0.00927734375">
                <text:p>0.00927734375</text:p>
              </table:table-cell>
            </table:table-row>
            <table:table-row>
              <table:table-cell office:value-type="string">
                <text:p>0010000000000000</text:p>
              </table:table-cell>
              <table:table-cell office:value-type="float" office:value="0.00927734375">
                <text:p>0.00927734375</text:p>
              </table:table-cell>
            </table:table-row>
            <table:table-row>
              <table:table-cell office:value-type="string">
                <text:p>0011000000011111</text:p>
              </table:table-cell>
              <table:table-cell office:value-type="float" office:value="0.00927734375">
                <text:p>0.00927734375</text:p>
              </table:table-cell>
            </table:table-row>
            <table:table-row>
              <table:table-cell office:value-type="string">
                <text:p>1111000000011110</text:p>
              </table:table-cell>
              <table:table-cell office:value-type="float" office:value="0.0087890625">
                <text:p>0.0087890625</text:p>
              </table:table-cell>
            </table:table-row>
            <table:table-row>
              <table:table-cell office:value-type="string">
                <text:p>0000000000000011</text:p>
              </table:table-cell>
              <table:table-cell office:value-type="float" office:value="0.00830078125">
                <text:p>0.00830078125</text:p>
              </table:table-cell>
            </table:table-row>
            <table:table-row>
              <table:table-cell office:value-type="string">
                <text:p>0000000000000001</text:p>
              </table:table-cell>
              <table:table-cell office:value-type="float" office:value="0.00732421875">
                <text:p>0.00732421875</text:p>
              </table:table-cell>
            </table:table-row>
            <table:table-row>
              <table:table-cell office:value-type="string">
                <text:p>1100000000011111</text:p>
              </table:table-cell>
              <table:table-cell office:value-type="float" office:value="0.00732421875">
                <text:p>0.00732421875</text:p>
              </table:table-cell>
            </table:table-row>
            <table:table-row>
              <table:table-cell office:value-type="string">
                <text:p>1101000000011111</text:p>
              </table:table-cell>
              <table:table-cell office:value-type="float" office:value="0.00732421875">
                <text:p>0.00732421875</text:p>
              </table:table-cell>
            </table:table-row>
            <table:table-row>
              <table:table-cell office:value-type="string">
                <text:p>1011000000000000</text:p>
              </table:table-cell>
              <table:table-cell office:value-type="float" office:value="0.005859375">
                <text:p>0.005859375</text:p>
              </table:table-cell>
            </table:table-row>
            <table:table-row>
              <table:table-cell office:value-type="string">
                <text:p>1111000000000100</text:p>
              </table:table-cell>
              <table:table-cell office:value-type="float" office:value="0.005859375">
                <text:p>0.005859375</text:p>
              </table:table-cell>
            </table:table-row>
            <table:table-row>
              <table:table-cell office:value-type="string">
                <text:p>0000000000011100</text:p>
              </table:table-cell>
              <table:table-cell office:value-type="float" office:value="0.00537109375">
                <text:p>0.00537109375</text:p>
              </table:table-cell>
            </table:table-row>
            <table:table-row>
              <table:table-cell office:value-type="string">
                <text:p>1111000000000010</text:p>
              </table:table-cell>
              <table:table-cell office:value-type="float" office:value="0.00537109375">
                <text:p>0.00537109375</text:p>
              </table:table-cell>
            </table:table-row>
            <table:table-row>
              <table:table-cell office:value-type="string">
                <text:p>1111000000000011</text:p>
              </table:table-cell>
              <table:table-cell office:value-type="float" office:value="0.00537109375">
                <text:p>0.00537109375</text:p>
              </table:table-cell>
            </table:table-row>
            <table:table-row>
              <table:table-cell office:value-type="string">
                <text:p>0100000000000100</text:p>
              </table:table-cell>
              <table:table-cell office:value-type="float" office:value="0.0048828125">
                <text:p>0.0048828125</text:p>
              </table:table-cell>
            </table:table-row>
            <table:table-row>
              <table:table-cell office:value-type="string">
                <text:p>1000000000000000</text:p>
              </table:table-cell>
              <table:table-cell office:value-type="float" office:value="0.0048828125">
                <text:p>0.0048828125</text:p>
              </table:table-cell>
            </table:table-row>
            <table:table-row>
              <table:table-cell office:value-type="string">
                <text:p>1111000000010011</text:p>
              </table:table-cell>
              <table:table-cell office:value-type="float" office:value="0.0048828125">
                <text:p>0.0048828125</text:p>
              </table:table-cell>
            </table:table-row>
            <table:table-row>
              <table:table-cell office:value-type="string">
                <text:p>0000000000000110</text:p>
              </table:table-cell>
              <table:table-cell office:value-type="float" office:value="0.00439453125">
                <text:p>0.00439453125</text:p>
              </table:table-cell>
            </table:table-row>
            <table:table-row>
              <table:table-cell office:value-type="string">
                <text:p>0000000000001111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0111000000000000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1100000000000000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1111000000011000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0000000000011011</text:p>
              </table:table-cell>
              <table:table-cell office:value-type="float" office:value="0.00341796875">
                <text:p>0.00341796875</text:p>
              </table:table-cell>
            </table:table-row>
            <table:table-row>
              <table:table-cell office:value-type="string">
                <text:p>1110000000000000</text:p>
              </table:table-cell>
              <table:table-cell office:value-type="float" office:value="0.00341796875">
                <text:p>0.00341796875</text:p>
              </table:table-cell>
            </table:table-row>
            <table:table-row>
              <table:table-cell office:value-type="string">
                <text:p>1111000000011100</text:p>
              </table:table-cell>
              <table:table-cell office:value-type="float" office:value="0.00341796875">
                <text:p>0.00341796875</text:p>
              </table:table-cell>
            </table:table-row>
            <table:table-row>
              <table:table-cell office:value-type="string">
                <text:p>010000000001000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1011000000011011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110100000000000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1110000000001111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1111000000000001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1111000000001011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111100000000111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111100000001000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111100000001101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0000000000001100</text:p>
              </table:table-cell>
              <table:table-cell office:value-type="float" office:value="0.00244140625">
                <text:p>0.00244140625</text:p>
              </table:table-cell>
            </table:table-row>
            <table:table-row>
              <table:table-cell office:value-type="string">
                <text:p>0000000000010100</text:p>
              </table:table-cell>
              <table:table-cell office:value-type="float" office:value="0.00244140625">
                <text:p>0.00244140625</text:p>
              </table:table-cell>
            </table:table-row>
            <table:table-row>
              <table:table-cell office:value-type="string">
                <text:p>0000000000010111</text:p>
              </table:table-cell>
              <table:table-cell office:value-type="float" office:value="0.00244140625">
                <text:p>0.00244140625</text:p>
              </table:table-cell>
            </table:table-row>
            <table:table-row>
              <table:table-cell office:value-type="string">
                <text:p>0000000000011101</text:p>
              </table:table-cell>
              <table:table-cell office:value-type="float" office:value="0.00244140625">
                <text:p>0.00244140625</text:p>
              </table:table-cell>
            </table:table-row>
            <table:table-row>
              <table:table-cell office:value-type="string">
                <text:p>0001000000011000</text:p>
              </table:table-cell>
              <table:table-cell office:value-type="float" office:value="0.00244140625">
                <text:p>0.00244140625</text:p>
              </table:table-cell>
            </table:table-row>
            <table:table-row>
              <table:table-cell office:value-type="string">
                <text:p>0001000000011111</text:p>
              </table:table-cell>
              <table:table-cell office:value-type="float" office:value="0.00244140625">
                <text:p>0.00244140625</text:p>
              </table:table-cell>
            </table:table-row>
            <table:table-row>
              <table:table-cell office:value-type="string">
                <text:p>0010000000000100</text:p>
              </table:table-cell>
              <table:table-cell office:value-type="float" office:value="0.00244140625">
                <text:p>0.00244140625</text:p>
              </table:table-cell>
            </table:table-row>
            <table:table-row>
              <table:table-cell office:value-type="string">
                <text:p>0011000000000111</text:p>
              </table:table-cell>
              <table:table-cell office:value-type="float" office:value="0.00244140625">
                <text:p>0.00244140625</text:p>
              </table:table-cell>
            </table:table-row>
            <table:table-row>
              <table:table-cell office:value-type="string">
                <text:p>0111000000001111</text:p>
              </table:table-cell>
              <table:table-cell office:value-type="float" office:value="0.00244140625">
                <text:p>0.00244140625</text:p>
              </table:table-cell>
            </table:table-row>
            <table:table-row>
              <table:table-cell office:value-type="string">
                <text:p>1110000000011000</text:p>
              </table:table-cell>
              <table:table-cell office:value-type="float" office:value="0.00244140625">
                <text:p>0.00244140625</text:p>
              </table:table-cell>
            </table:table-row>
            <table:table-row>
              <table:table-cell office:value-type="string">
                <text:p>1110000000011011</text:p>
              </table:table-cell>
              <table:table-cell office:value-type="float" office:value="0.00244140625">
                <text:p>0.00244140625</text:p>
              </table:table-cell>
            </table:table-row>
            <table:table-row>
              <table:table-cell office:value-type="string">
                <text:p>1111000000000110</text:p>
              </table:table-cell>
              <table:table-cell office:value-type="float" office:value="0.00244140625">
                <text:p>0.00244140625</text:p>
              </table:table-cell>
            </table:table-row>
            <table:table-row>
              <table:table-cell office:value-type="string">
                <text:p>1111000000010110</text:p>
              </table:table-cell>
              <table:table-cell office:value-type="float" office:value="0.00244140625">
                <text:p>0.00244140625</text:p>
              </table:table-cell>
            </table:table-row>
            <table:table-row>
              <table:table-cell office:value-type="string">
                <text:p>000000000001001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00000000001111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10000000000001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100000000011111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111000000011101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11100000001111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10100000001111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11000000001111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111000000000101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000000000000101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0000000000001001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0000000000001011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000000000001101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000100000000010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0011000000011011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0100000000001111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011000000000000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011100000000001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100000000000001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100000000000010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1001000000011111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1011000000000111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1011000000001111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101100000001111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110000000000100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110000000001100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110000000001111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1101000000011011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1101000000011101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1110000000000111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111000000000100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111100000000100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1111000000001101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1111000000011001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00000000000010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000000000011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000000000100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000000000101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010000000000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01000000010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01000000010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010000000101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110000000000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11000000000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110000000011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11000000010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110000000100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11000000010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110000000101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11000000011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000000000000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00000000001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000000000011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000000000111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01000000000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110000000000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11000000001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110000000010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110000000100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110000000101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11000000011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000000000000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000000000001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000000000111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010000000000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010000000110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010000000111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100000000111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11000000010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110000000100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11000000011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110000000110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110000000111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000000000011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000000000101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00000000011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01000000000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010000000010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010000000011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010000000110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100000000011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100000000111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110000000101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000000000100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0010000000000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0010000000001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0010000000001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001000000001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0010000000010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0010000000011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00100000001010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00100000001110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0100000000000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0100000000001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0100000000001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0100000000011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010000000010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010000000011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0100000000111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01000000001110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0110000000000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01100000000010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011000000001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0110000000101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01100000001110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000000000001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00000000001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000000000101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000000000101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000000000101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00000000011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000000000110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000000000111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010000000000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010000000100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010000000111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010000000111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1000000000000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100000000001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100000000011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100000000101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100000000110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100000000111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110000000001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1100000000100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110000000010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1100000000110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11000000010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110000000100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110000000101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1100000001100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110000000110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110000000110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000000000010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00000000010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000000000100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0000000001010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00000000011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01000000001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010000000101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010000000111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10000000000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100000000001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100000000011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100000000110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100000000111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110000000000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110000000001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110000000001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11000000001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110000000010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110000000011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1100000000110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110000000101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1100000001100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0000000000000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000000000000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000000000000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000000000001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0000000000010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000000000001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000000000001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0000000000100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000000000011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00000000010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0000000001110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010000000000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0100000000010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010000000001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01000000001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010000000101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010000000101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01000000011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010000000110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010000000111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100000000000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100000000001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100000000010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100000000010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100000000011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1000000001000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100000000100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1000000001010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100000000101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100000000101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100000000111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110000000010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110000000011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1100000001000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110000000100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11000000010100</text:p>
              </table:table-cell>
              <table:table-cell office:value-type="float" office:value="0.00048828125">
                <text:p>0.000488281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Windows_x86 LibreOffice_project/50d9bf2b0a79cdb85a3814b592608037a682059d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1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2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65cm" svg:height="7.62cm" xlink:href=".." xlink:type="simple" chart:class="chart:bar" chart:style-name="ch1">
        <chart:title svg:x="2.633cm" svg:y="0.287cm" chart:style-name="ch2">
          <text:p>8192_2_qubits_envariance</text:p>
        </chart:title>
        <chart:plot-area chart:style-name="ch3" table:cell-range-address="8192_2.A2:8192_2.A5 8192_2.C2:8192_2.C5" chart:data-source-has-labels="column" svg:x="0.251cm" svg:y="1.436cm" svg:width="12.063cm" svg:height="6.032cm">
          <chartooo:coordinate-region svg:x="0.968cm" svg:y="1.607cm" svg:width="10.601cm" svg:height="3.056cm"/>
          <chart:axis chart:dimension="x" chart:name="primary-x" chart:style-name="ch4" chartooo:axis-type="auto">
            <chartooo:date-scale/>
            <chart:categories table:cell-range-address="8192_2.A2:8192_2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8192_2.C2:8192_2.C5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000000000000000</text:p>
                <draw:g>
                  <svg:desc>8192_2.A2:8192_2.A5</svg:desc>
                </draw:g>
              </table:table-cell>
              <table:table-cell office:value-type="float" office:value="0.5966796875">
                <text:p>0.5966796875</text:p>
                <draw:g>
                  <svg:desc>8192_2.C2:8192_2.C5</svg:desc>
                </draw:g>
              </table:table-cell>
            </table:table-row>
            <table:table-row>
              <table:table-cell office:value-type="string">
                <text:p>0100000000001000</text:p>
              </table:table-cell>
              <table:table-cell office:value-type="float" office:value="0.29248046875">
                <text:p>0.29248046875</text:p>
              </table:table-cell>
            </table:table-row>
            <table:table-row>
              <table:table-cell office:value-type="string">
                <text:p>0100000000000000</text:p>
              </table:table-cell>
              <table:table-cell office:value-type="float" office:value="0.065185546875">
                <text:p>0.065185546875</text:p>
              </table:table-cell>
            </table:table-row>
            <table:table-row>
              <table:table-cell office:value-type="string">
                <text:p>0000000000001000</text:p>
              </table:table-cell>
              <table:table-cell office:value-type="float" office:value="0.045654296875">
                <text:p>0.04565429687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Windows_x86 LibreOffice_project/50d9bf2b0a79cdb85a3814b592608037a682059d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1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2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65cm" svg:height="7.62cm" xlink:href=".." xlink:type="simple" chart:class="chart:bar" chart:style-name="ch1">
        <chart:title svg:x="2.633cm" svg:y="0.287cm" chart:style-name="ch2">
          <text:p>8192_3_qubits_envariance</text:p>
        </chart:title>
        <chart:plot-area chart:style-name="ch3" table:cell-range-address="8192_3.A2:8192_3.A9 8192_3.C2:8192_3.C9" chart:data-source-has-labels="column" svg:x="0.251cm" svg:y="1.436cm" svg:width="12.063cm" svg:height="6.032cm">
          <chartooo:coordinate-region svg:x="0.968cm" svg:y="1.607cm" svg:width="11.346cm" svg:height="3.056cm"/>
          <chart:axis chart:dimension="x" chart:name="primary-x" chart:style-name="ch4" chartooo:axis-type="auto">
            <chartooo:date-scale/>
            <chart:categories table:cell-range-address="8192_3.A2:8192_3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8192_3.C2:8192_3.C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000000000000000</text:p>
                <draw:g>
                  <svg:desc>8192_3.A2:8192_3.A9</svg:desc>
                </draw:g>
              </table:table-cell>
              <table:table-cell office:value-type="float" office:value="0.52490234375">
                <text:p>0.52490234375</text:p>
                <draw:g>
                  <svg:desc>8192_3.C2:8192_3.C9</svg:desc>
                </draw:g>
              </table:table-cell>
            </table:table-row>
            <table:table-row>
              <table:table-cell office:value-type="string">
                <text:p>0110000000001000</text:p>
              </table:table-cell>
              <table:table-cell office:value-type="float" office:value="0.28173828125">
                <text:p>0.28173828125</text:p>
              </table:table-cell>
            </table:table-row>
            <table:table-row>
              <table:table-cell office:value-type="string">
                <text:p>0110000000000000</text:p>
              </table:table-cell>
              <table:table-cell office:value-type="float" office:value="0.058349609375">
                <text:p>0.058349609375</text:p>
              </table:table-cell>
            </table:table-row>
            <table:table-row>
              <table:table-cell office:value-type="string">
                <text:p>0010000000001000</text:p>
              </table:table-cell>
              <table:table-cell office:value-type="float" office:value="0.0318603515625">
                <text:p>0.0318603515625</text:p>
              </table:table-cell>
            </table:table-row>
            <table:table-row>
              <table:table-cell office:value-type="string">
                <text:p>0000000000001000</text:p>
              </table:table-cell>
              <table:table-cell office:value-type="float" office:value="0.0279541015625">
                <text:p>0.0279541015625</text:p>
              </table:table-cell>
            </table:table-row>
            <table:table-row>
              <table:table-cell office:value-type="string">
                <text:p>0100000000000000</text:p>
              </table:table-cell>
              <table:table-cell office:value-type="float" office:value="0.02783203125">
                <text:p>0.02783203125</text:p>
              </table:table-cell>
            </table:table-row>
            <table:table-row>
              <table:table-cell office:value-type="string">
                <text:p>0100000000001000</text:p>
              </table:table-cell>
              <table:table-cell office:value-type="float" office:value="0.0257568359375">
                <text:p>0.0257568359375</text:p>
              </table:table-cell>
            </table:table-row>
            <table:table-row>
              <table:table-cell office:value-type="string">
                <text:p>0010000000000000</text:p>
              </table:table-cell>
              <table:table-cell office:value-type="float" office:value="0.0216064453125">
                <text:p>0.021606445312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Windows_x86 LibreOffice_project/50d9bf2b0a79cdb85a3814b592608037a682059d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1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2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65cm" svg:height="7.62cm" xlink:href=".." xlink:type="simple" chart:class="chart:bar" chart:style-name="ch1">
        <chart:title svg:x="2.633cm" svg:y="0.287cm" chart:style-name="ch2">
          <text:p>8192_5_qubits_envariance</text:p>
        </chart:title>
        <chart:plot-area chart:style-name="ch3" table:cell-range-address="8192_5.A2:8192_5.A33 8192_5.C2:8192_5.C33" chart:data-source-has-labels="column" svg:x="0.251cm" svg:y="1.436cm" svg:width="12.063cm" svg:height="6.032cm">
          <chartooo:coordinate-region svg:x="1.158cm" svg:y="1.606cm" svg:width="10.286cm" svg:height="3.057cm"/>
          <chart:axis chart:dimension="x" chart:name="primary-x" chart:style-name="ch4" chartooo:axis-type="auto">
            <chartooo:date-scale/>
            <chart:categories table:cell-range-address="8192_5.A2:8192_5.A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8192_5.C2:8192_5.C33" chart:class="chart:bar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000000000000000</text:p>
                <draw:g>
                  <svg:desc>8192_5.A2:8192_5.A33</svg:desc>
                </draw:g>
              </table:table-cell>
              <table:table-cell office:value-type="float" office:value="0.4202880859375">
                <text:p>0.4202880859375</text:p>
                <draw:g>
                  <svg:desc>8192_5.C2:8192_5.C33</svg:desc>
                </draw:g>
              </table:table-cell>
            </table:table-row>
            <table:table-row>
              <table:table-cell office:value-type="string">
                <text:p>1110000000001100</text:p>
              </table:table-cell>
              <table:table-cell office:value-type="float" office:value="0.2130126953125">
                <text:p>0.2130126953125</text:p>
              </table:table-cell>
            </table:table-row>
            <table:table-row>
              <table:table-cell office:value-type="string">
                <text:p>0000000000000100</text:p>
              </table:table-cell>
              <table:table-cell office:value-type="float" office:value="0.030517578125">
                <text:p>0.030517578125</text:p>
              </table:table-cell>
            </table:table-row>
            <table:table-row>
              <table:table-cell office:value-type="string">
                <text:p>1110000000000100</text:p>
              </table:table-cell>
              <table:table-cell office:value-type="float" office:value="0.0294189453125">
                <text:p>0.0294189453125</text:p>
              </table:table-cell>
            </table:table-row>
            <table:table-row>
              <table:table-cell office:value-type="string">
                <text:p>1110000000001000</text:p>
              </table:table-cell>
              <table:table-cell office:value-type="float" office:value="0.0294189453125">
                <text:p>0.0294189453125</text:p>
              </table:table-cell>
            </table:table-row>
            <table:table-row>
              <table:table-cell office:value-type="string">
                <text:p>0000000000001100</text:p>
              </table:table-cell>
              <table:table-cell office:value-type="float" office:value="0.02734375">
                <text:p>0.02734375</text:p>
              </table:table-cell>
            </table:table-row>
            <table:table-row>
              <table:table-cell office:value-type="string">
                <text:p>1110000000000000</text:p>
              </table:table-cell>
              <table:table-cell office:value-type="float" office:value="0.02587890625">
                <text:p>0.02587890625</text:p>
              </table:table-cell>
            </table:table-row>
            <table:table-row>
              <table:table-cell office:value-type="string">
                <text:p>0010000000000000</text:p>
              </table:table-cell>
              <table:table-cell office:value-type="float" office:value="0.025390625">
                <text:p>0.025390625</text:p>
              </table:table-cell>
            </table:table-row>
            <table:table-row>
              <table:table-cell office:value-type="string">
                <text:p>1010000000001100</text:p>
              </table:table-cell>
              <table:table-cell office:value-type="float" office:value="0.025146484375">
                <text:p>0.025146484375</text:p>
              </table:table-cell>
            </table:table-row>
            <table:table-row>
              <table:table-cell office:value-type="string">
                <text:p>1100000000001100</text:p>
              </table:table-cell>
              <table:table-cell office:value-type="float" office:value="0.023681640625">
                <text:p>0.023681640625</text:p>
              </table:table-cell>
            </table:table-row>
            <table:table-row>
              <table:table-cell office:value-type="string">
                <text:p>0100000000000000</text:p>
              </table:table-cell>
              <table:table-cell office:value-type="float" office:value="0.0235595703125">
                <text:p>0.0235595703125</text:p>
              </table:table-cell>
            </table:table-row>
            <table:table-row>
              <table:table-cell office:value-type="string">
                <text:p>0110000000001100</text:p>
              </table:table-cell>
              <table:table-cell office:value-type="float" office:value="0.022216796875">
                <text:p>0.022216796875</text:p>
              </table:table-cell>
            </table:table-row>
            <table:table-row>
              <table:table-cell office:value-type="string">
                <text:p>1100000000000000</text:p>
              </table:table-cell>
              <table:table-cell office:value-type="float" office:value="0.018798828125">
                <text:p>0.018798828125</text:p>
              </table:table-cell>
            </table:table-row>
            <table:table-row>
              <table:table-cell office:value-type="string">
                <text:p>0000000000001000</text:p>
              </table:table-cell>
              <table:table-cell office:value-type="float" office:value="0.0162353515625">
                <text:p>0.0162353515625</text:p>
              </table:table-cell>
            </table:table-row>
            <table:table-row>
              <table:table-cell office:value-type="string">
                <text:p>1000000000000000</text:p>
              </table:table-cell>
              <table:table-cell office:value-type="float" office:value="0.0123291015625">
                <text:p>0.0123291015625</text:p>
              </table:table-cell>
            </table:table-row>
            <table:table-row>
              <table:table-cell office:value-type="string">
                <text:p>0010000000001100</text:p>
              </table:table-cell>
              <table:table-cell office:value-type="float" office:value="0.00732421875">
                <text:p>0.00732421875</text:p>
              </table:table-cell>
            </table:table-row>
            <table:table-row>
              <table:table-cell office:value-type="string">
                <text:p>1010000000000100</text:p>
              </table:table-cell>
              <table:table-cell office:value-type="float" office:value="0.00537109375">
                <text:p>0.00537109375</text:p>
              </table:table-cell>
            </table:table-row>
            <table:table-row>
              <table:table-cell office:value-type="string">
                <text:p>0100000000001100</text:p>
              </table:table-cell>
              <table:table-cell office:value-type="float" office:value="0.0045166015625">
                <text:p>0.0045166015625</text:p>
              </table:table-cell>
            </table:table-row>
            <table:table-row>
              <table:table-cell office:value-type="string">
                <text:p>0110000000001000</text:p>
              </table:table-cell>
              <table:table-cell office:value-type="float" office:value="0.0045166015625">
                <text:p>0.0045166015625</text:p>
              </table:table-cell>
            </table:table-row>
            <table:table-row>
              <table:table-cell office:value-type="string">
                <text:p>0010000000000100</text:p>
              </table:table-cell>
              <table:table-cell office:value-type="float" office:value="0.0042724609375">
                <text:p>0.0042724609375</text:p>
              </table:table-cell>
            </table:table-row>
            <table:table-row>
              <table:table-cell office:value-type="string">
                <text:p>0110000000000000</text:p>
              </table:table-cell>
              <table:table-cell office:value-type="float" office:value="0.0042724609375">
                <text:p>0.0042724609375</text:p>
              </table:table-cell>
            </table:table-row>
            <table:table-row>
              <table:table-cell office:value-type="string">
                <text:p>1000000000001100</text:p>
              </table:table-cell>
              <table:table-cell office:value-type="float" office:value="0.0035400390625">
                <text:p>0.0035400390625</text:p>
              </table:table-cell>
            </table:table-row>
            <table:table-row>
              <table:table-cell office:value-type="string">
                <text:p>1100000000000100</text:p>
              </table:table-cell>
              <table:table-cell office:value-type="float" office:value="0.0035400390625">
                <text:p>0.0035400390625</text:p>
              </table:table-cell>
            </table:table-row>
            <table:table-row>
              <table:table-cell office:value-type="string">
                <text:p>0110000000000100</text:p>
              </table:table-cell>
              <table:table-cell office:value-type="float" office:value="0.0030517578125">
                <text:p>0.0030517578125</text:p>
              </table:table-cell>
            </table:table-row>
            <table:table-row>
              <table:table-cell office:value-type="string">
                <text:p>101000000000100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1100000000001000</text:p>
              </table:table-cell>
              <table:table-cell office:value-type="float" office:value="0.0028076171875">
                <text:p>0.0028076171875</text:p>
              </table:table-cell>
            </table:table-row>
            <table:table-row>
              <table:table-cell office:value-type="string">
                <text:p>1000000000000100</text:p>
              </table:table-cell>
              <table:table-cell office:value-type="float" office:value="0.002685546875">
                <text:p>0.002685546875</text:p>
              </table:table-cell>
            </table:table-row>
            <table:table-row>
              <table:table-cell office:value-type="string">
                <text:p>1010000000000000</text:p>
              </table:table-cell>
              <table:table-cell office:value-type="float" office:value="0.002685546875">
                <text:p>0.002685546875</text:p>
              </table:table-cell>
            </table:table-row>
            <table:table-row>
              <table:table-cell office:value-type="string">
                <text:p>01000000000001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10000000000100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0010000000001000</text:p>
              </table:table-cell>
              <table:table-cell office:value-type="float" office:value="0.001220703125">
                <text:p>0.001220703125</text:p>
              </table:table-cell>
            </table:table-row>
            <table:table-row>
              <table:table-cell office:value-type="string">
                <text:p>1000000000001000</text:p>
              </table:table-cell>
              <table:table-cell office:value-type="float" office:value="0.0006103515625">
                <text:p>0.000610351562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Windows_x86 LibreOffice_project/50d9bf2b0a79cdb85a3814b592608037a682059d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1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2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65cm" svg:height="7.62cm" xlink:href=".." xlink:type="simple" chart:class="chart:bar" chart:style-name="ch1">
        <chart:title svg:x="2.633cm" svg:y="0.287cm" chart:style-name="ch2">
          <text:p>8192_7_qubits_envariance</text:p>
        </chart:title>
        <chart:plot-area chart:style-name="ch3" table:cell-range-address="8192_7.A2:8192_7.A128 8192_7.C2:8192_7.C128" chart:data-source-has-labels="column" svg:x="0.251cm" svg:y="1.436cm" svg:width="12.063cm" svg:height="6.032cm">
          <chartooo:coordinate-region svg:x="1.158cm" svg:y="1.606cm" svg:width="10.691cm" svg:height="3.057cm"/>
          <chart:axis chart:dimension="x" chart:name="primary-x" chart:style-name="ch4" chartooo:axis-type="auto">
            <chartooo:date-scale/>
            <chart:categories table:cell-range-address="8192_7.A2:8192_7.A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8192_7.C2:8192_7.C128" chart:class="chart:bar">
            <chart:data-point chart:repeated="1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000000000000000</text:p>
                <draw:g>
                  <svg:desc>8192_7.A2:8192_7.A128</svg:desc>
                </draw:g>
              </table:table-cell>
              <table:table-cell office:value-type="float" office:value="0.3367919921875">
                <text:p>0.3367919921875</text:p>
                <draw:g>
                  <svg:desc>8192_7.C2:8192_7.C128</svg:desc>
                </draw:g>
              </table:table-cell>
            </table:table-row>
            <table:table-row>
              <table:table-cell office:value-type="string">
                <text:p>1111000000011100</text:p>
              </table:table-cell>
              <table:table-cell office:value-type="float" office:value="0.1240234375">
                <text:p>0.1240234375</text:p>
              </table:table-cell>
            </table:table-row>
            <table:table-row>
              <table:table-cell office:value-type="string">
                <text:p>0000000000000100</text:p>
              </table:table-cell>
              <table:table-cell office:value-type="float" office:value="0.057373046875">
                <text:p>0.057373046875</text:p>
              </table:table-cell>
            </table:table-row>
            <table:table-row>
              <table:table-cell office:value-type="string">
                <text:p>1111000000011000</text:p>
              </table:table-cell>
              <table:table-cell office:value-type="float" office:value="0.033935546875">
                <text:p>0.033935546875</text:p>
              </table:table-cell>
            </table:table-row>
            <table:table-row>
              <table:table-cell office:value-type="string">
                <text:p>0000000000010000</text:p>
              </table:table-cell>
              <table:table-cell office:value-type="float" office:value="0.02880859375">
                <text:p>0.02880859375</text:p>
              </table:table-cell>
            </table:table-row>
            <table:table-row>
              <table:table-cell office:value-type="string">
                <text:p>1111000000000000</text:p>
              </table:table-cell>
              <table:table-cell office:value-type="float" office:value="0.0233154296875">
                <text:p>0.0233154296875</text:p>
              </table:table-cell>
            </table:table-row>
            <table:table-row>
              <table:table-cell office:value-type="string">
                <text:p>1111000000001100</text:p>
              </table:table-cell>
              <table:table-cell office:value-type="float" office:value="0.0216064453125">
                <text:p>0.0216064453125</text:p>
              </table:table-cell>
            </table:table-row>
            <table:table-row>
              <table:table-cell office:value-type="string">
                <text:p>1111000000010100</text:p>
              </table:table-cell>
              <table:table-cell office:value-type="float" office:value="0.02001953125">
                <text:p>0.02001953125</text:p>
              </table:table-cell>
            </table:table-row>
            <table:table-row>
              <table:table-cell office:value-type="string">
                <text:p>0001000000000000</text:p>
              </table:table-cell>
              <table:table-cell office:value-type="float" office:value="0.0184326171875">
                <text:p>0.0184326171875</text:p>
              </table:table-cell>
            </table:table-row>
            <table:table-row>
              <table:table-cell office:value-type="string">
                <text:p>1101000000011100</text:p>
              </table:table-cell>
              <table:table-cell office:value-type="float" office:value="0.0159912109375">
                <text:p>0.0159912109375</text:p>
              </table:table-cell>
            </table:table-row>
            <table:table-row>
              <table:table-cell office:value-type="string">
                <text:p>1110000000011100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0000000000001000</text:p>
              </table:table-cell>
              <table:table-cell office:value-type="float" office:value="0.0147705078125">
                <text:p>0.0147705078125</text:p>
              </table:table-cell>
            </table:table-row>
            <table:table-row>
              <table:table-cell office:value-type="string">
                <text:p>0000000000011100</text:p>
              </table:table-cell>
              <table:table-cell office:value-type="float" office:value="0.0146484375">
                <text:p>0.0146484375</text:p>
              </table:table-cell>
            </table:table-row>
            <table:table-row>
              <table:table-cell office:value-type="string">
                <text:p>0111000000011100</text:p>
              </table:table-cell>
              <table:table-cell office:value-type="float" office:value="0.013916015625">
                <text:p>0.013916015625</text:p>
              </table:table-cell>
            </table:table-row>
            <table:table-row>
              <table:table-cell office:value-type="string">
                <text:p>0000000000011000</text:p>
              </table:table-cell>
              <table:table-cell office:value-type="float" office:value="0.0133056640625">
                <text:p>0.0133056640625</text:p>
              </table:table-cell>
            </table:table-row>
            <table:table-row>
              <table:table-cell office:value-type="string">
                <text:p>0100000000000000</text:p>
              </table:table-cell>
              <table:table-cell office:value-type="float" office:value="0.01318359375">
                <text:p>0.01318359375</text:p>
              </table:table-cell>
            </table:table-row>
            <table:table-row>
              <table:table-cell office:value-type="string">
                <text:p>1011000000011100</text:p>
              </table:table-cell>
              <table:table-cell office:value-type="float" office:value="0.012939453125">
                <text:p>0.012939453125</text:p>
              </table:table-cell>
            </table:table-row>
            <table:table-row>
              <table:table-cell office:value-type="string">
                <text:p>0011000000000000</text:p>
              </table:table-cell>
              <table:table-cell office:value-type="float" office:value="0.0118408203125">
                <text:p>0.0118408203125</text:p>
              </table:table-cell>
            </table:table-row>
            <table:table-row>
              <table:table-cell office:value-type="string">
                <text:p>1100000000011100</text:p>
              </table:table-cell>
              <table:table-cell office:value-type="float" office:value="0.01025390625">
                <text:p>0.01025390625</text:p>
              </table:table-cell>
            </table:table-row>
            <table:table-row>
              <table:table-cell office:value-type="string">
                <text:p>0010000000000000</text:p>
              </table:table-cell>
              <table:table-cell office:value-type="float" office:value="0.0101318359375">
                <text:p>0.0101318359375</text:p>
              </table:table-cell>
            </table:table-row>
            <table:table-row>
              <table:table-cell office:value-type="string">
                <text:p>1000000000000000</text:p>
              </table:table-cell>
              <table:table-cell office:value-type="float" office:value="0.00927734375">
                <text:p>0.00927734375</text:p>
              </table:table-cell>
            </table:table-row>
            <table:table-row>
              <table:table-cell office:value-type="string">
                <text:p>1100000000000000</text:p>
              </table:table-cell>
              <table:table-cell office:value-type="float" office:value="0.0089111328125">
                <text:p>0.0089111328125</text:p>
              </table:table-cell>
            </table:table-row>
            <table:table-row>
              <table:table-cell office:value-type="string">
                <text:p>0000000000010100</text:p>
              </table:table-cell>
              <table:table-cell office:value-type="float" office:value="0.007568359375">
                <text:p>0.007568359375</text:p>
              </table:table-cell>
            </table:table-row>
            <table:table-row>
              <table:table-cell office:value-type="string">
                <text:p>0011000000011100</text:p>
              </table:table-cell>
              <table:table-cell office:value-type="float" office:value="0.00732421875">
                <text:p>0.00732421875</text:p>
              </table:table-cell>
            </table:table-row>
            <table:table-row>
              <table:table-cell office:value-type="string">
                <text:p>1111000000000100</text:p>
              </table:table-cell>
              <table:table-cell office:value-type="float" office:value="0.00732421875">
                <text:p>0.00732421875</text:p>
              </table:table-cell>
            </table:table-row>
            <table:table-row>
              <table:table-cell office:value-type="string">
                <text:p>1111000000010000</text:p>
              </table:table-cell>
              <table:table-cell office:value-type="float" office:value="0.005859375">
                <text:p>0.005859375</text:p>
              </table:table-cell>
            </table:table-row>
            <table:table-row>
              <table:table-cell office:value-type="string">
                <text:p>0000000000001100</text:p>
              </table:table-cell>
              <table:table-cell office:value-type="float" office:value="0.005615234375">
                <text:p>0.005615234375</text:p>
              </table:table-cell>
            </table:table-row>
            <table:table-row>
              <table:table-cell office:value-type="string">
                <text:p>1111000000001000</text:p>
              </table:table-cell>
              <table:table-cell office:value-type="float" office:value="0.0048828125">
                <text:p>0.0048828125</text:p>
              </table:table-cell>
            </table:table-row>
            <table:table-row>
              <table:table-cell office:value-type="string">
                <text:p>1110000000011000</text:p>
              </table:table-cell>
              <table:table-cell office:value-type="float" office:value="0.0047607421875">
                <text:p>0.0047607421875</text:p>
              </table:table-cell>
            </table:table-row>
            <table:table-row>
              <table:table-cell office:value-type="string">
                <text:p>0111000000000000</text:p>
              </table:table-cell>
              <table:table-cell office:value-type="float" office:value="0.0045166015625">
                <text:p>0.0045166015625</text:p>
              </table:table-cell>
            </table:table-row>
            <table:table-row>
              <table:table-cell office:value-type="string">
                <text:p>1110000000000000</text:p>
              </table:table-cell>
              <table:table-cell office:value-type="float" office:value="0.0042724609375">
                <text:p>0.0042724609375</text:p>
              </table:table-cell>
            </table:table-row>
            <table:table-row>
              <table:table-cell office:value-type="string">
                <text:p>0001000000000100</text:p>
              </table:table-cell>
              <table:table-cell office:value-type="float" office:value="0.004150390625">
                <text:p>0.004150390625</text:p>
              </table:table-cell>
            </table:table-row>
            <table:table-row>
              <table:table-cell office:value-type="string">
                <text:p>0100000000000100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0011000000000100</text:p>
              </table:table-cell>
              <table:table-cell office:value-type="float" office:value="0.0037841796875">
                <text:p>0.0037841796875</text:p>
              </table:table-cell>
            </table:table-row>
            <table:table-row>
              <table:table-cell office:value-type="string">
                <text:p>1011000000000000</text:p>
              </table:table-cell>
              <table:table-cell office:value-type="float" office:value="0.0037841796875">
                <text:p>0.0037841796875</text:p>
              </table:table-cell>
            </table:table-row>
            <table:table-row>
              <table:table-cell office:value-type="string">
                <text:p>1100000000011000</text:p>
              </table:table-cell>
              <table:table-cell office:value-type="float" office:value="0.003662109375">
                <text:p>0.003662109375</text:p>
              </table:table-cell>
            </table:table-row>
            <table:table-row>
              <table:table-cell office:value-type="string">
                <text:p>1011000000011000</text:p>
              </table:table-cell>
              <table:table-cell office:value-type="float" office:value="0.0035400390625">
                <text:p>0.0035400390625</text:p>
              </table:table-cell>
            </table:table-row>
            <table:table-row>
              <table:table-cell office:value-type="string">
                <text:p>1101000000000000</text:p>
              </table:table-cell>
              <table:table-cell office:value-type="float" office:value="0.0035400390625">
                <text:p>0.0035400390625</text:p>
              </table:table-cell>
            </table:table-row>
            <table:table-row>
              <table:table-cell office:value-type="string">
                <text:p>0011000000011000</text:p>
              </table:table-cell>
              <table:table-cell office:value-type="float" office:value="0.0032958984375">
                <text:p>0.0032958984375</text:p>
              </table:table-cell>
            </table:table-row>
            <table:table-row>
              <table:table-cell office:value-type="string">
                <text:p>1000000000000100</text:p>
              </table:table-cell>
              <table:table-cell office:value-type="float" office:value="0.003173828125">
                <text:p>0.003173828125</text:p>
              </table:table-cell>
            </table:table-row>
            <table:table-row>
              <table:table-cell office:value-type="string">
                <text:p>1110000000001100</text:p>
              </table:table-cell>
              <table:table-cell office:value-type="float" office:value="0.003173828125">
                <text:p>0.003173828125</text:p>
              </table:table-cell>
            </table:table-row>
            <table:table-row>
              <table:table-cell office:value-type="string">
                <text:p>1110000000010100</text:p>
              </table:table-cell>
              <table:table-cell office:value-type="float" office:value="0.0030517578125">
                <text:p>0.0030517578125</text:p>
              </table:table-cell>
            </table:table-row>
            <table:table-row>
              <table:table-cell office:value-type="string">
                <text:p>1010000000011100</text:p>
              </table:table-cell>
              <table:table-cell office:value-type="float" office:value="0.002685546875">
                <text:p>0.002685546875</text:p>
              </table:table-cell>
            </table:table-row>
            <table:table-row>
              <table:table-cell office:value-type="string">
                <text:p>1100000000000100</text:p>
              </table:table-cell>
              <table:table-cell office:value-type="float" office:value="0.002685546875">
                <text:p>0.002685546875</text:p>
              </table:table-cell>
            </table:table-row>
            <table:table-row>
              <table:table-cell office:value-type="string">
                <text:p>0111000000001100</text:p>
              </table:table-cell>
              <table:table-cell office:value-type="float" office:value="0.0025634765625">
                <text:p>0.0025634765625</text:p>
              </table:table-cell>
            </table:table-row>
            <table:table-row>
              <table:table-cell office:value-type="string">
                <text:p>1011000000001100</text:p>
              </table:table-cell>
              <table:table-cell office:value-type="float" office:value="0.0025634765625">
                <text:p>0.0025634765625</text:p>
              </table:table-cell>
            </table:table-row>
            <table:table-row>
              <table:table-cell office:value-type="string">
                <text:p>1100000000010100</text:p>
              </table:table-cell>
              <table:table-cell office:value-type="float" office:value="0.00244140625">
                <text:p>0.00244140625</text:p>
              </table:table-cell>
            </table:table-row>
            <table:table-row>
              <table:table-cell office:value-type="string">
                <text:p>1101000000011000</text:p>
              </table:table-cell>
              <table:table-cell office:value-type="float" office:value="0.0023193359375">
                <text:p>0.0023193359375</text:p>
              </table:table-cell>
            </table:table-row>
            <table:table-row>
              <table:table-cell office:value-type="string">
                <text:p>0011000000001100</text:p>
              </table:table-cell>
              <table:table-cell office:value-type="float" office:value="0.002197265625">
                <text:p>0.002197265625</text:p>
              </table:table-cell>
            </table:table-row>
            <table:table-row>
              <table:table-cell office:value-type="string">
                <text:p>1011000000010100</text:p>
              </table:table-cell>
              <table:table-cell office:value-type="float" office:value="0.002197265625">
                <text:p>0.002197265625</text:p>
              </table:table-cell>
            </table:table-row>
            <table:table-row>
              <table:table-cell office:value-type="string">
                <text:p>1101000000001100</text:p>
              </table:table-cell>
              <table:table-cell office:value-type="float" office:value="0.002197265625">
                <text:p>0.002197265625</text:p>
              </table:table-cell>
            </table:table-row>
            <table:table-row>
              <table:table-cell office:value-type="string">
                <text:p>0100000000011100</text:p>
              </table:table-cell>
              <table:table-cell office:value-type="float" office:value="0.0020751953125">
                <text:p>0.0020751953125</text:p>
              </table:table-cell>
            </table:table-row>
            <table:table-row>
              <table:table-cell office:value-type="string">
                <text:p>0101000000011100</text:p>
              </table:table-cell>
              <table:table-cell office:value-type="float" office:value="0.0020751953125">
                <text:p>0.0020751953125</text:p>
              </table:table-cell>
            </table:table-row>
            <table:table-row>
              <table:table-cell office:value-type="string">
                <text:p>1100000000001100</text:p>
              </table:table-cell>
              <table:table-cell office:value-type="float" office:value="0.0020751953125">
                <text:p>0.0020751953125</text:p>
              </table:table-cell>
            </table:table-row>
            <table:table-row>
              <table:table-cell office:value-type="string">
                <text:p>01100000000111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1110000000110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1010000000101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000000000011100</text:p>
              </table:table-cell>
              <table:table-cell office:value-type="float" office:value="0.0018310546875">
                <text:p>0.0018310546875</text:p>
              </table:table-cell>
            </table:table-row>
            <table:table-row>
              <table:table-cell office:value-type="string">
                <text:p>0001000000010000</text:p>
              </table:table-cell>
              <table:table-cell office:value-type="float" office:value="0.001708984375">
                <text:p>0.001708984375</text:p>
              </table:table-cell>
            </table:table-row>
            <table:table-row>
              <table:table-cell office:value-type="string">
                <text:p>0001000000011100</text:p>
              </table:table-cell>
              <table:table-cell office:value-type="float" office:value="0.001708984375">
                <text:p>0.001708984375</text:p>
              </table:table-cell>
            </table:table-row>
            <table:table-row>
              <table:table-cell office:value-type="string">
                <text:p>0100000000010000</text:p>
              </table:table-cell>
              <table:table-cell office:value-type="float" office:value="0.001708984375">
                <text:p>0.001708984375</text:p>
              </table:table-cell>
            </table:table-row>
            <table:table-row>
              <table:table-cell office:value-type="string">
                <text:p>0111000000010100</text:p>
              </table:table-cell>
              <table:table-cell office:value-type="float" office:value="0.001708984375">
                <text:p>0.001708984375</text:p>
              </table:table-cell>
            </table:table-row>
            <table:table-row>
              <table:table-cell office:value-type="string">
                <text:p>1110000000000100</text:p>
              </table:table-cell>
              <table:table-cell office:value-type="float" office:value="0.0015869140625">
                <text:p>0.0015869140625</text:p>
              </table:table-cell>
            </table:table-row>
            <table:table-row>
              <table:table-cell office:value-type="string">
                <text:p>001000000000010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011000000000000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011100000000100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0011000000010100</text:p>
              </table:table-cell>
              <table:table-cell office:value-type="float" office:value="0.001220703125">
                <text:p>0.001220703125</text:p>
              </table:table-cell>
            </table:table-row>
            <table:table-row>
              <table:table-cell office:value-type="string">
                <text:p>1100000000001000</text:p>
              </table:table-cell>
              <table:table-cell office:value-type="float" office:value="0.001220703125">
                <text:p>0.001220703125</text:p>
              </table:table-cell>
            </table:table-row>
            <table:table-row>
              <table:table-cell office:value-type="string">
                <text:p>1110000000010000</text:p>
              </table:table-cell>
              <table:table-cell office:value-type="float" office:value="0.001220703125">
                <text:p>0.001220703125</text:p>
              </table:table-cell>
            </table:table-row>
            <table:table-row>
              <table:table-cell office:value-type="string">
                <text:p>0010000000011100</text:p>
              </table:table-cell>
              <table:table-cell office:value-type="float" office:value="0.0010986328125">
                <text:p>0.0010986328125</text:p>
              </table:table-cell>
            </table:table-row>
            <table:table-row>
              <table:table-cell office:value-type="string">
                <text:p>0011000000010000</text:p>
              </table:table-cell>
              <table:table-cell office:value-type="float" office:value="0.0010986328125">
                <text:p>0.0010986328125</text:p>
              </table:table-cell>
            </table:table-row>
            <table:table-row>
              <table:table-cell office:value-type="string">
                <text:p>1011000000010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11000000001000</text:p>
              </table:table-cell>
              <table:table-cell office:value-type="float" office:value="0.0008544921875">
                <text:p>0.0008544921875</text:p>
              </table:table-cell>
            </table:table-row>
            <table:table-row>
              <table:table-cell office:value-type="string">
                <text:p>0111000000000100</text:p>
              </table:table-cell>
              <table:table-cell office:value-type="float" office:value="0.0008544921875">
                <text:p>0.0008544921875</text:p>
              </table:table-cell>
            </table:table-row>
            <table:table-row>
              <table:table-cell office:value-type="string">
                <text:p>0111000000010000</text:p>
              </table:table-cell>
              <table:table-cell office:value-type="float" office:value="0.0008544921875">
                <text:p>0.0008544921875</text:p>
              </table:table-cell>
            </table:table-row>
            <table:table-row>
              <table:table-cell office:value-type="string">
                <text:p>1001000000000000</text:p>
              </table:table-cell>
              <table:table-cell office:value-type="float" office:value="0.0008544921875">
                <text:p>0.0008544921875</text:p>
              </table:table-cell>
            </table:table-row>
            <table:table-row>
              <table:table-cell office:value-type="string">
                <text:p>1101000000001000</text:p>
              </table:table-cell>
              <table:table-cell office:value-type="float" office:value="0.0008544921875">
                <text:p>0.0008544921875</text:p>
              </table:table-cell>
            </table:table-row>
            <table:table-row>
              <table:table-cell office:value-type="string">
                <text:p>0001000000001100</text:p>
              </table:table-cell>
              <table:table-cell office:value-type="float" office:value="0.000732421875">
                <text:p>0.000732421875</text:p>
              </table:table-cell>
            </table:table-row>
            <table:table-row>
              <table:table-cell office:value-type="string">
                <text:p>0010000000011000</text:p>
              </table:table-cell>
              <table:table-cell office:value-type="float" office:value="0.000732421875">
                <text:p>0.000732421875</text:p>
              </table:table-cell>
            </table:table-row>
            <table:table-row>
              <table:table-cell office:value-type="string">
                <text:p>0100000000011000</text:p>
              </table:table-cell>
              <table:table-cell office:value-type="float" office:value="0.000732421875">
                <text:p>0.000732421875</text:p>
              </table:table-cell>
            </table:table-row>
            <table:table-row>
              <table:table-cell office:value-type="string">
                <text:p>0110000000010100</text:p>
              </table:table-cell>
              <table:table-cell office:value-type="float" office:value="0.000732421875">
                <text:p>0.000732421875</text:p>
              </table:table-cell>
            </table:table-row>
            <table:table-row>
              <table:table-cell office:value-type="string">
                <text:p>1000000000010000</text:p>
              </table:table-cell>
              <table:table-cell office:value-type="float" office:value="0.000732421875">
                <text:p>0.000732421875</text:p>
              </table:table-cell>
            </table:table-row>
            <table:table-row>
              <table:table-cell office:value-type="string">
                <text:p>1000000000010100</text:p>
              </table:table-cell>
              <table:table-cell office:value-type="float" office:value="0.000732421875">
                <text:p>0.000732421875</text:p>
              </table:table-cell>
            </table:table-row>
            <table:table-row>
              <table:table-cell office:value-type="string">
                <text:p>1101000000010000</text:p>
              </table:table-cell>
              <table:table-cell office:value-type="float" office:value="0.000732421875">
                <text:p>0.000732421875</text:p>
              </table:table-cell>
            </table:table-row>
            <table:table-row>
              <table:table-cell office:value-type="string">
                <text:p>1110000000001000</text:p>
              </table:table-cell>
              <table:table-cell office:value-type="float" office:value="0.000732421875">
                <text:p>0.000732421875</text:p>
              </table:table-cell>
            </table:table-row>
            <table:table-row>
              <table:table-cell office:value-type="string">
                <text:p>0001000000001000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0101000000000000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1000000000011000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1010000000011000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1011000000000100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1101000000000100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0001000000011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010000000001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00000000001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010000000011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10000000011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000000000011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010000000111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100000000001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11000000001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010000000010100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0101000000000100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1000000000001000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1001000000001100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1010000000001100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1010000000010100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1100000000010000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001000000000110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01000000001000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10000000000110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10000000001010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10100000001100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11000000000110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00100000001010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00100000001100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01000000000000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00100000001010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0100000000100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0100000001000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0100000001010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1000000000010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1000000001000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00100000000010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00100000000100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00100000001000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01000000000100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010000000010000</text:p>
              </table:table-cell>
              <table:table-cell office:value-type="float" office:value="0.0001220703125">
                <text:p>0.000122070312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Windows_x86 LibreOffice_project/50d9bf2b0a79cdb85a3814b592608037a682059d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1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2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65cm" svg:height="7.62cm" xlink:href=".." xlink:type="simple" chart:class="chart:bar" chart:style-name="ch1">
        <chart:title svg:x="2.633cm" svg:y="0.287cm" chart:style-name="ch2">
          <text:p>8192_9_qubits_envariance</text:p>
        </chart:title>
        <chart:plot-area chart:style-name="ch3" table:cell-range-address="8192_9.A2:8192_9.A359 8192_9.C2:8192_9.C359" chart:data-source-has-labels="column" svg:x="0.251cm" svg:y="1.436cm" svg:width="12.063cm" svg:height="6.032cm">
          <chartooo:coordinate-region svg:x="1.158cm" svg:y="1.607cm" svg:width="10.733cm" svg:height="3.056cm"/>
          <chart:axis chart:dimension="x" chart:name="primary-x" chart:style-name="ch4" chartooo:axis-type="auto">
            <chartooo:date-scale/>
            <chart:categories table:cell-range-address="8192_9.A2:8192_9.A3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8192_9.C2:8192_9.C359" chart:class="chart:bar">
            <chart:data-point chart:repeated="35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000000000000000</text:p>
                <draw:g>
                  <svg:desc>8192_9.A2:8192_9.A359</svg:desc>
                </draw:g>
              </table:table-cell>
              <table:table-cell office:value-type="float" office:value="0.2943115234375">
                <text:p>0.2943115234375</text:p>
                <draw:g>
                  <svg:desc>8192_9.C2:8192_9.C359</svg:desc>
                </draw:g>
              </table:table-cell>
            </table:table-row>
            <table:table-row>
              <table:table-cell office:value-type="string">
                <text:p>1111000000011111</text:p>
              </table:table-cell>
              <table:table-cell office:value-type="float" office:value="0.095947265625">
                <text:p>0.095947265625</text:p>
              </table:table-cell>
            </table:table-row>
            <table:table-row>
              <table:table-cell office:value-type="string">
                <text:p>0000000000000100</text:p>
              </table:table-cell>
              <table:table-cell office:value-type="float" office:value="0.0257568359375">
                <text:p>0.0257568359375</text:p>
              </table:table-cell>
            </table:table-row>
            <table:table-row>
              <table:table-cell office:value-type="string">
                <text:p>1111000000000000</text:p>
              </table:table-cell>
              <table:table-cell office:value-type="float" office:value="0.0233154296875">
                <text:p>0.0233154296875</text:p>
              </table:table-cell>
            </table:table-row>
            <table:table-row>
              <table:table-cell office:value-type="string">
                <text:p>0000000000000010</text:p>
              </table:table-cell>
              <table:table-cell office:value-type="float" office:value="0.0220947265625">
                <text:p>0.0220947265625</text:p>
              </table:table-cell>
            </table:table-row>
            <table:table-row>
              <table:table-cell office:value-type="string">
                <text:p>0000000000010000</text:p>
              </table:table-cell>
              <table:table-cell office:value-type="float" office:value="0.0218505859375">
                <text:p>0.0218505859375</text:p>
              </table:table-cell>
            </table:table-row>
            <table:table-row>
              <table:table-cell office:value-type="string">
                <text:p>0001000000000000</text:p>
              </table:table-cell>
              <table:table-cell office:value-type="float" office:value="0.0191650390625">
                <text:p>0.0191650390625</text:p>
              </table:table-cell>
            </table:table-row>
            <table:table-row>
              <table:table-cell office:value-type="string">
                <text:p>1111000000001111</text:p>
              </table:table-cell>
              <table:table-cell office:value-type="float" office:value="0.017333984375">
                <text:p>0.017333984375</text:p>
              </table:table-cell>
            </table:table-row>
            <table:table-row>
              <table:table-cell office:value-type="string">
                <text:p>1111000000010111</text:p>
              </table:table-cell>
              <table:table-cell office:value-type="float" office:value="0.0166015625">
                <text:p>0.0166015625</text:p>
              </table:table-cell>
            </table:table-row>
            <table:table-row>
              <table:table-cell office:value-type="string">
                <text:p>0000000000001000</text:p>
              </table:table-cell>
              <table:table-cell office:value-type="float" office:value="0.01611328125">
                <text:p>0.01611328125</text:p>
              </table:table-cell>
            </table:table-row>
            <table:table-row>
              <table:table-cell office:value-type="string">
                <text:p>0000000000011111</text:p>
              </table:table-cell>
              <table:table-cell office:value-type="float" office:value="0.0159912109375">
                <text:p>0.0159912109375</text:p>
              </table:table-cell>
            </table:table-row>
            <table:table-row>
              <table:table-cell office:value-type="string">
                <text:p>1111000000011011</text:p>
              </table:table-cell>
              <table:table-cell office:value-type="float" office:value="0.01416015625">
                <text:p>0.01416015625</text:p>
              </table:table-cell>
            </table:table-row>
            <table:table-row>
              <table:table-cell office:value-type="string">
                <text:p>1111000000011110</text:p>
              </table:table-cell>
              <table:table-cell office:value-type="float" office:value="0.01416015625">
                <text:p>0.01416015625</text:p>
              </table:table-cell>
            </table:table-row>
            <table:table-row>
              <table:table-cell office:value-type="string">
                <text:p>0000000000011000</text:p>
              </table:table-cell>
              <table:table-cell office:value-type="float" office:value="0.013916015625">
                <text:p>0.013916015625</text:p>
              </table:table-cell>
            </table:table-row>
            <table:table-row>
              <table:table-cell office:value-type="string">
                <text:p>1111000000011101</text:p>
              </table:table-cell>
              <table:table-cell office:value-type="float" office:value="0.01220703125">
                <text:p>0.01220703125</text:p>
              </table:table-cell>
            </table:table-row>
            <table:table-row>
              <table:table-cell office:value-type="string">
                <text:p>1110000000011111</text:p>
              </table:table-cell>
              <table:table-cell office:value-type="float" office:value="0.0118408203125">
                <text:p>0.0118408203125</text:p>
              </table:table-cell>
            </table:table-row>
            <table:table-row>
              <table:table-cell office:value-type="string">
                <text:p>1111000000000111</text:p>
              </table:table-cell>
              <table:table-cell office:value-type="float" office:value="0.0115966796875">
                <text:p>0.0115966796875</text:p>
              </table:table-cell>
            </table:table-row>
            <table:table-row>
              <table:table-cell office:value-type="string">
                <text:p>0111000000011111</text:p>
              </table:table-cell>
              <table:table-cell office:value-type="float" office:value="0.01025390625">
                <text:p>0.01025390625</text:p>
              </table:table-cell>
            </table:table-row>
            <table:table-row>
              <table:table-cell office:value-type="string">
                <text:p>1011000000011111</text:p>
              </table:table-cell>
              <table:table-cell office:value-type="float" office:value="0.0093994140625">
                <text:p>0.0093994140625</text:p>
              </table:table-cell>
            </table:table-row>
            <table:table-row>
              <table:table-cell office:value-type="string">
                <text:p>0011000000000000</text:p>
              </table:table-cell>
              <table:table-cell office:value-type="float" office:value="0.00927734375">
                <text:p>0.00927734375</text:p>
              </table:table-cell>
            </table:table-row>
            <table:table-row>
              <table:table-cell office:value-type="string">
                <text:p>1101000000011111</text:p>
              </table:table-cell>
              <table:table-cell office:value-type="float" office:value="0.00927734375">
                <text:p>0.00927734375</text:p>
              </table:table-cell>
            </table:table-row>
            <table:table-row>
              <table:table-cell office:value-type="string">
                <text:p>0100000000000000</text:p>
              </table:table-cell>
              <table:table-cell office:value-type="float" office:value="0.0091552734375">
                <text:p>0.0091552734375</text:p>
              </table:table-cell>
            </table:table-row>
            <table:table-row>
              <table:table-cell office:value-type="string">
                <text:p>1000000000000000</text:p>
              </table:table-cell>
              <table:table-cell office:value-type="float" office:value="0.009033203125">
                <text:p>0.009033203125</text:p>
              </table:table-cell>
            </table:table-row>
            <table:table-row>
              <table:table-cell office:value-type="string">
                <text:p>0010000000000000</text:p>
              </table:table-cell>
              <table:table-cell office:value-type="float" office:value="0.00830078125">
                <text:p>0.00830078125</text:p>
              </table:table-cell>
            </table:table-row>
            <table:table-row>
              <table:table-cell office:value-type="string">
                <text:p>0000000000000111</text:p>
              </table:table-cell>
              <table:table-cell office:value-type="float" office:value="0.0081787109375">
                <text:p>0.0081787109375</text:p>
              </table:table-cell>
            </table:table-row>
            <table:table-row>
              <table:table-cell office:value-type="string">
                <text:p>0011000000011111</text:p>
              </table:table-cell>
              <table:table-cell office:value-type="float" office:value="0.0074462890625">
                <text:p>0.0074462890625</text:p>
              </table:table-cell>
            </table:table-row>
            <table:table-row>
              <table:table-cell office:value-type="string">
                <text:p>0000000000000001</text:p>
              </table:table-cell>
              <table:table-cell office:value-type="float" office:value="0.007080078125">
                <text:p>0.007080078125</text:p>
              </table:table-cell>
            </table:table-row>
            <table:table-row>
              <table:table-cell office:value-type="string">
                <text:p>1100000000011111</text:p>
              </table:table-cell>
              <table:table-cell office:value-type="float" office:value="0.006103515625">
                <text:p>0.006103515625</text:p>
              </table:table-cell>
            </table:table-row>
            <table:table-row>
              <table:table-cell office:value-type="string">
                <text:p>1100000000000000</text:p>
              </table:table-cell>
              <table:table-cell office:value-type="float" office:value="0.0054931640625">
                <text:p>0.0054931640625</text:p>
              </table:table-cell>
            </table:table-row>
            <table:table-row>
              <table:table-cell office:value-type="string">
                <text:p>1111000000011000</text:p>
              </table:table-cell>
              <table:table-cell office:value-type="float" office:value="0.0048828125">
                <text:p>0.0048828125</text:p>
              </table:table-cell>
            </table:table-row>
            <table:table-row>
              <table:table-cell office:value-type="string">
                <text:p>1110000000000000</text:p>
              </table:table-cell>
              <table:table-cell office:value-type="float" office:value="0.0042724609375">
                <text:p>0.0042724609375</text:p>
              </table:table-cell>
            </table:table-row>
            <table:table-row>
              <table:table-cell office:value-type="string">
                <text:p>0000000000000011</text:p>
              </table:table-cell>
              <table:table-cell office:value-type="float" office:value="0.0037841796875">
                <text:p>0.0037841796875</text:p>
              </table:table-cell>
            </table:table-row>
            <table:table-row>
              <table:table-cell office:value-type="string">
                <text:p>1011000000000000</text:p>
              </table:table-cell>
              <table:table-cell office:value-type="float" office:value="0.003662109375">
                <text:p>0.003662109375</text:p>
              </table:table-cell>
            </table:table-row>
            <table:table-row>
              <table:table-cell office:value-type="string">
                <text:p>0000000000001100</text:p>
              </table:table-cell>
              <table:table-cell office:value-type="float" office:value="0.0035400390625">
                <text:p>0.0035400390625</text:p>
              </table:table-cell>
            </table:table-row>
            <table:table-row>
              <table:table-cell office:value-type="string">
                <text:p>0000000000000110</text:p>
              </table:table-cell>
              <table:table-cell office:value-type="float" office:value="0.00341796875">
                <text:p>0.00341796875</text:p>
              </table:table-cell>
            </table:table-row>
            <table:table-row>
              <table:table-cell office:value-type="string">
                <text:p>1111000000011010</text:p>
              </table:table-cell>
              <table:table-cell office:value-type="float" office:value="0.00341796875">
                <text:p>0.00341796875</text:p>
              </table:table-cell>
            </table:table-row>
            <table:table-row>
              <table:table-cell office:value-type="string">
                <text:p>1111000000011100</text:p>
              </table:table-cell>
              <table:table-cell office:value-type="float" office:value="0.00341796875">
                <text:p>0.00341796875</text:p>
              </table:table-cell>
            </table:table-row>
            <table:table-row>
              <table:table-cell office:value-type="string">
                <text:p>0111000000000000</text:p>
              </table:table-cell>
              <table:table-cell office:value-type="float" office:value="0.0032958984375">
                <text:p>0.0032958984375</text:p>
              </table:table-cell>
            </table:table-row>
            <table:table-row>
              <table:table-cell office:value-type="string">
                <text:p>0000000000001111</text:p>
              </table:table-cell>
              <table:table-cell office:value-type="float" office:value="0.003173828125">
                <text:p>0.003173828125</text:p>
              </table:table-cell>
            </table:table-row>
            <table:table-row>
              <table:table-cell office:value-type="string">
                <text:p>0000000000011110</text:p>
              </table:table-cell>
              <table:table-cell office:value-type="float" office:value="0.0030517578125">
                <text:p>0.0030517578125</text:p>
              </table:table-cell>
            </table:table-row>
            <table:table-row>
              <table:table-cell office:value-type="string">
                <text:p>1111000000000100</text:p>
              </table:table-cell>
              <table:table-cell office:value-type="float" office:value="0.0030517578125">
                <text:p>0.0030517578125</text:p>
              </table:table-cell>
            </table:table-row>
            <table:table-row>
              <table:table-cell office:value-type="string">
                <text:p>1111000000001011</text:p>
              </table:table-cell>
              <table:table-cell office:value-type="float" office:value="0.0030517578125">
                <text:p>0.0030517578125</text:p>
              </table:table-cell>
            </table:table-row>
            <table:table-row>
              <table:table-cell office:value-type="string">
                <text:p>0000000000010111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1101000000000000</text:p>
              </table:table-cell>
              <table:table-cell office:value-type="float" office:value="0.0028076171875">
                <text:p>0.0028076171875</text:p>
              </table:table-cell>
            </table:table-row>
            <table:table-row>
              <table:table-cell office:value-type="string">
                <text:p>1111000000000010</text:p>
              </table:table-cell>
              <table:table-cell office:value-type="float" office:value="0.0028076171875">
                <text:p>0.0028076171875</text:p>
              </table:table-cell>
            </table:table-row>
            <table:table-row>
              <table:table-cell office:value-type="string">
                <text:p>1111000000010101</text:p>
              </table:table-cell>
              <table:table-cell office:value-type="float" office:value="0.0028076171875">
                <text:p>0.0028076171875</text:p>
              </table:table-cell>
            </table:table-row>
            <table:table-row>
              <table:table-cell office:value-type="string">
                <text:p>0000000000011101</text:p>
              </table:table-cell>
              <table:table-cell office:value-type="float" office:value="0.002685546875">
                <text:p>0.002685546875</text:p>
              </table:table-cell>
            </table:table-row>
            <table:table-row>
              <table:table-cell office:value-type="string">
                <text:p>1110000000000111</text:p>
              </table:table-cell>
              <table:table-cell office:value-type="float" office:value="0.002685546875">
                <text:p>0.002685546875</text:p>
              </table:table-cell>
            </table:table-row>
            <table:table-row>
              <table:table-cell office:value-type="string">
                <text:p>1111000000000011</text:p>
              </table:table-cell>
              <table:table-cell office:value-type="float" office:value="0.002685546875">
                <text:p>0.002685546875</text:p>
              </table:table-cell>
            </table:table-row>
            <table:table-row>
              <table:table-cell office:value-type="string">
                <text:p>0111000000001111</text:p>
              </table:table-cell>
              <table:table-cell office:value-type="float" office:value="0.0025634765625">
                <text:p>0.0025634765625</text:p>
              </table:table-cell>
            </table:table-row>
            <table:table-row>
              <table:table-cell office:value-type="string">
                <text:p>0000000000010100</text:p>
              </table:table-cell>
              <table:table-cell office:value-type="float" office:value="0.00244140625">
                <text:p>0.00244140625</text:p>
              </table:table-cell>
            </table:table-row>
            <table:table-row>
              <table:table-cell office:value-type="string">
                <text:p>0000000000011011</text:p>
              </table:table-cell>
              <table:table-cell office:value-type="float" office:value="0.00244140625">
                <text:p>0.00244140625</text:p>
              </table:table-cell>
            </table:table-row>
            <table:table-row>
              <table:table-cell office:value-type="string">
                <text:p>1011000000001111</text:p>
              </table:table-cell>
              <table:table-cell office:value-type="float" office:value="0.00244140625">
                <text:p>0.00244140625</text:p>
              </table:table-cell>
            </table:table-row>
            <table:table-row>
              <table:table-cell office:value-type="string">
                <text:p>1110000000001111</text:p>
              </table:table-cell>
              <table:table-cell office:value-type="float" office:value="0.00244140625">
                <text:p>0.00244140625</text:p>
              </table:table-cell>
            </table:table-row>
            <table:table-row>
              <table:table-cell office:value-type="string">
                <text:p>1111000000001110</text:p>
              </table:table-cell>
              <table:table-cell office:value-type="float" office:value="0.00244140625">
                <text:p>0.00244140625</text:p>
              </table:table-cell>
            </table:table-row>
            <table:table-row>
              <table:table-cell office:value-type="string">
                <text:p>0001000000011111</text:p>
              </table:table-cell>
              <table:table-cell office:value-type="float" office:value="0.0023193359375">
                <text:p>0.0023193359375</text:p>
              </table:table-cell>
            </table:table-row>
            <table:table-row>
              <table:table-cell office:value-type="string">
                <text:p>1110000000011011</text:p>
              </table:table-cell>
              <table:table-cell office:value-type="float" office:value="0.0023193359375">
                <text:p>0.0023193359375</text:p>
              </table:table-cell>
            </table:table-row>
            <table:table-row>
              <table:table-cell office:value-type="string">
                <text:p>1111000000010110</text:p>
              </table:table-cell>
              <table:table-cell office:value-type="float" office:value="0.0023193359375">
                <text:p>0.0023193359375</text:p>
              </table:table-cell>
            </table:table-row>
            <table:table-row>
              <table:table-cell office:value-type="string">
                <text:p>1011000000011110</text:p>
              </table:table-cell>
              <table:table-cell office:value-type="float" office:value="0.002197265625">
                <text:p>0.002197265625</text:p>
              </table:table-cell>
            </table:table-row>
            <table:table-row>
              <table:table-cell office:value-type="string">
                <text:p>1101000000001111</text:p>
              </table:table-cell>
              <table:table-cell office:value-type="float" office:value="0.002197265625">
                <text:p>0.002197265625</text:p>
              </table:table-cell>
            </table:table-row>
            <table:table-row>
              <table:table-cell office:value-type="string">
                <text:p>1111000000001101</text:p>
              </table:table-cell>
              <table:table-cell office:value-type="float" office:value="0.002197265625">
                <text:p>0.002197265625</text:p>
              </table:table-cell>
            </table:table-row>
            <table:table-row>
              <table:table-cell office:value-type="string">
                <text:p>1111000000010011</text:p>
              </table:table-cell>
              <table:table-cell office:value-type="float" office:value="0.002197265625">
                <text:p>0.002197265625</text:p>
              </table:table-cell>
            </table:table-row>
            <table:table-row>
              <table:table-cell office:value-type="string">
                <text:p>1111000000000110</text:p>
              </table:table-cell>
              <table:table-cell office:value-type="float" office:value="0.0020751953125">
                <text:p>0.0020751953125</text:p>
              </table:table-cell>
            </table:table-row>
            <table:table-row>
              <table:table-cell office:value-type="string">
                <text:p>1111000000010000</text:p>
              </table:table-cell>
              <table:table-cell office:value-type="float" office:value="0.0020751953125">
                <text:p>0.0020751953125</text:p>
              </table:table-cell>
            </table:table-row>
            <table:table-row>
              <table:table-cell office:value-type="string">
                <text:p>1111000000011001</text:p>
              </table:table-cell>
              <table:table-cell office:value-type="float" office:value="0.0020751953125">
                <text:p>0.0020751953125</text:p>
              </table:table-cell>
            </table:table-row>
            <table:table-row>
              <table:table-cell office:value-type="string">
                <text:p>001100000001111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111000000011011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100000000001111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11000000001111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000000000011100</text:p>
              </table:table-cell>
              <table:table-cell office:value-type="float" office:value="0.0018310546875">
                <text:p>0.0018310546875</text:p>
              </table:table-cell>
            </table:table-row>
            <table:table-row>
              <table:table-cell office:value-type="string">
                <text:p>0111000000011110</text:p>
              </table:table-cell>
              <table:table-cell office:value-type="float" office:value="0.0018310546875">
                <text:p>0.0018310546875</text:p>
              </table:table-cell>
            </table:table-row>
            <table:table-row>
              <table:table-cell office:value-type="string">
                <text:p>1000000000000010</text:p>
              </table:table-cell>
              <table:table-cell office:value-type="float" office:value="0.0018310546875">
                <text:p>0.0018310546875</text:p>
              </table:table-cell>
            </table:table-row>
            <table:table-row>
              <table:table-cell office:value-type="string">
                <text:p>1111000000000101</text:p>
              </table:table-cell>
              <table:table-cell office:value-type="float" office:value="0.0018310546875">
                <text:p>0.0018310546875</text:p>
              </table:table-cell>
            </table:table-row>
            <table:table-row>
              <table:table-cell office:value-type="string">
                <text:p>1011000000000111</text:p>
              </table:table-cell>
              <table:table-cell office:value-type="float" office:value="0.001708984375">
                <text:p>0.001708984375</text:p>
              </table:table-cell>
            </table:table-row>
            <table:table-row>
              <table:table-cell office:value-type="string">
                <text:p>1011000000011011</text:p>
              </table:table-cell>
              <table:table-cell office:value-type="float" office:value="0.001708984375">
                <text:p>0.001708984375</text:p>
              </table:table-cell>
            </table:table-row>
            <table:table-row>
              <table:table-cell office:value-type="string">
                <text:p>1101000000010111</text:p>
              </table:table-cell>
              <table:table-cell office:value-type="float" office:value="0.001708984375">
                <text:p>0.001708984375</text:p>
              </table:table-cell>
            </table:table-row>
            <table:table-row>
              <table:table-cell office:value-type="string">
                <text:p>0001000000000100</text:p>
              </table:table-cell>
              <table:table-cell office:value-type="float" office:value="0.0015869140625">
                <text:p>0.0015869140625</text:p>
              </table:table-cell>
            </table:table-row>
            <table:table-row>
              <table:table-cell office:value-type="string">
                <text:p>0011000000001111</text:p>
              </table:table-cell>
              <table:table-cell office:value-type="float" office:value="0.0015869140625">
                <text:p>0.0015869140625</text:p>
              </table:table-cell>
            </table:table-row>
            <table:table-row>
              <table:table-cell office:value-type="string">
                <text:p>0100000000011111</text:p>
              </table:table-cell>
              <table:table-cell office:value-type="float" office:value="0.0015869140625">
                <text:p>0.0015869140625</text:p>
              </table:table-cell>
            </table:table-row>
            <table:table-row>
              <table:table-cell office:value-type="string">
                <text:p>0111000000010111</text:p>
              </table:table-cell>
              <table:table-cell office:value-type="float" office:value="0.0015869140625">
                <text:p>0.0015869140625</text:p>
              </table:table-cell>
            </table:table-row>
            <table:table-row>
              <table:table-cell office:value-type="string">
                <text:p>1011000000010111</text:p>
              </table:table-cell>
              <table:table-cell office:value-type="float" office:value="0.0015869140625">
                <text:p>0.0015869140625</text:p>
              </table:table-cell>
            </table:table-row>
            <table:table-row>
              <table:table-cell office:value-type="string">
                <text:p>1100000000000111</text:p>
              </table:table-cell>
              <table:table-cell office:value-type="float" office:value="0.0015869140625">
                <text:p>0.0015869140625</text:p>
              </table:table-cell>
            </table:table-row>
            <table:table-row>
              <table:table-cell office:value-type="string">
                <text:p>1110000000010111</text:p>
              </table:table-cell>
              <table:table-cell office:value-type="float" office:value="0.0015869140625">
                <text:p>0.0015869140625</text:p>
              </table:table-cell>
            </table:table-row>
            <table:table-row>
              <table:table-cell office:value-type="string">
                <text:p>1111000000001000</text:p>
              </table:table-cell>
              <table:table-cell office:value-type="float" office:value="0.0015869140625">
                <text:p>0.0015869140625</text:p>
              </table:table-cell>
            </table:table-row>
            <table:table-row>
              <table:table-cell office:value-type="string">
                <text:p>000100000000001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0011000000010111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1000000000011111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1011000000011101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1100000000010111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110100000001111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1010000000011111</text:p>
              </table:table-cell>
              <table:table-cell office:value-type="float" office:value="0.0013427734375">
                <text:p>0.0013427734375</text:p>
              </table:table-cell>
            </table:table-row>
            <table:table-row>
              <table:table-cell office:value-type="string">
                <text:p>0000000000010001</text:p>
              </table:table-cell>
              <table:table-cell office:value-type="float" office:value="0.001220703125">
                <text:p>0.001220703125</text:p>
              </table:table-cell>
            </table:table-row>
            <table:table-row>
              <table:table-cell office:value-type="string">
                <text:p>0000000000010010</text:p>
              </table:table-cell>
              <table:table-cell office:value-type="float" office:value="0.001220703125">
                <text:p>0.001220703125</text:p>
              </table:table-cell>
            </table:table-row>
            <table:table-row>
              <table:table-cell office:value-type="string">
                <text:p>0000000000011010</text:p>
              </table:table-cell>
              <table:table-cell office:value-type="float" office:value="0.001220703125">
                <text:p>0.001220703125</text:p>
              </table:table-cell>
            </table:table-row>
            <table:table-row>
              <table:table-cell office:value-type="string">
                <text:p>0111000000000111</text:p>
              </table:table-cell>
              <table:table-cell office:value-type="float" office:value="0.001220703125">
                <text:p>0.001220703125</text:p>
              </table:table-cell>
            </table:table-row>
            <table:table-row>
              <table:table-cell office:value-type="string">
                <text:p>0111000000011000</text:p>
              </table:table-cell>
              <table:table-cell office:value-type="float" office:value="0.001220703125">
                <text:p>0.001220703125</text:p>
              </table:table-cell>
            </table:table-row>
            <table:table-row>
              <table:table-cell office:value-type="string">
                <text:p>1000000000000110</text:p>
              </table:table-cell>
              <table:table-cell office:value-type="float" office:value="0.001220703125">
                <text:p>0.001220703125</text:p>
              </table:table-cell>
            </table:table-row>
            <table:table-row>
              <table:table-cell office:value-type="string">
                <text:p>1110000000011101</text:p>
              </table:table-cell>
              <table:table-cell office:value-type="float" office:value="0.001220703125">
                <text:p>0.001220703125</text:p>
              </table:table-cell>
            </table:table-row>
            <table:table-row>
              <table:table-cell office:value-type="string">
                <text:p>0000000000000101</text:p>
              </table:table-cell>
              <table:table-cell office:value-type="float" office:value="0.0010986328125">
                <text:p>0.0010986328125</text:p>
              </table:table-cell>
            </table:table-row>
            <table:table-row>
              <table:table-cell office:value-type="string">
                <text:p>0000000000001010</text:p>
              </table:table-cell>
              <table:table-cell office:value-type="float" office:value="0.0010986328125">
                <text:p>0.0010986328125</text:p>
              </table:table-cell>
            </table:table-row>
            <table:table-row>
              <table:table-cell office:value-type="string">
                <text:p>0000000000010011</text:p>
              </table:table-cell>
              <table:table-cell office:value-type="float" office:value="0.0010986328125">
                <text:p>0.0010986328125</text:p>
              </table:table-cell>
            </table:table-row>
            <table:table-row>
              <table:table-cell office:value-type="string">
                <text:p>0010000000011111</text:p>
              </table:table-cell>
              <table:table-cell office:value-type="float" office:value="0.0010986328125">
                <text:p>0.0010986328125</text:p>
              </table:table-cell>
            </table:table-row>
            <table:table-row>
              <table:table-cell office:value-type="string">
                <text:p>0011000000000100</text:p>
              </table:table-cell>
              <table:table-cell office:value-type="float" office:value="0.0010986328125">
                <text:p>0.0010986328125</text:p>
              </table:table-cell>
            </table:table-row>
            <table:table-row>
              <table:table-cell office:value-type="string">
                <text:p>0101000000000000</text:p>
              </table:table-cell>
              <table:table-cell office:value-type="float" office:value="0.0010986328125">
                <text:p>0.0010986328125</text:p>
              </table:table-cell>
            </table:table-row>
            <table:table-row>
              <table:table-cell office:value-type="string">
                <text:p>0110000000011111</text:p>
              </table:table-cell>
              <table:table-cell office:value-type="float" office:value="0.0010986328125">
                <text:p>0.0010986328125</text:p>
              </table:table-cell>
            </table:table-row>
            <table:table-row>
              <table:table-cell office:value-type="string">
                <text:p>1001000000011111</text:p>
              </table:table-cell>
              <table:table-cell office:value-type="float" office:value="0.0010986328125">
                <text:p>0.0010986328125</text:p>
              </table:table-cell>
            </table:table-row>
            <table:table-row>
              <table:table-cell office:value-type="string">
                <text:p>1100000000011100</text:p>
              </table:table-cell>
              <table:table-cell office:value-type="float" office:value="0.0010986328125">
                <text:p>0.0010986328125</text:p>
              </table:table-cell>
            </table:table-row>
            <table:table-row>
              <table:table-cell office:value-type="string">
                <text:p>1101000000011011</text:p>
              </table:table-cell>
              <table:table-cell office:value-type="float" office:value="0.0010986328125">
                <text:p>0.0010986328125</text:p>
              </table:table-cell>
            </table:table-row>
            <table:table-row>
              <table:table-cell office:value-type="string">
                <text:p>00000000000110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10000000000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110000000001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11000000001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110000000110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000000000000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10000000000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110000000111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110000000000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000000000000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010000000111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110000000010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01000000000111</text:p>
              </table:table-cell>
              <table:table-cell office:value-type="float" office:value="0.0008544921875">
                <text:p>0.0008544921875</text:p>
              </table:table-cell>
            </table:table-row>
            <table:table-row>
              <table:table-cell office:value-type="string">
                <text:p>0001000000001000</text:p>
              </table:table-cell>
              <table:table-cell office:value-type="float" office:value="0.0008544921875">
                <text:p>0.0008544921875</text:p>
              </table:table-cell>
            </table:table-row>
            <table:table-row>
              <table:table-cell office:value-type="string">
                <text:p>0001000000010000</text:p>
              </table:table-cell>
              <table:table-cell office:value-type="float" office:value="0.0008544921875">
                <text:p>0.0008544921875</text:p>
              </table:table-cell>
            </table:table-row>
            <table:table-row>
              <table:table-cell office:value-type="string">
                <text:p>0001000000011000</text:p>
              </table:table-cell>
              <table:table-cell office:value-type="float" office:value="0.0008544921875">
                <text:p>0.0008544921875</text:p>
              </table:table-cell>
            </table:table-row>
            <table:table-row>
              <table:table-cell office:value-type="string">
                <text:p>0101000000011111</text:p>
              </table:table-cell>
              <table:table-cell office:value-type="float" office:value="0.0008544921875">
                <text:p>0.0008544921875</text:p>
              </table:table-cell>
            </table:table-row>
            <table:table-row>
              <table:table-cell office:value-type="string">
                <text:p>0111000000000010</text:p>
              </table:table-cell>
              <table:table-cell office:value-type="float" office:value="0.0008544921875">
                <text:p>0.0008544921875</text:p>
              </table:table-cell>
            </table:table-row>
            <table:table-row>
              <table:table-cell office:value-type="string">
                <text:p>1001000000000000</text:p>
              </table:table-cell>
              <table:table-cell office:value-type="float" office:value="0.0008544921875">
                <text:p>0.0008544921875</text:p>
              </table:table-cell>
            </table:table-row>
            <table:table-row>
              <table:table-cell office:value-type="string">
                <text:p>1101000000000111</text:p>
              </table:table-cell>
              <table:table-cell office:value-type="float" office:value="0.0008544921875">
                <text:p>0.0008544921875</text:p>
              </table:table-cell>
            </table:table-row>
            <table:table-row>
              <table:table-cell office:value-type="string">
                <text:p>1110000000011000</text:p>
              </table:table-cell>
              <table:table-cell office:value-type="float" office:value="0.0008544921875">
                <text:p>0.0008544921875</text:p>
              </table:table-cell>
            </table:table-row>
            <table:table-row>
              <table:table-cell office:value-type="string">
                <text:p>1111000000010100</text:p>
              </table:table-cell>
              <table:table-cell office:value-type="float" office:value="0.0008544921875">
                <text:p>0.0008544921875</text:p>
              </table:table-cell>
            </table:table-row>
            <table:table-row>
              <table:table-cell office:value-type="string">
                <text:p>0000000000001110</text:p>
              </table:table-cell>
              <table:table-cell office:value-type="float" office:value="0.000732421875">
                <text:p>0.000732421875</text:p>
              </table:table-cell>
            </table:table-row>
            <table:table-row>
              <table:table-cell office:value-type="string">
                <text:p>0001000000010111</text:p>
              </table:table-cell>
              <table:table-cell office:value-type="float" office:value="0.000732421875">
                <text:p>0.000732421875</text:p>
              </table:table-cell>
            </table:table-row>
            <table:table-row>
              <table:table-cell office:value-type="string">
                <text:p>0010000000011000</text:p>
              </table:table-cell>
              <table:table-cell office:value-type="float" office:value="0.000732421875">
                <text:p>0.000732421875</text:p>
              </table:table-cell>
            </table:table-row>
            <table:table-row>
              <table:table-cell office:value-type="string">
                <text:p>0011000000000001</text:p>
              </table:table-cell>
              <table:table-cell office:value-type="float" office:value="0.000732421875">
                <text:p>0.000732421875</text:p>
              </table:table-cell>
            </table:table-row>
            <table:table-row>
              <table:table-cell office:value-type="string">
                <text:p>0111000000000001</text:p>
              </table:table-cell>
              <table:table-cell office:value-type="float" office:value="0.000732421875">
                <text:p>0.000732421875</text:p>
              </table:table-cell>
            </table:table-row>
            <table:table-row>
              <table:table-cell office:value-type="string">
                <text:p>0111000000000100</text:p>
              </table:table-cell>
              <table:table-cell office:value-type="float" office:value="0.000732421875">
                <text:p>0.000732421875</text:p>
              </table:table-cell>
            </table:table-row>
            <table:table-row>
              <table:table-cell office:value-type="string">
                <text:p>0111000000001011</text:p>
              </table:table-cell>
              <table:table-cell office:value-type="float" office:value="0.000732421875">
                <text:p>0.000732421875</text:p>
              </table:table-cell>
            </table:table-row>
            <table:table-row>
              <table:table-cell office:value-type="string">
                <text:p>1000000000011000</text:p>
              </table:table-cell>
              <table:table-cell office:value-type="float" office:value="0.000732421875">
                <text:p>0.000732421875</text:p>
              </table:table-cell>
            </table:table-row>
            <table:table-row>
              <table:table-cell office:value-type="string">
                <text:p>1100000000011000</text:p>
              </table:table-cell>
              <table:table-cell office:value-type="float" office:value="0.000732421875">
                <text:p>0.000732421875</text:p>
              </table:table-cell>
            </table:table-row>
            <table:table-row>
              <table:table-cell office:value-type="string">
                <text:p>1111000000000001</text:p>
              </table:table-cell>
              <table:table-cell office:value-type="float" office:value="0.000732421875">
                <text:p>0.000732421875</text:p>
              </table:table-cell>
            </table:table-row>
            <table:table-row>
              <table:table-cell office:value-type="string">
                <text:p>1111000000001001</text:p>
              </table:table-cell>
              <table:table-cell office:value-type="float" office:value="0.000732421875">
                <text:p>0.000732421875</text:p>
              </table:table-cell>
            </table:table-row>
            <table:table-row>
              <table:table-cell office:value-type="string">
                <text:p>1111000000010010</text:p>
              </table:table-cell>
              <table:table-cell office:value-type="float" office:value="0.000732421875">
                <text:p>0.000732421875</text:p>
              </table:table-cell>
            </table:table-row>
            <table:table-row>
              <table:table-cell office:value-type="string">
                <text:p>0000000000001101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0010000000000111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0011000000001110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0011000000010000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0011000000011000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0011000000011100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0011000000011101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0100000000000001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0100000000011000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1000000000000011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1010000000001111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1011000000001110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1011000000011000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1100000000000100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1100000000011101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1101000000000101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1101000000000110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1101000000010011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1110000000000010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1110000000001011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1110000000001101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0010000000010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0110000000000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000000000001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00000000010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100000000000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100000000111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110000000001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110000000111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0000000000000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000000000001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000000000011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0000000000010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000000000110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000000000111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01000000001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010000000010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10000000001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100000000011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1000000001011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1000000001100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000000000010101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0001000000000011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0001000000000110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0001000000001111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0010000000000010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0010000000001000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0010000000010011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0011000000001011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0011000000001101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0011000000010011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0100000000000100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0100000000001111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0110000000000100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0111000000001000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0111000000011001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0111000000011010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1000000000010000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1000000000010010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1010000000000000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1011000000000011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1011000000001011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1011000000001101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1011000000010000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1100000000001000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1100000000001100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1100000000010011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1100000000011010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1101000000000010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1101000000000100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1101000000001101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1101000000001110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1101000000010000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1110000000000011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1110000000000100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1110000000010011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1110000000011010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1110000000011100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1111000000001100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1111000000010001</text:p>
              </table:table-cell>
              <table:table-cell office:value-type="float" office:value="0.0003662109375">
                <text:p>0.0003662109375</text:p>
              </table:table-cell>
            </table:table-row>
            <table:table-row>
              <table:table-cell office:value-type="string">
                <text:p>0000000000001001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000000000001011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00000000001011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00100000001001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00100000001110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001000000011101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00100000001111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010000000001011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010000000001111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01000000001011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011000000000011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01100000000110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01100000001001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01100000001010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01100000001101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100000000000011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10000000000100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10000000001110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101000000000011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101000000001011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10100000000111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101000000001111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101000000010011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101000000011011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10100000001110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110000000000111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110000000001111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110000000010111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11100000001000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111000000010011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000000000000101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00000000000100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000000000010011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00000000001011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000000000010111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000000000011001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00000000001101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00000000001111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00100000000011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001000000011011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01000000000001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01000000000010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010000000000111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01100000000010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01100000000011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01100000000100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011000000010011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01100000001010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011000000010101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01100000001011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011000000011001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01100000001101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01100000001110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10000000000011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100000000011001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101000000000011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101000000011001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10100000001110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110000000010000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110000000010101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000100000000000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00100000000100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00100000000111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00100000001100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01000000000101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01000000000110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01000000001010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01000000001010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01000000001101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01000000001101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01000000001111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01100000000011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01100000001010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01100000001011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01100000001100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0000000000110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0000000000111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0000000001000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0000000001001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0000000001001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0000000001010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0000000001011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0000000001101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0000000001101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0000000001110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0000000001111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0100000000000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0100000000001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0100000000010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0100000000011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0100000000011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0100000000110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0100000001100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0100000001101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0100000001111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1000000000101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1000000000110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1000000001010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1000000001100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1000000001100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1000000001101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1000000001101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1000000001110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1100000000001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1100000000101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1100000000110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1100000000110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1100000000111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1100000001010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011100000001011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00000000000011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00000000000101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00000000000101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00000000000111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00000000001101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00100000000010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00100000000111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00100000001001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00100000001011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00100000001100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01000000000110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01000000001011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01000000001110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01100000000010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10000000000000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10000000000001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10000000000101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10000000000110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10000000001000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10000000001010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10000000001010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10100000001010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10100000001100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110000000001001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110000000001100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110000000010001</text:p>
              </table:table-cell>
              <table:table-cell office:value-type="float" office:value="0.0001220703125">
                <text:p>0.000122070312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Windows_x86 LibreOffice_project/50d9bf2b0a79cdb85a3814b592608037a682059d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1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2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0.987cm" svg:height="12.659cm" xlink:href=".." xlink:type="simple" chart:class="chart:bar" chart:style-name="ch1">
        <chart:title svg:x="6.844cm" svg:y="0.388cm" chart:style-name="ch2">
          <text:p>1024_3_qubits_envariance</text:p>
        </chart:title>
        <chart:plot-area chart:style-name="ch3" table:cell-range-address="1024_3.A2:1024_3.A9 1024_3.C2:1024_3.C9" chart:data-source-has-labels="column" svg:x="0.419cm" svg:y="1.638cm" svg:width="20.149cm" svg:height="10.768cm">
          <chartooo:coordinate-region svg:x="1.136cm" svg:y="1.809cm" svg:width="18.556cm" svg:height="7.792cm"/>
          <chart:axis chart:dimension="x" chart:name="primary-x" chart:style-name="ch4" chartooo:axis-type="auto">
            <chartooo:date-scale/>
            <chart:categories table:cell-range-address="1024_3.A2:1024_3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024_3.C2:1024_3.C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000000000000000</text:p>
                <draw:g>
                  <svg:desc>1024_3.A2:1024_3.A9</svg:desc>
                </draw:g>
              </table:table-cell>
              <table:table-cell office:value-type="float" office:value="0.5234375">
                <text:p>0.5234375</text:p>
                <draw:g>
                  <svg:desc>1024_3.C2:1024_3.C9</svg:desc>
                </draw:g>
              </table:table-cell>
            </table:table-row>
            <table:table-row>
              <table:table-cell office:value-type="string">
                <text:p>0110000000001000</text:p>
              </table:table-cell>
              <table:table-cell office:value-type="float" office:value="0.287109375">
                <text:p>0.287109375</text:p>
              </table:table-cell>
            </table:table-row>
            <table:table-row>
              <table:table-cell office:value-type="string">
                <text:p>0110000000000000</text:p>
              </table:table-cell>
              <table:table-cell office:value-type="float" office:value="0.0634765625">
                <text:p>0.0634765625</text:p>
              </table:table-cell>
            </table:table-row>
            <table:table-row>
              <table:table-cell office:value-type="string">
                <text:p>0010000000001000</text:p>
              </table:table-cell>
              <table:table-cell office:value-type="float" office:value="0.03515625">
                <text:p>0.03515625</text:p>
              </table:table-cell>
            </table:table-row>
            <table:table-row>
              <table:table-cell office:value-type="string">
                <text:p>0100000000001000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0000000000001000</text:p>
              </table:table-cell>
              <table:table-cell office:value-type="float" office:value="0.0263671875">
                <text:p>0.0263671875</text:p>
              </table:table-cell>
            </table:table-row>
            <table:table-row>
              <table:table-cell office:value-type="string">
                <text:p>0010000000000000</text:p>
              </table:table-cell>
              <table:table-cell office:value-type="float" office:value="0.0224609375">
                <text:p>0.0224609375</text:p>
              </table:table-cell>
            </table:table-row>
            <table:table-row>
              <table:table-cell office:value-type="string">
                <text:p>0100000000000000</text:p>
              </table:table-cell>
              <table:table-cell office:value-type="float" office:value="0.0107421875">
                <text:p>0.0107421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Windows_x86 LibreOffice_project/50d9bf2b0a79cdb85a3814b592608037a682059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1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2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81.072cm" svg:height="49.172cm" xlink:href=".." xlink:type="simple" chart:class="chart:bar" chart:style-name="ch1">
        <chart:title svg:x="36.887cm" svg:y="1.118cm" chart:style-name="ch2">
          <text:p>1024_5_qubits_envariance</text:p>
        </chart:title>
        <chart:plot-area chart:style-name="ch3" table:cell-range-address="1024_5.A2:1024_5.A33 1024_5.C2:1024_5.C33" chart:data-source-has-labels="column" svg:x="1.621cm" svg:y="3.098cm" svg:width="77.83cm" svg:height="45.091cm">
          <chartooo:coordinate-region svg:x="2.528cm" svg:y="3.268cm" svg:width="76.034cm" svg:height="42.116cm"/>
          <chart:axis chart:dimension="x" chart:name="primary-x" chart:style-name="ch4" chartooo:axis-type="auto">
            <chartooo:date-scale/>
            <chart:categories table:cell-range-address="1024_5.A2:1024_5.A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024_5.C2:1024_5.C33" chart:class="chart:bar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000000000000000</text:p>
                <draw:g>
                  <svg:desc>1024_5.A2:1024_5.A33</svg:desc>
                </draw:g>
              </table:table-cell>
              <table:table-cell office:value-type="float" office:value="0.4111328125">
                <text:p>0.4111328125</text:p>
                <draw:g>
                  <svg:desc>1024_5.C2:1024_5.C33</svg:desc>
                </draw:g>
              </table:table-cell>
            </table:table-row>
            <table:table-row>
              <table:table-cell office:value-type="string">
                <text:p>1110000000001100</text:p>
              </table:table-cell>
              <table:table-cell office:value-type="float" office:value="0.216796875">
                <text:p>0.216796875</text:p>
              </table:table-cell>
            </table:table-row>
            <table:table-row>
              <table:table-cell office:value-type="string">
                <text:p>0000000000000100</text:p>
              </table:table-cell>
              <table:table-cell office:value-type="float" office:value="0.037109375">
                <text:p>0.037109375</text:p>
              </table:table-cell>
            </table:table-row>
            <table:table-row>
              <table:table-cell office:value-type="string">
                <text:p>0000000000001100</text:p>
              </table:table-cell>
              <table:table-cell office:value-type="float" office:value="0.033203125">
                <text:p>0.033203125</text:p>
              </table:table-cell>
            </table:table-row>
            <table:table-row>
              <table:table-cell office:value-type="string">
                <text:p>1110000000000100</text:p>
              </table:table-cell>
              <table:table-cell office:value-type="float" office:value="0.029296875">
                <text:p>0.029296875</text:p>
              </table:table-cell>
            </table:table-row>
            <table:table-row>
              <table:table-cell office:value-type="string">
                <text:p>1010000000001100</text:p>
              </table:table-cell>
              <table:table-cell office:value-type="float" office:value="0.0283203125">
                <text:p>0.0283203125</text:p>
              </table:table-cell>
            </table:table-row>
            <table:table-row>
              <table:table-cell office:value-type="string">
                <text:p>1110000000000000</text:p>
              </table:table-cell>
              <table:table-cell office:value-type="float" office:value="0.0263671875">
                <text:p>0.0263671875</text:p>
              </table:table-cell>
            </table:table-row>
            <table:table-row>
              <table:table-cell office:value-type="string">
                <text:p>1100000000001100</text:p>
              </table:table-cell>
              <table:table-cell office:value-type="float" office:value="0.025390625">
                <text:p>0.025390625</text:p>
              </table:table-cell>
            </table:table-row>
            <table:table-row>
              <table:table-cell office:value-type="string">
                <text:p>0110000000001100</text:p>
              </table:table-cell>
              <table:table-cell office:value-type="float" office:value="0.0234375">
                <text:p>0.0234375</text:p>
              </table:table-cell>
            </table:table-row>
            <table:table-row>
              <table:table-cell office:value-type="string">
                <text:p>1110000000001000</text:p>
              </table:table-cell>
              <table:table-cell office:value-type="float" office:value="0.021484375">
                <text:p>0.021484375</text:p>
              </table:table-cell>
            </table:table-row>
            <table:table-row>
              <table:table-cell office:value-type="string">
                <text:p>0010000000000000</text:p>
              </table:table-cell>
              <table:table-cell office:value-type="float" office:value="0.01953125">
                <text:p>0.01953125</text:p>
              </table:table-cell>
            </table:table-row>
            <table:table-row>
              <table:table-cell office:value-type="string">
                <text:p>0100000000000000</text:p>
              </table:table-cell>
              <table:table-cell office:value-type="float" office:value="0.0185546875">
                <text:p>0.0185546875</text:p>
              </table:table-cell>
            </table:table-row>
            <table:table-row>
              <table:table-cell office:value-type="string">
                <text:p>1100000000000000</text:p>
              </table:table-cell>
              <table:table-cell office:value-type="float" office:value="0.0185546875">
                <text:p>0.0185546875</text:p>
              </table:table-cell>
            </table:table-row>
            <table:table-row>
              <table:table-cell office:value-type="string">
                <text:p>1000000000000000</text:p>
              </table:table-cell>
              <table:table-cell office:value-type="float" office:value="0.0166015625">
                <text:p>0.0166015625</text:p>
              </table:table-cell>
            </table:table-row>
            <table:table-row>
              <table:table-cell office:value-type="string">
                <text:p>0000000000001000</text:p>
              </table:table-cell>
              <table:table-cell office:value-type="float" office:value="0.0146484375">
                <text:p>0.0146484375</text:p>
              </table:table-cell>
            </table:table-row>
            <table:table-row>
              <table:table-cell office:value-type="string">
                <text:p>0010000000001100</text:p>
              </table:table-cell>
              <table:table-cell office:value-type="float" office:value="0.009765625">
                <text:p>0.009765625</text:p>
              </table:table-cell>
            </table:table-row>
            <table:table-row>
              <table:table-cell office:value-type="string">
                <text:p>0110000000001000</text:p>
              </table:table-cell>
              <table:table-cell office:value-type="float" office:value="0.005859375">
                <text:p>0.005859375</text:p>
              </table:table-cell>
            </table:table-row>
            <table:table-row>
              <table:table-cell office:value-type="string">
                <text:p>1100000000000100</text:p>
              </table:table-cell>
              <table:table-cell office:value-type="float" office:value="0.005859375">
                <text:p>0.005859375</text:p>
              </table:table-cell>
            </table:table-row>
            <table:table-row>
              <table:table-cell office:value-type="string">
                <text:p>1100000000001000</text:p>
              </table:table-cell>
              <table:table-cell office:value-type="float" office:value="0.005859375">
                <text:p>0.005859375</text:p>
              </table:table-cell>
            </table:table-row>
            <table:table-row>
              <table:table-cell office:value-type="string">
                <text:p>0100000000000100</text:p>
              </table:table-cell>
              <table:table-cell office:value-type="float" office:value="0.0048828125">
                <text:p>0.0048828125</text:p>
              </table:table-cell>
            </table:table-row>
            <table:table-row>
              <table:table-cell office:value-type="string">
                <text:p>0110000000000000</text:p>
              </table:table-cell>
              <table:table-cell office:value-type="float" office:value="0.0048828125">
                <text:p>0.0048828125</text:p>
              </table:table-cell>
            </table:table-row>
            <table:table-row>
              <table:table-cell office:value-type="string">
                <text:p>1010000000000000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010000000000100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010000000000110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011000000000010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00100000000001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0000000000010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0100000000010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010000000001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00000000000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00000000001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10000000000100</text:p>
              </table:table-cell>
              <table:table-cell office:value-type="float" office:value="0.0009765625">
                <text:p>0.0009765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Windows_x86 LibreOffice_project/50d9bf2b0a79cdb85a3814b592608037a682059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1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2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64cm" svg:height="7.621cm" xlink:href=".." xlink:type="simple" chart:class="chart:bar" chart:style-name="ch1">
        <chart:title svg:x="2.633cm" svg:y="0.287cm" chart:style-name="ch2">
          <text:p>1024_7_qubits_envariance</text:p>
        </chart:title>
        <chart:plot-area chart:style-name="ch3" table:cell-range-address="1024_7.A2:1024_7.A90 1024_7.C2:1024_7.C90" chart:data-source-has-labels="column" svg:x="0.251cm" svg:y="1.436cm" svg:width="12.062cm" svg:height="6.033cm">
          <chartooo:coordinate-region svg:x="1.158cm" svg:y="1.606cm" svg:width="10.631cm" svg:height="3.058cm"/>
          <chart:axis chart:dimension="x" chart:name="primary-x" chart:style-name="ch4" chartooo:axis-type="auto">
            <chartooo:date-scale/>
            <chart:categories table:cell-range-address="1024_7.A2:1024_7.A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024_7.C2:1024_7.C90" chart:class="chart:bar">
            <chart:data-point chart:repeated="8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000000000000000</text:p>
                <draw:g>
                  <svg:desc>1024_7.A2:1024_7.A90</svg:desc>
                </draw:g>
              </table:table-cell>
              <table:table-cell office:value-type="float" office:value="0.30859375">
                <text:p>0.30859375</text:p>
                <draw:g>
                  <svg:desc>1024_7.C2:1024_7.C90</svg:desc>
                </draw:g>
              </table:table-cell>
            </table:table-row>
            <table:table-row>
              <table:table-cell office:value-type="string">
                <text:p>1111000000011100</text:p>
              </table:table-cell>
              <table:table-cell office:value-type="float" office:value="0.10546875">
                <text:p>0.10546875</text:p>
              </table:table-cell>
            </table:table-row>
            <table:table-row>
              <table:table-cell office:value-type="string">
                <text:p>0000000000000100</text:p>
              </table:table-cell>
              <table:table-cell office:value-type="float" office:value="0.076171875">
                <text:p>0.076171875</text:p>
              </table:table-cell>
            </table:table-row>
            <table:table-row>
              <table:table-cell office:value-type="string">
                <text:p>1111000000011000</text:p>
              </table:table-cell>
              <table:table-cell office:value-type="float" office:value="0.0322265625">
                <text:p>0.0322265625</text:p>
              </table:table-cell>
            </table:table-row>
            <table:table-row>
              <table:table-cell office:value-type="string">
                <text:p>1111000000000000</text:p>
              </table:table-cell>
              <table:table-cell office:value-type="float" office:value="0.0263671875">
                <text:p>0.0263671875</text:p>
              </table:table-cell>
            </table:table-row>
            <table:table-row>
              <table:table-cell office:value-type="string">
                <text:p>1111000000001100</text:p>
              </table:table-cell>
              <table:table-cell office:value-type="float" office:value="0.0244140625">
                <text:p>0.0244140625</text:p>
              </table:table-cell>
            </table:table-row>
            <table:table-row>
              <table:table-cell office:value-type="string">
                <text:p>0111000000011100</text:p>
              </table:table-cell>
              <table:table-cell office:value-type="float" office:value="0.0224609375">
                <text:p>0.0224609375</text:p>
              </table:table-cell>
            </table:table-row>
            <table:table-row>
              <table:table-cell office:value-type="string">
                <text:p>0001000000000000</text:p>
              </table:table-cell>
              <table:table-cell office:value-type="float" office:value="0.01953125">
                <text:p>0.01953125</text:p>
              </table:table-cell>
            </table:table-row>
            <table:table-row>
              <table:table-cell office:value-type="string">
                <text:p>0100000000000000</text:p>
              </table:table-cell>
              <table:table-cell office:value-type="float" office:value="0.0185546875">
                <text:p>0.0185546875</text:p>
              </table:table-cell>
            </table:table-row>
            <table:table-row>
              <table:table-cell office:value-type="string">
                <text:p>1111000000010100</text:p>
              </table:table-cell>
              <table:table-cell office:value-type="float" office:value="0.0185546875">
                <text:p>0.0185546875</text:p>
              </table:table-cell>
            </table:table-row>
            <table:table-row>
              <table:table-cell office:value-type="string">
                <text:p>0000000000001000</text:p>
              </table:table-cell>
              <table:table-cell office:value-type="float" office:value="0.017578125">
                <text:p>0.017578125</text:p>
              </table:table-cell>
            </table:table-row>
            <table:table-row>
              <table:table-cell office:value-type="string">
                <text:p>1000000000000000</text:p>
              </table:table-cell>
              <table:table-cell office:value-type="float" office:value="0.017578125">
                <text:p>0.017578125</text:p>
              </table:table-cell>
            </table:table-row>
            <table:table-row>
              <table:table-cell office:value-type="string">
                <text:p>0000000000010000</text:p>
              </table:table-cell>
              <table:table-cell office:value-type="float" office:value="0.0166015625">
                <text:p>0.0166015625</text:p>
              </table:table-cell>
            </table:table-row>
            <table:table-row>
              <table:table-cell office:value-type="string">
                <text:p>1110000000011100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0000000000011100</text:p>
              </table:table-cell>
              <table:table-cell office:value-type="float" office:value="0.0146484375">
                <text:p>0.0146484375</text:p>
              </table:table-cell>
            </table:table-row>
            <table:table-row>
              <table:table-cell office:value-type="string">
                <text:p>0010000000000000</text:p>
              </table:table-cell>
              <table:table-cell office:value-type="float" office:value="0.013671875">
                <text:p>0.013671875</text:p>
              </table:table-cell>
            </table:table-row>
            <table:table-row>
              <table:table-cell office:value-type="string">
                <text:p>1101000000011100</text:p>
              </table:table-cell>
              <table:table-cell office:value-type="float" office:value="0.0126953125">
                <text:p>0.0126953125</text:p>
              </table:table-cell>
            </table:table-row>
            <table:table-row>
              <table:table-cell office:value-type="string">
                <text:p>0011000000000000</text:p>
              </table:table-cell>
              <table:table-cell office:value-type="float" office:value="0.01171875">
                <text:p>0.01171875</text:p>
              </table:table-cell>
            </table:table-row>
            <table:table-row>
              <table:table-cell office:value-type="string">
                <text:p>0111000000000000</text:p>
              </table:table-cell>
              <table:table-cell office:value-type="float" office:value="0.01171875">
                <text:p>0.01171875</text:p>
              </table:table-cell>
            </table:table-row>
            <table:table-row>
              <table:table-cell office:value-type="string">
                <text:p>0000000000011000</text:p>
              </table:table-cell>
              <table:table-cell office:value-type="float" office:value="0.0107421875">
                <text:p>0.0107421875</text:p>
              </table:table-cell>
            </table:table-row>
            <table:table-row>
              <table:table-cell office:value-type="string">
                <text:p>1100000000011100</text:p>
              </table:table-cell>
              <table:table-cell office:value-type="float" office:value="0.0107421875">
                <text:p>0.0107421875</text:p>
              </table:table-cell>
            </table:table-row>
            <table:table-row>
              <table:table-cell office:value-type="string">
                <text:p>0000000000010100</text:p>
              </table:table-cell>
              <table:table-cell office:value-type="float" office:value="0.0087890625">
                <text:p>0.0087890625</text:p>
              </table:table-cell>
            </table:table-row>
            <table:table-row>
              <table:table-cell office:value-type="string">
                <text:p>1011000000011100</text:p>
              </table:table-cell>
              <table:table-cell office:value-type="float" office:value="0.0087890625">
                <text:p>0.0087890625</text:p>
              </table:table-cell>
            </table:table-row>
            <table:table-row>
              <table:table-cell office:value-type="string">
                <text:p>1111000000001000</text:p>
              </table:table-cell>
              <table:table-cell office:value-type="float" office:value="0.0087890625">
                <text:p>0.0087890625</text:p>
              </table:table-cell>
            </table:table-row>
            <table:table-row>
              <table:table-cell office:value-type="string">
                <text:p>1111000000000100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0100000000000100</text:p>
              </table:table-cell>
              <table:table-cell office:value-type="float" office:value="0.0068359375">
                <text:p>0.0068359375</text:p>
              </table:table-cell>
            </table:table-row>
            <table:table-row>
              <table:table-cell office:value-type="string">
                <text:p>1100000000000000</text:p>
              </table:table-cell>
              <table:table-cell office:value-type="float" office:value="0.0068359375">
                <text:p>0.0068359375</text:p>
              </table:table-cell>
            </table:table-row>
            <table:table-row>
              <table:table-cell office:value-type="string">
                <text:p>1110000000001100</text:p>
              </table:table-cell>
              <table:table-cell office:value-type="float" office:value="0.0068359375">
                <text:p>0.0068359375</text:p>
              </table:table-cell>
            </table:table-row>
            <table:table-row>
              <table:table-cell office:value-type="string">
                <text:p>0011000000011100</text:p>
              </table:table-cell>
              <table:table-cell office:value-type="float" office:value="0.005859375">
                <text:p>0.005859375</text:p>
              </table:table-cell>
            </table:table-row>
            <table:table-row>
              <table:table-cell office:value-type="string">
                <text:p>1101000000011000</text:p>
              </table:table-cell>
              <table:table-cell office:value-type="float" office:value="0.005859375">
                <text:p>0.005859375</text:p>
              </table:table-cell>
            </table:table-row>
            <table:table-row>
              <table:table-cell office:value-type="string">
                <text:p>1111000000010000</text:p>
              </table:table-cell>
              <table:table-cell office:value-type="float" office:value="0.005859375">
                <text:p>0.005859375</text:p>
              </table:table-cell>
            </table:table-row>
            <table:table-row>
              <table:table-cell office:value-type="string">
                <text:p>0011000000000100</text:p>
              </table:table-cell>
              <table:table-cell office:value-type="float" office:value="0.0048828125">
                <text:p>0.0048828125</text:p>
              </table:table-cell>
            </table:table-row>
            <table:table-row>
              <table:table-cell office:value-type="string">
                <text:p>0011000000011000</text:p>
              </table:table-cell>
              <table:table-cell office:value-type="float" office:value="0.0048828125">
                <text:p>0.0048828125</text:p>
              </table:table-cell>
            </table:table-row>
            <table:table-row>
              <table:table-cell office:value-type="string">
                <text:p>0110000000011100</text:p>
              </table:table-cell>
              <table:table-cell office:value-type="float" office:value="0.0048828125">
                <text:p>0.0048828125</text:p>
              </table:table-cell>
            </table:table-row>
            <table:table-row>
              <table:table-cell office:value-type="string">
                <text:p>0000000000001100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0010000000000100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0011000000001100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1100000000011000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1101000000000000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1110000000000000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1110000000011000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000100000001000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001100000001010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010000000000110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011100000000010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011100000001100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100000000001110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101100000000010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101100000001100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110000000000010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110100000001010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111000000000010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00010000000001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0100000000010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0100000000110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1000000000100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1000000000111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1010000000000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1100000000000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1110000000010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1110000000100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0010000000111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0100000000111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1000000000011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001000000001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01000000011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10000000001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10000000010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11000000010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00000000001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01000000001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10000000010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10000000011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11000000001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11000000010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00000000001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00000000010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00000000010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01000000001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01000000011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10000000000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11000000000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11000000001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11000000010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00000000010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00000000010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01000000010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10000000010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10000000010100</text:p>
              </table:table-cell>
              <table:table-cell office:value-type="float" office:value="0.0009765625">
                <text:p>0.00097656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Windows_x86 LibreOffice_project/50d9bf2b0a79cdb85a3814b592608037a682059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1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2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65cm" svg:height="7.62cm" xlink:href=".." xlink:type="simple" chart:class="chart:bar" chart:style-name="ch1">
        <chart:title svg:x="2.633cm" svg:y="0.287cm" chart:style-name="ch2">
          <text:p>1024_9_qubits_envariance</text:p>
        </chart:title>
        <chart:plot-area chart:style-name="ch3" table:cell-range-address="1024_9.A2:1024_9.A173 1024_9.C2:1024_9.C173" chart:data-source-has-labels="column" svg:x="0.251cm" svg:y="1.436cm" svg:width="12.063cm" svg:height="6.032cm">
          <chartooo:coordinate-region svg:x="1.158cm" svg:y="1.607cm" svg:width="10.59cm" svg:height="3.056cm"/>
          <chart:axis chart:dimension="x" chart:name="primary-x" chart:style-name="ch4" chartooo:axis-type="auto">
            <chartooo:date-scale/>
            <chart:categories table:cell-range-address="1024_9.A2:1024_9.A17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024_9.C2:1024_9.C173" chart:class="chart:bar">
            <chart:data-point chart:repeated="1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000000000000000</text:p>
                <draw:g>
                  <svg:desc>1024_9.A2:1024_9.A173</svg:desc>
                </draw:g>
              </table:table-cell>
              <table:table-cell office:value-type="float" office:value="0.2861328125">
                <text:p>0.2861328125</text:p>
                <draw:g>
                  <svg:desc>1024_9.C2:1024_9.C173</svg:desc>
                </draw:g>
              </table:table-cell>
            </table:table-row>
            <table:table-row>
              <table:table-cell office:value-type="string">
                <text:p>1111000000011111</text:p>
              </table:table-cell>
              <table:table-cell office:value-type="float" office:value="0.0751953125">
                <text:p>0.0751953125</text:p>
              </table:table-cell>
            </table:table-row>
            <table:table-row>
              <table:table-cell office:value-type="string">
                <text:p>0000000000000100</text:p>
              </table:table-cell>
              <table:table-cell office:value-type="float" office:value="0.0322265625">
                <text:p>0.0322265625</text:p>
              </table:table-cell>
            </table:table-row>
            <table:table-row>
              <table:table-cell office:value-type="string">
                <text:p>0000000000010000</text:p>
              </table:table-cell>
              <table:table-cell office:value-type="float" office:value="0.0234375">
                <text:p>0.0234375</text:p>
              </table:table-cell>
            </table:table-row>
            <table:table-row>
              <table:table-cell office:value-type="string">
                <text:p>0111000000011111</text:p>
              </table:table-cell>
              <table:table-cell office:value-type="float" office:value="0.01953125">
                <text:p>0.01953125</text:p>
              </table:table-cell>
            </table:table-row>
            <table:table-row>
              <table:table-cell office:value-type="string">
                <text:p>1111000000000000</text:p>
              </table:table-cell>
              <table:table-cell office:value-type="float" office:value="0.01953125">
                <text:p>0.01953125</text:p>
              </table:table-cell>
            </table:table-row>
            <table:table-row>
              <table:table-cell office:value-type="string">
                <text:p>1110000000011111</text:p>
              </table:table-cell>
              <table:table-cell office:value-type="float" office:value="0.0185546875">
                <text:p>0.0185546875</text:p>
              </table:table-cell>
            </table:table-row>
            <table:table-row>
              <table:table-cell office:value-type="string">
                <text:p>1111000000000111</text:p>
              </table:table-cell>
              <table:table-cell office:value-type="float" office:value="0.0185546875">
                <text:p>0.0185546875</text:p>
              </table:table-cell>
            </table:table-row>
            <table:table-row>
              <table:table-cell office:value-type="string">
                <text:p>1111000000010111</text:p>
              </table:table-cell>
              <table:table-cell office:value-type="float" office:value="0.017578125">
                <text:p>0.017578125</text:p>
              </table:table-cell>
            </table:table-row>
            <table:table-row>
              <table:table-cell office:value-type="string">
                <text:p>0001000000000000</text:p>
              </table:table-cell>
              <table:table-cell office:value-type="float" office:value="0.0166015625">
                <text:p>0.0166015625</text:p>
              </table:table-cell>
            </table:table-row>
            <table:table-row>
              <table:table-cell office:value-type="string">
                <text:p>1111000000011101</text:p>
              </table:table-cell>
              <table:table-cell office:value-type="float" office:value="0.0166015625">
                <text:p>0.0166015625</text:p>
              </table:table-cell>
            </table:table-row>
            <table:table-row>
              <table:table-cell office:value-type="string">
                <text:p>1111000000001111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0000000000011111</text:p>
              </table:table-cell>
              <table:table-cell office:value-type="float" office:value="0.0146484375">
                <text:p>0.0146484375</text:p>
              </table:table-cell>
            </table:table-row>
            <table:table-row>
              <table:table-cell office:value-type="string">
                <text:p>0100000000000000</text:p>
              </table:table-cell>
              <table:table-cell office:value-type="float" office:value="0.0146484375">
                <text:p>0.0146484375</text:p>
              </table:table-cell>
            </table:table-row>
            <table:table-row>
              <table:table-cell office:value-type="string">
                <text:p>0000000000001000</text:p>
              </table:table-cell>
              <table:table-cell office:value-type="float" office:value="0.013671875">
                <text:p>0.013671875</text:p>
              </table:table-cell>
            </table:table-row>
            <table:table-row>
              <table:table-cell office:value-type="string">
                <text:p>1111000000011011</text:p>
              </table:table-cell>
              <table:table-cell office:value-type="float" office:value="0.013671875">
                <text:p>0.013671875</text:p>
              </table:table-cell>
            </table:table-row>
            <table:table-row>
              <table:table-cell office:value-type="string">
                <text:p>0000000000000010</text:p>
              </table:table-cell>
              <table:table-cell office:value-type="float" office:value="0.0126953125">
                <text:p>0.0126953125</text:p>
              </table:table-cell>
            </table:table-row>
            <table:table-row>
              <table:table-cell office:value-type="string">
                <text:p>1111000000011110</text:p>
              </table:table-cell>
              <table:table-cell office:value-type="float" office:value="0.0126953125">
                <text:p>0.0126953125</text:p>
              </table:table-cell>
            </table:table-row>
            <table:table-row>
              <table:table-cell office:value-type="string">
                <text:p>0000000000011000</text:p>
              </table:table-cell>
              <table:table-cell office:value-type="float" office:value="0.01171875">
                <text:p>0.01171875</text:p>
              </table:table-cell>
            </table:table-row>
            <table:table-row>
              <table:table-cell office:value-type="string">
                <text:p>0000000000000111</text:p>
              </table:table-cell>
              <table:table-cell office:value-type="float" office:value="0.009765625">
                <text:p>0.009765625</text:p>
              </table:table-cell>
            </table:table-row>
            <table:table-row>
              <table:table-cell office:value-type="string">
                <text:p>0010000000000000</text:p>
              </table:table-cell>
              <table:table-cell office:value-type="float" office:value="0.009765625">
                <text:p>0.009765625</text:p>
              </table:table-cell>
            </table:table-row>
            <table:table-row>
              <table:table-cell office:value-type="string">
                <text:p>1000000000000000</text:p>
              </table:table-cell>
              <table:table-cell office:value-type="float" office:value="0.009765625">
                <text:p>0.009765625</text:p>
              </table:table-cell>
            </table:table-row>
            <table:table-row>
              <table:table-cell office:value-type="string">
                <text:p>0011000000000000</text:p>
              </table:table-cell>
              <table:table-cell office:value-type="float" office:value="0.0087890625">
                <text:p>0.0087890625</text:p>
              </table:table-cell>
            </table:table-row>
            <table:table-row>
              <table:table-cell office:value-type="string">
                <text:p>1011000000011111</text:p>
              </table:table-cell>
              <table:table-cell office:value-type="float" office:value="0.0087890625">
                <text:p>0.0087890625</text:p>
              </table:table-cell>
            </table:table-row>
            <table:table-row>
              <table:table-cell office:value-type="string">
                <text:p>1101000000011111</text:p>
              </table:table-cell>
              <table:table-cell office:value-type="float" office:value="0.0087890625">
                <text:p>0.0087890625</text:p>
              </table:table-cell>
            </table:table-row>
            <table:table-row>
              <table:table-cell office:value-type="string">
                <text:p>0000000000001100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0000000000000001</text:p>
              </table:table-cell>
              <table:table-cell office:value-type="float" office:value="0.0068359375">
                <text:p>0.0068359375</text:p>
              </table:table-cell>
            </table:table-row>
            <table:table-row>
              <table:table-cell office:value-type="string">
                <text:p>1100000000000000</text:p>
              </table:table-cell>
              <table:table-cell office:value-type="float" office:value="0.0068359375">
                <text:p>0.0068359375</text:p>
              </table:table-cell>
            </table:table-row>
            <table:table-row>
              <table:table-cell office:value-type="string">
                <text:p>1100000000011111</text:p>
              </table:table-cell>
              <table:table-cell office:value-type="float" office:value="0.0068359375">
                <text:p>0.0068359375</text:p>
              </table:table-cell>
            </table:table-row>
            <table:table-row>
              <table:table-cell office:value-type="string">
                <text:p>1111000000000100</text:p>
              </table:table-cell>
              <table:table-cell office:value-type="float" office:value="0.0068359375">
                <text:p>0.0068359375</text:p>
              </table:table-cell>
            </table:table-row>
            <table:table-row>
              <table:table-cell office:value-type="string">
                <text:p>1111000000011000</text:p>
              </table:table-cell>
              <table:table-cell office:value-type="float" office:value="0.0068359375">
                <text:p>0.0068359375</text:p>
              </table:table-cell>
            </table:table-row>
            <table:table-row>
              <table:table-cell office:value-type="string">
                <text:p>0000000000000011</text:p>
              </table:table-cell>
              <table:table-cell office:value-type="float" office:value="0.005859375">
                <text:p>0.005859375</text:p>
              </table:table-cell>
            </table:table-row>
            <table:table-row>
              <table:table-cell office:value-type="string">
                <text:p>0000000000000110</text:p>
              </table:table-cell>
              <table:table-cell office:value-type="float" office:value="0.005859375">
                <text:p>0.005859375</text:p>
              </table:table-cell>
            </table:table-row>
            <table:table-row>
              <table:table-cell office:value-type="string">
                <text:p>1110000000000000</text:p>
              </table:table-cell>
              <table:table-cell office:value-type="float" office:value="0.005859375">
                <text:p>0.005859375</text:p>
              </table:table-cell>
            </table:table-row>
            <table:table-row>
              <table:table-cell office:value-type="string">
                <text:p>1111000000001110</text:p>
              </table:table-cell>
              <table:table-cell office:value-type="float" office:value="0.005859375">
                <text:p>0.005859375</text:p>
              </table:table-cell>
            </table:table-row>
            <table:table-row>
              <table:table-cell office:value-type="string">
                <text:p>1111000000011010</text:p>
              </table:table-cell>
              <table:table-cell office:value-type="float" office:value="0.005859375">
                <text:p>0.005859375</text:p>
              </table:table-cell>
            </table:table-row>
            <table:table-row>
              <table:table-cell office:value-type="string">
                <text:p>0011000000011111</text:p>
              </table:table-cell>
              <table:table-cell office:value-type="float" office:value="0.0048828125">
                <text:p>0.0048828125</text:p>
              </table:table-cell>
            </table:table-row>
            <table:table-row>
              <table:table-cell office:value-type="string">
                <text:p>1000000000000010</text:p>
              </table:table-cell>
              <table:table-cell office:value-type="float" office:value="0.0048828125">
                <text:p>0.0048828125</text:p>
              </table:table-cell>
            </table:table-row>
            <table:table-row>
              <table:table-cell office:value-type="string">
                <text:p>1110000000000111</text:p>
              </table:table-cell>
              <table:table-cell office:value-type="float" office:value="0.0048828125">
                <text:p>0.0048828125</text:p>
              </table:table-cell>
            </table:table-row>
            <table:table-row>
              <table:table-cell office:value-type="string">
                <text:p>0000000000010100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0111000000000010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1011000000011011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1111000000000101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1111000000001011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0000000000001101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000000000001001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000000000001110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0000000000011101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000000000001111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000100000000010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001100000001100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011100000000000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0111000000001111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0111000000011101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1011000000010111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1100000000010111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1100000000011101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1101000000011101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1110000000001111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111000000001111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111100000000001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000000000001011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000000000010111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000000000011001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000000000011011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001000000011111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01100000000001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011000000001111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011000000011101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1000000000010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100000000011111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1010000000000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11000000000001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111000000000111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111000000010011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11100000001111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00000000001001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0110000000000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01100000001101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1010000000000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110000000010101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110000000010111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110000000011011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111000000000011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11100000000011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1110000000010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111000000001101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11100000001011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1110000000111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0000000000010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000000000011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000000000011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000000000101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010000000000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010000000001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01000000001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01000000010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01000000010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100000000000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10000000000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100000000001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10000000010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100000000111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110000000000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11000000000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110000000100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110000000101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110000000110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110000000111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000000000000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000000000000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00000000010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000000000101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000000000110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010000000000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010000000110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010000000111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100000000111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110000000000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110000000000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110000000001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110000000011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11000000010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110000000100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110000000101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11000000011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110000000110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000000000000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00000000000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000000000001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000000000001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00000000001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000000000011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000000000110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000000000111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01000000000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010000000000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010000000010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010000000111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100000000000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100000000001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100000000101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100000000110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100000000111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100000000111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11000000000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110000000001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110000000010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110000000101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11000000011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110000000111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110000000111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000000000000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00000000000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00000000001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000000000010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000000000011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000000000111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010000000001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010000000010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010000000101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100000000010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100000000100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100000000111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110000000000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110000000010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11000000001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11000000010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110000000100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110000000100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11000000010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11000000011001</text:p>
              </table:table-cell>
              <table:table-cell office:value-type="float" office:value="0.0009765625">
                <text:p>0.0009765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Windows_x86 LibreOffice_project/50d9bf2b0a79cdb85a3814b592608037a682059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1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2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65cm" svg:height="7.62cm" xlink:href=".." xlink:type="simple" chart:class="chart:bar" chart:style-name="ch1">
        <chart:title svg:x="2.633cm" svg:y="0.287cm" chart:style-name="ch2">
          <text:p>2048_2_qubits_envariance</text:p>
        </chart:title>
        <chart:plot-area chart:style-name="ch3" table:cell-range-address="2048_2.A2:2048_2.A5 2048_2.C2:2048_2.C5" chart:data-source-has-labels="column" svg:x="0.251cm" svg:y="1.436cm" svg:width="12.063cm" svg:height="6.032cm">
          <chartooo:coordinate-region svg:x="0.968cm" svg:y="1.607cm" svg:width="10.601cm" svg:height="3.056cm"/>
          <chart:axis chart:dimension="x" chart:name="primary-x" chart:style-name="ch4" chartooo:axis-type="auto">
            <chartooo:date-scale/>
            <chart:categories table:cell-range-address="2048_2.A2:2048_2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2048_2.C2:2048_2.C5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000000000000000</text:p>
                <draw:g>
                  <svg:desc>2048_2.A2:2048_2.A5</svg:desc>
                </draw:g>
              </table:table-cell>
              <table:table-cell office:value-type="float" office:value="0.59765625">
                <text:p>0.59765625</text:p>
                <draw:g>
                  <svg:desc>2048_2.C2:2048_2.C5</svg:desc>
                </draw:g>
              </table:table-cell>
            </table:table-row>
            <table:table-row>
              <table:table-cell office:value-type="string">
                <text:p>0100000000001000</text:p>
              </table:table-cell>
              <table:table-cell office:value-type="float" office:value="0.3037109375">
                <text:p>0.3037109375</text:p>
              </table:table-cell>
            </table:table-row>
            <table:table-row>
              <table:table-cell office:value-type="string">
                <text:p>0100000000000000</text:p>
              </table:table-cell>
              <table:table-cell office:value-type="float" office:value="0.05126953125">
                <text:p>0.05126953125</text:p>
              </table:table-cell>
            </table:table-row>
            <table:table-row>
              <table:table-cell office:value-type="string">
                <text:p>0000000000001000</text:p>
              </table:table-cell>
              <table:table-cell office:value-type="float" office:value="0.04736328125">
                <text:p>0.047363281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Windows_x86 LibreOffice_project/50d9bf2b0a79cdb85a3814b592608037a682059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1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2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65cm" svg:height="7.62cm" xlink:href=".." xlink:type="simple" chart:class="chart:bar" chart:style-name="ch1">
        <chart:title svg:x="2.633cm" svg:y="0.287cm" chart:style-name="ch2">
          <text:p>2048_3_qubits_envariance</text:p>
        </chart:title>
        <chart:plot-area chart:style-name="ch3" table:cell-range-address="2048_3.A2:2048_3.A9 2048_3.C2:2048_3.C9" chart:data-source-has-labels="column" svg:x="0.251cm" svg:y="1.436cm" svg:width="12.063cm" svg:height="6.032cm">
          <chartooo:coordinate-region svg:x="0.968cm" svg:y="1.607cm" svg:width="11.346cm" svg:height="3.056cm"/>
          <chart:axis chart:dimension="x" chart:name="primary-x" chart:style-name="ch4" chartooo:axis-type="auto">
            <chartooo:date-scale/>
            <chart:categories table:cell-range-address="2048_3.A2:2048_3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2048_3.C2:2048_3.C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000000000000000</text:p>
                <draw:g>
                  <svg:desc>2048_3.A2:2048_3.A9</svg:desc>
                </draw:g>
              </table:table-cell>
              <table:table-cell office:value-type="float" office:value="0.50732421875">
                <text:p>0.50732421875</text:p>
                <draw:g>
                  <svg:desc>2048_3.C2:2048_3.C9</svg:desc>
                </draw:g>
              </table:table-cell>
            </table:table-row>
            <table:table-row>
              <table:table-cell office:value-type="string">
                <text:p>0110000000001000</text:p>
              </table:table-cell>
              <table:table-cell office:value-type="float" office:value="0.294921875">
                <text:p>0.294921875</text:p>
              </table:table-cell>
            </table:table-row>
            <table:table-row>
              <table:table-cell office:value-type="string">
                <text:p>0110000000000000</text:p>
              </table:table-cell>
              <table:table-cell office:value-type="float" office:value="0.0556640625">
                <text:p>0.0556640625</text:p>
              </table:table-cell>
            </table:table-row>
            <table:table-row>
              <table:table-cell office:value-type="string">
                <text:p>0100000000001000</text:p>
              </table:table-cell>
              <table:table-cell office:value-type="float" office:value="0.0341796875">
                <text:p>0.0341796875</text:p>
              </table:table-cell>
            </table:table-row>
            <table:table-row>
              <table:table-cell office:value-type="string">
                <text:p>0000000000001000</text:p>
              </table:table-cell>
              <table:table-cell office:value-type="float" office:value="0.03369140625">
                <text:p>0.03369140625</text:p>
              </table:table-cell>
            </table:table-row>
            <table:table-row>
              <table:table-cell office:value-type="string">
                <text:p>0010000000001000</text:p>
              </table:table-cell>
              <table:table-cell office:value-type="float" office:value="0.03369140625">
                <text:p>0.03369140625</text:p>
              </table:table-cell>
            </table:table-row>
            <table:table-row>
              <table:table-cell office:value-type="string">
                <text:p>0100000000000000</text:p>
              </table:table-cell>
              <table:table-cell office:value-type="float" office:value="0.021484375">
                <text:p>0.021484375</text:p>
              </table:table-cell>
            </table:table-row>
            <table:table-row>
              <table:table-cell office:value-type="string">
                <text:p>0010000000000000</text:p>
              </table:table-cell>
              <table:table-cell office:value-type="float" office:value="0.01904296875">
                <text:p>0.019042968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Windows_x86 LibreOffice_project/50d9bf2b0a79cdb85a3814b592608037a682059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1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2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65cm" svg:height="7.62cm" xlink:href=".." xlink:type="simple" chart:class="chart:bar" chart:style-name="ch1">
        <chart:title svg:x="2.633cm" svg:y="0.287cm" chart:style-name="ch2">
          <text:p>2048_5_qubits_envariance</text:p>
        </chart:title>
        <chart:plot-area chart:style-name="ch3" table:cell-range-address="2048_5.A2:2048_5.A33 2048_5.C2:2048_5.C33" chart:data-source-has-labels="column" svg:x="0.251cm" svg:y="1.436cm" svg:width="12.063cm" svg:height="6.032cm">
          <chartooo:coordinate-region svg:x="0.968cm" svg:y="1.606cm" svg:width="10.476cm" svg:height="3.057cm"/>
          <chart:axis chart:dimension="x" chart:name="primary-x" chart:style-name="ch4" chartooo:axis-type="auto">
            <chartooo:date-scale/>
            <chart:categories table:cell-range-address="2048_5.A2:2048_5.A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2048_5.C2:2048_5.C33" chart:class="chart:bar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000000000000000</text:p>
                <draw:g>
                  <svg:desc>2048_5.A2:2048_5.A33</svg:desc>
                </draw:g>
              </table:table-cell>
              <table:table-cell office:value-type="float" office:value="0.4404296875">
                <text:p>0.4404296875</text:p>
                <draw:g>
                  <svg:desc>2048_5.C2:2048_5.C33</svg:desc>
                </draw:g>
              </table:table-cell>
            </table:table-row>
            <table:table-row>
              <table:table-cell office:value-type="string">
                <text:p>1110000000001100</text:p>
              </table:table-cell>
              <table:table-cell office:value-type="float" office:value="0.21142578125">
                <text:p>0.21142578125</text:p>
              </table:table-cell>
            </table:table-row>
            <table:table-row>
              <table:table-cell office:value-type="string">
                <text:p>1110000000000100</text:p>
              </table:table-cell>
              <table:table-cell office:value-type="float" office:value="0.0341796875">
                <text:p>0.0341796875</text:p>
              </table:table-cell>
            </table:table-row>
            <table:table-row>
              <table:table-cell office:value-type="string">
                <text:p>0000000000001100</text:p>
              </table:table-cell>
              <table:table-cell office:value-type="float" office:value="0.0322265625">
                <text:p>0.0322265625</text:p>
              </table:table-cell>
            </table:table-row>
            <table:table-row>
              <table:table-cell office:value-type="string">
                <text:p>0100000000000000</text:p>
              </table:table-cell>
              <table:table-cell office:value-type="float" office:value="0.03076171875">
                <text:p>0.03076171875</text:p>
              </table:table-cell>
            </table:table-row>
            <table:table-row>
              <table:table-cell office:value-type="string">
                <text:p>1110000000001000</text:p>
              </table:table-cell>
              <table:table-cell office:value-type="float" office:value="0.0283203125">
                <text:p>0.0283203125</text:p>
              </table:table-cell>
            </table:table-row>
            <table:table-row>
              <table:table-cell office:value-type="string">
                <text:p>0010000000000000</text:p>
              </table:table-cell>
              <table:table-cell office:value-type="float" office:value="0.025390625">
                <text:p>0.025390625</text:p>
              </table:table-cell>
            </table:table-row>
            <table:table-row>
              <table:table-cell office:value-type="string">
                <text:p>1100000000001100</text:p>
              </table:table-cell>
              <table:table-cell office:value-type="float" office:value="0.0234375">
                <text:p>0.0234375</text:p>
              </table:table-cell>
            </table:table-row>
            <table:table-row>
              <table:table-cell office:value-type="string">
                <text:p>1110000000000000</text:p>
              </table:table-cell>
              <table:table-cell office:value-type="float" office:value="0.0224609375">
                <text:p>0.0224609375</text:p>
              </table:table-cell>
            </table:table-row>
            <table:table-row>
              <table:table-cell office:value-type="string">
                <text:p>0110000000001100</text:p>
              </table:table-cell>
              <table:table-cell office:value-type="float" office:value="0.0205078125">
                <text:p>0.0205078125</text:p>
              </table:table-cell>
            </table:table-row>
            <table:table-row>
              <table:table-cell office:value-type="string">
                <text:p>0000000000000100</text:p>
              </table:table-cell>
              <table:table-cell office:value-type="float" office:value="0.0185546875">
                <text:p>0.0185546875</text:p>
              </table:table-cell>
            </table:table-row>
            <table:table-row>
              <table:table-cell office:value-type="string">
                <text:p>1010000000001100</text:p>
              </table:table-cell>
              <table:table-cell office:value-type="float" office:value="0.0185546875">
                <text:p>0.0185546875</text:p>
              </table:table-cell>
            </table:table-row>
            <table:table-row>
              <table:table-cell office:value-type="string">
                <text:p>1100000000000000</text:p>
              </table:table-cell>
              <table:table-cell office:value-type="float" office:value="0.0146484375">
                <text:p>0.0146484375</text:p>
              </table:table-cell>
            </table:table-row>
            <table:table-row>
              <table:table-cell office:value-type="string">
                <text:p>0000000000001000</text:p>
              </table:table-cell>
              <table:table-cell office:value-type="float" office:value="0.0126953125">
                <text:p>0.0126953125</text:p>
              </table:table-cell>
            </table:table-row>
            <table:table-row>
              <table:table-cell office:value-type="string">
                <text:p>1000000000000000</text:p>
              </table:table-cell>
              <table:table-cell office:value-type="float" office:value="0.01171875">
                <text:p>0.01171875</text:p>
              </table:table-cell>
            </table:table-row>
            <table:table-row>
              <table:table-cell office:value-type="string">
                <text:p>0110000000000000</text:p>
              </table:table-cell>
              <table:table-cell office:value-type="float" office:value="0.00634765625">
                <text:p>0.00634765625</text:p>
              </table:table-cell>
            </table:table-row>
            <table:table-row>
              <table:table-cell office:value-type="string">
                <text:p>0110000000001000</text:p>
              </table:table-cell>
              <table:table-cell office:value-type="float" office:value="0.00634765625">
                <text:p>0.00634765625</text:p>
              </table:table-cell>
            </table:table-row>
            <table:table-row>
              <table:table-cell office:value-type="string">
                <text:p>1000000000001100</text:p>
              </table:table-cell>
              <table:table-cell office:value-type="float" office:value="0.0048828125">
                <text:p>0.0048828125</text:p>
              </table:table-cell>
            </table:table-row>
            <table:table-row>
              <table:table-cell office:value-type="string">
                <text:p>0100000000001100</text:p>
              </table:table-cell>
              <table:table-cell office:value-type="float" office:value="0.00439453125">
                <text:p>0.00439453125</text:p>
              </table:table-cell>
            </table:table-row>
            <table:table-row>
              <table:table-cell office:value-type="string">
                <text:p>0010000000001100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1010000000000100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1100000000000100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0010000000000100</text:p>
              </table:table-cell>
              <table:table-cell office:value-type="float" office:value="0.00341796875">
                <text:p>0.00341796875</text:p>
              </table:table-cell>
            </table:table-row>
            <table:table-row>
              <table:table-cell office:value-type="string">
                <text:p>0010000000001000</text:p>
              </table:table-cell>
              <table:table-cell office:value-type="float" office:value="0.00341796875">
                <text:p>0.00341796875</text:p>
              </table:table-cell>
            </table:table-row>
            <table:table-row>
              <table:table-cell office:value-type="string">
                <text:p>1000000000000100</text:p>
              </table:table-cell>
              <table:table-cell office:value-type="float" office:value="0.00244140625">
                <text:p>0.00244140625</text:p>
              </table:table-cell>
            </table:table-row>
            <table:table-row>
              <table:table-cell office:value-type="string">
                <text:p>1010000000001000</text:p>
              </table:table-cell>
              <table:table-cell office:value-type="float" office:value="0.00244140625">
                <text:p>0.00244140625</text:p>
              </table:table-cell>
            </table:table-row>
            <table:table-row>
              <table:table-cell office:value-type="string">
                <text:p>01000000000001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1000000000010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10000000000100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011000000000010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101000000000000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1000000000001000</text:p>
              </table:table-cell>
              <table:table-cell office:value-type="float" office:value="0.0009765625">
                <text:p>0.00097656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Windows_x86 LibreOffice_project/50d9bf2b0a79cdb85a3814b592608037a682059d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1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2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65cm" svg:height="7.62cm" xlink:href=".." xlink:type="simple" chart:class="chart:bar" chart:style-name="ch1">
        <chart:title svg:x="2.633cm" svg:y="0.287cm" chart:style-name="ch2">
          <text:p>2048_7_qubits_envariance</text:p>
        </chart:title>
        <chart:plot-area chart:style-name="ch3" table:cell-range-address="2048_7.A2:2048_7.A103 2048_7.C2:2048_7.C103" chart:data-source-has-labels="column" svg:x="0.251cm" svg:y="1.436cm" svg:width="12.063cm" svg:height="6.032cm">
          <chartooo:coordinate-region svg:x="1.158cm" svg:y="1.606cm" svg:width="10.542cm" svg:height="3.057cm"/>
          <chart:axis chart:dimension="x" chart:name="primary-x" chart:style-name="ch4" chartooo:axis-type="auto">
            <chartooo:date-scale/>
            <chart:categories table:cell-range-address="2048_7.A2:2048_7.A10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2048_7.C2:2048_7.C103" chart:class="chart:bar">
            <chart:data-point chart:repeated="1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000000000000000</text:p>
                <draw:g>
                  <svg:desc>2048_7.A2:2048_7.A103</svg:desc>
                </draw:g>
              </table:table-cell>
              <table:table-cell office:value-type="float" office:value="0.345703125">
                <text:p>0.345703125</text:p>
                <draw:g>
                  <svg:desc>2048_7.C2:2048_7.C103</svg:desc>
                </draw:g>
              </table:table-cell>
            </table:table-row>
            <table:table-row>
              <table:table-cell office:value-type="string">
                <text:p>1111000000011100</text:p>
              </table:table-cell>
              <table:table-cell office:value-type="float" office:value="0.13037109375">
                <text:p>0.13037109375</text:p>
              </table:table-cell>
            </table:table-row>
            <table:table-row>
              <table:table-cell office:value-type="string">
                <text:p>0000000000000100</text:p>
              </table:table-cell>
              <table:table-cell office:value-type="float" office:value="0.0576171875">
                <text:p>0.0576171875</text:p>
              </table:table-cell>
            </table:table-row>
            <table:table-row>
              <table:table-cell office:value-type="string">
                <text:p>1111000000000000</text:p>
              </table:table-cell>
              <table:table-cell office:value-type="float" office:value="0.0302734375">
                <text:p>0.0302734375</text:p>
              </table:table-cell>
            </table:table-row>
            <table:table-row>
              <table:table-cell office:value-type="string">
                <text:p>0000000000010000</text:p>
              </table:table-cell>
              <table:table-cell office:value-type="float" office:value="0.029296875">
                <text:p>0.029296875</text:p>
              </table:table-cell>
            </table:table-row>
            <table:table-row>
              <table:table-cell office:value-type="string">
                <text:p>1111000000011000</text:p>
              </table:table-cell>
              <table:table-cell office:value-type="float" office:value="0.02587890625">
                <text:p>0.02587890625</text:p>
              </table:table-cell>
            </table:table-row>
            <table:table-row>
              <table:table-cell office:value-type="string">
                <text:p>0100000000000000</text:p>
              </table:table-cell>
              <table:table-cell office:value-type="float" office:value="0.0224609375">
                <text:p>0.0224609375</text:p>
              </table:table-cell>
            </table:table-row>
            <table:table-row>
              <table:table-cell office:value-type="string">
                <text:p>1111000000001100</text:p>
              </table:table-cell>
              <table:table-cell office:value-type="float" office:value="0.02001953125">
                <text:p>0.02001953125</text:p>
              </table:table-cell>
            </table:table-row>
            <table:table-row>
              <table:table-cell office:value-type="string">
                <text:p>1111000000010100</text:p>
              </table:table-cell>
              <table:table-cell office:value-type="float" office:value="0.017578125">
                <text:p>0.017578125</text:p>
              </table:table-cell>
            </table:table-row>
            <table:table-row>
              <table:table-cell office:value-type="string">
                <text:p>0000000000001000</text:p>
              </table:table-cell>
              <table:table-cell office:value-type="float" office:value="0.0166015625">
                <text:p>0.0166015625</text:p>
              </table:table-cell>
            </table:table-row>
            <table:table-row>
              <table:table-cell office:value-type="string">
                <text:p>0001000000000000</text:p>
              </table:table-cell>
              <table:table-cell office:value-type="float" office:value="0.0166015625">
                <text:p>0.0166015625</text:p>
              </table:table-cell>
            </table:table-row>
            <table:table-row>
              <table:table-cell office:value-type="string">
                <text:p>0111000000011100</text:p>
              </table:table-cell>
              <table:table-cell office:value-type="float" office:value="0.01513671875">
                <text:p>0.01513671875</text:p>
              </table:table-cell>
            </table:table-row>
            <table:table-row>
              <table:table-cell office:value-type="string">
                <text:p>1110000000011100</text:p>
              </table:table-cell>
              <table:table-cell office:value-type="float" office:value="0.01513671875">
                <text:p>0.01513671875</text:p>
              </table:table-cell>
            </table:table-row>
            <table:table-row>
              <table:table-cell office:value-type="string">
                <text:p>1100000000011100</text:p>
              </table:table-cell>
              <table:table-cell office:value-type="float" office:value="0.013671875">
                <text:p>0.013671875</text:p>
              </table:table-cell>
            </table:table-row>
            <table:table-row>
              <table:table-cell office:value-type="string">
                <text:p>1011000000011100</text:p>
              </table:table-cell>
              <table:table-cell office:value-type="float" office:value="0.0126953125">
                <text:p>0.0126953125</text:p>
              </table:table-cell>
            </table:table-row>
            <table:table-row>
              <table:table-cell office:value-type="string">
                <text:p>0000000000011000</text:p>
              </table:table-cell>
              <table:table-cell office:value-type="float" office:value="0.01171875">
                <text:p>0.01171875</text:p>
              </table:table-cell>
            </table:table-row>
            <table:table-row>
              <table:table-cell office:value-type="string">
                <text:p>0010000000000000</text:p>
              </table:table-cell>
              <table:table-cell office:value-type="float" office:value="0.01123046875">
                <text:p>0.01123046875</text:p>
              </table:table-cell>
            </table:table-row>
            <table:table-row>
              <table:table-cell office:value-type="string">
                <text:p>0000000000011100</text:p>
              </table:table-cell>
              <table:table-cell office:value-type="float" office:value="0.0107421875">
                <text:p>0.0107421875</text:p>
              </table:table-cell>
            </table:table-row>
            <table:table-row>
              <table:table-cell office:value-type="string">
                <text:p>0011000000011100</text:p>
              </table:table-cell>
              <table:table-cell office:value-type="float" office:value="0.009765625">
                <text:p>0.009765625</text:p>
              </table:table-cell>
            </table:table-row>
            <table:table-row>
              <table:table-cell office:value-type="string">
                <text:p>1111000000000100</text:p>
              </table:table-cell>
              <table:table-cell office:value-type="float" office:value="0.009765625">
                <text:p>0.009765625</text:p>
              </table:table-cell>
            </table:table-row>
            <table:table-row>
              <table:table-cell office:value-type="string">
                <text:p>1000000000000000</text:p>
              </table:table-cell>
              <table:table-cell office:value-type="float" office:value="0.00927734375">
                <text:p>0.00927734375</text:p>
              </table:table-cell>
            </table:table-row>
            <table:table-row>
              <table:table-cell office:value-type="string">
                <text:p>0011000000000000</text:p>
              </table:table-cell>
              <table:table-cell office:value-type="float" office:value="0.0087890625">
                <text:p>0.0087890625</text:p>
              </table:table-cell>
            </table:table-row>
            <table:table-row>
              <table:table-cell office:value-type="string">
                <text:p>0000000000010100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1100000000000000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1101000000011100</text:p>
              </table:table-cell>
              <table:table-cell office:value-type="float" office:value="0.00732421875">
                <text:p>0.00732421875</text:p>
              </table:table-cell>
            </table:table-row>
            <table:table-row>
              <table:table-cell office:value-type="string">
                <text:p>0000000000001100</text:p>
              </table:table-cell>
              <table:table-cell office:value-type="float" office:value="0.00634765625">
                <text:p>0.00634765625</text:p>
              </table:table-cell>
            </table:table-row>
            <table:table-row>
              <table:table-cell office:value-type="string">
                <text:p>0100000000000100</text:p>
              </table:table-cell>
              <table:table-cell office:value-type="float" office:value="0.005859375">
                <text:p>0.005859375</text:p>
              </table:table-cell>
            </table:table-row>
            <table:table-row>
              <table:table-cell office:value-type="string">
                <text:p>1110000000011000</text:p>
              </table:table-cell>
              <table:table-cell office:value-type="float" office:value="0.005859375">
                <text:p>0.005859375</text:p>
              </table:table-cell>
            </table:table-row>
            <table:table-row>
              <table:table-cell office:value-type="string">
                <text:p>1111000000001000</text:p>
              </table:table-cell>
              <table:table-cell office:value-type="float" office:value="0.00537109375">
                <text:p>0.00537109375</text:p>
              </table:table-cell>
            </table:table-row>
            <table:table-row>
              <table:table-cell office:value-type="string">
                <text:p>1111000000010000</text:p>
              </table:table-cell>
              <table:table-cell office:value-type="float" office:value="0.00537109375">
                <text:p>0.00537109375</text:p>
              </table:table-cell>
            </table:table-row>
            <table:table-row>
              <table:table-cell office:value-type="string">
                <text:p>1110000000000000</text:p>
              </table:table-cell>
              <table:table-cell office:value-type="float" office:value="0.00439453125">
                <text:p>0.00439453125</text:p>
              </table:table-cell>
            </table:table-row>
            <table:table-row>
              <table:table-cell office:value-type="string">
                <text:p>0011000000000100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0100000000011100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1101000000011000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0111000000000000</text:p>
              </table:table-cell>
              <table:table-cell office:value-type="float" office:value="0.00341796875">
                <text:p>0.00341796875</text:p>
              </table:table-cell>
            </table:table-row>
            <table:table-row>
              <table:table-cell office:value-type="string">
                <text:p>1101000000000000</text:p>
              </table:table-cell>
              <table:table-cell office:value-type="float" office:value="0.00341796875">
                <text:p>0.00341796875</text:p>
              </table:table-cell>
            </table:table-row>
            <table:table-row>
              <table:table-cell office:value-type="string">
                <text:p>1110000000001100</text:p>
              </table:table-cell>
              <table:table-cell office:value-type="float" office:value="0.00341796875">
                <text:p>0.00341796875</text:p>
              </table:table-cell>
            </table:table-row>
            <table:table-row>
              <table:table-cell office:value-type="string">
                <text:p>000100000000010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001000000000010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011000000001110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011100000000110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101100000001100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0101000000000000</text:p>
              </table:table-cell>
              <table:table-cell office:value-type="float" office:value="0.00244140625">
                <text:p>0.00244140625</text:p>
              </table:table-cell>
            </table:table-row>
            <table:table-row>
              <table:table-cell office:value-type="string">
                <text:p>0111000000011000</text:p>
              </table:table-cell>
              <table:table-cell office:value-type="float" office:value="0.00244140625">
                <text:p>0.00244140625</text:p>
              </table:table-cell>
            </table:table-row>
            <table:table-row>
              <table:table-cell office:value-type="string">
                <text:p>1011000000001100</text:p>
              </table:table-cell>
              <table:table-cell office:value-type="float" office:value="0.00244140625">
                <text:p>0.00244140625</text:p>
              </table:table-cell>
            </table:table-row>
            <table:table-row>
              <table:table-cell office:value-type="string">
                <text:p>1011000000010100</text:p>
              </table:table-cell>
              <table:table-cell office:value-type="float" office:value="0.00244140625">
                <text:p>0.00244140625</text:p>
              </table:table-cell>
            </table:table-row>
            <table:table-row>
              <table:table-cell office:value-type="string">
                <text:p>1100000000001100</text:p>
              </table:table-cell>
              <table:table-cell office:value-type="float" office:value="0.00244140625">
                <text:p>0.00244140625</text:p>
              </table:table-cell>
            </table:table-row>
            <table:table-row>
              <table:table-cell office:value-type="string">
                <text:p>00010000000100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0110000000011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0000000000001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0010000000111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10000000001100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00100000001110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001100000001000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001100000001010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001100000001100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010000000000100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010100000001110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011000000001010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011100000000010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100000000001110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101100000000000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111000000001000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111000000001010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0001000000010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11000000001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00000000010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00000000011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01000000011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10000000000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10000000011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11000000010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00000000010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01000000000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01000000001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10000000011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11000000000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11000000001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01000000000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01000000001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010000000100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1000000000010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10000000001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010000000010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000000000011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000000000101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010000000001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01000000010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010000000101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100000000011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111000000010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00000000001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00000000011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10000000000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10000000001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100000000011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000000000001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00000000010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000000000101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01000000001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010000000101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110000000001000</text:p>
              </table:table-cell>
              <table:table-cell office:value-type="float" office:value="0.00048828125">
                <text:p>0.0004882812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Windows_x86 LibreOffice_project/50d9bf2b0a79cdb85a3814b592608037a682059d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